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5" svg:font-family="Calibri"/>
    <style:font-face style:name="Calibri1" svg:font-family="Calibri1"/>
    <style:font-face style:name="Calibri2" svg:font-family="Calibri2"/>
    <style:font-face style:name="Calibri3" svg:font-family="Calibri3"/>
    <style:font-face style:name="Consolas2" svg:font-family="Consolas"/>
    <style:font-face style:name="Consolas1" svg:font-family="Consolas1"/>
    <style:font-face style:name="F" svg:font-family="F"/>
    <style:font-face style:name="Liberation Sans3" svg:font-family="'Liberation Sans'"/>
    <style:font-face style:name="Liberation Sans1" svg:font-family="'Liberation Sans1'"/>
    <style:font-face style:name="Liberation Sans2" svg:font-family="'Liberation Sans2'"/>
    <style:font-face style:name="SFMono-Regular" svg:font-family="SFMono-Regular, Consolas"/>
    <style:font-face style:name="Verdana" svg:font-family="Verdana"/>
    <style:font-face style:name="Verdana1" svg:font-family="Verdana1"/>
    <style:font-face style:name="inherit" svg:font-family="inherit"/>
    <style:font-face style:name="Consolas" svg:font-family="Consolas" style:font-family-generic="modern"/>
    <style:font-face style:name="Calibri" svg:font-family="Calibri" style:font-family-generic="swiss"/>
    <style:font-face style:name="Calibri4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483cm"/>
    </style:style>
    <style:style style:name="co2" style:family="table-column">
      <style:table-column-properties fo:break-before="auto" style:column-width="15.59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834cm"/>
    </style:style>
    <style:style style:name="co5" style:family="table-column">
      <style:table-column-properties fo:break-before="auto" style:column-width="11.109cm"/>
    </style:style>
    <style:style style:name="co6" style:family="table-column">
      <style:table-column-properties fo:break-before="auto" style:column-width="16.757cm"/>
    </style:style>
    <style:style style:name="co7" style:family="table-column">
      <style:table-column-properties fo:break-before="auto" style:column-width="11.289cm"/>
    </style:style>
    <style:style style:name="co8" style:family="table-column">
      <style:table-column-properties fo:break-before="auto" style:column-width="11.13cm"/>
    </style:style>
    <style:style style:name="co9" style:family="table-column">
      <style:table-column-properties fo:break-before="auto" style:column-width="7.92cm"/>
    </style:style>
    <style:style style:name="co10" style:family="table-column">
      <style:table-column-properties fo:break-before="auto" style:column-width="12.943cm"/>
    </style:style>
    <style:style style:name="co11" style:family="table-column">
      <style:table-column-properties fo:break-before="auto" style:column-width="15.74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.947cm" fo:break-before="auto" style:use-optimal-row-height="true"/>
    </style:style>
    <style:style style:name="ro4" style:family="table-row">
      <style:table-row-properties style:row-height="0.993cm" fo:break-before="auto" style:use-optimal-row-height="true"/>
    </style:style>
    <style:style style:name="ro5" style:family="table-row">
      <style:table-row-properties style:row-height="2.427cm" fo:break-before="auto" style:use-optimal-row-height="true"/>
    </style:style>
    <style:style style:name="ro6" style:family="table-row">
      <style:table-row-properties style:row-height="1cm" fo:break-before="auto" style:use-optimal-row-height="true"/>
    </style:style>
    <style:style style:name="ro7" style:family="table-row">
      <style:table-row-properties style:row-height="0.526cm" fo:break-before="auto" style:use-optimal-row-height="false"/>
    </style:style>
    <style:style style:name="ro8" style:family="table-row">
      <style:table-row-properties style:row-height="5.265cm" fo:break-before="auto" style:use-optimal-row-height="true"/>
    </style:style>
    <style:style style:name="ro9" style:family="table-row">
      <style:table-row-properties style:row-height="2.422cm" fo:break-before="auto" style:use-optimal-row-height="true"/>
    </style:style>
    <style:style style:name="ro10" style:family="table-row">
      <style:table-row-properties style:row-height="1.473cm" fo:break-before="auto" style:use-optimal-row-height="true"/>
    </style:style>
    <style:style style:name="ro11" style:family="table-row">
      <style:table-row-properties style:row-height="5.738cm" fo:break-before="auto" style:use-optimal-row-height="true"/>
    </style:style>
    <style:style style:name="ro12" style:family="table-row">
      <style:table-row-properties style:row-height="6.212cm" fo:break-before="auto" style:use-optimal-row-height="true"/>
    </style:style>
    <style:style style:name="ro13" style:family="table-row">
      <style:table-row-properties style:row-height="9.056cm" fo:break-before="auto" style:use-optimal-row-height="true"/>
    </style:style>
    <style:style style:name="ro14" style:family="table-row">
      <style:table-row-properties style:row-height="2.895cm" fo:break-before="auto" style:use-optimal-row-height="true"/>
    </style:style>
    <style:style style:name="ro15" style:family="table-row">
      <style:table-row-properties style:row-height="3.844cm" fo:break-before="auto" style:use-optimal-row-height="true"/>
    </style:style>
    <style:style style:name="ro16" style:family="table-row">
      <style:table-row-properties style:row-height="3.369cm" fo:break-before="auto" style:use-optimal-row-height="true"/>
    </style:style>
    <style:style style:name="ro17" style:family="table-row">
      <style:table-row-properties style:row-height="0.894cm" fo:break-before="auto" style:use-optimal-row-height="true"/>
    </style:style>
    <style:style style:name="ro18" style:family="table-row">
      <style:table-row-properties style:row-height="1.316cm" fo:break-before="auto" style:use-optimal-row-height="true"/>
    </style:style>
    <style:style style:name="ro19" style:family="table-row">
      <style:table-row-properties style:row-height="0.841cm" fo:break-before="auto" style:use-optimal-row-height="true"/>
    </style:style>
    <style:style style:name="ro20" style:family="table-row">
      <style:table-row-properties style:row-height="0.947cm" fo:break-before="auto" style:use-optimal-row-height="true"/>
    </style:style>
    <style:style style:name="ro21" style:family="table-row">
      <style:table-row-properties style:row-height="0.921cm" fo:break-before="auto" style:use-optimal-row-height="true"/>
    </style:style>
    <style:style style:name="ro22" style:family="table-row">
      <style:table-row-properties style:row-height="1.446cm" fo:break-before="auto" style:use-optimal-row-height="true"/>
    </style:style>
    <style:style style:name="ro23" style:family="table-row">
      <style:table-row-properties style:row-height="1.737cm" fo:break-before="auto" style:use-optimal-row-height="true"/>
    </style:style>
    <style:style style:name="ro24" style:family="table-row">
      <style:table-row-properties style:row-height="1.236cm" fo:break-before="auto" style:use-optimal-row-height="true"/>
    </style:style>
    <style:style style:name="ro25" style:family="table-row">
      <style:table-row-properties style:row-height="3.21cm" fo:break-before="auto" style:use-optimal-row-height="true"/>
    </style:style>
    <style:style style:name="ro26" style:family="table-row">
      <style:table-row-properties style:row-height="4.897cm" fo:break-before="auto" style:use-optimal-row-height="true"/>
    </style:style>
    <style:style style:name="ro27" style:family="table-row">
      <style:table-row-properties style:row-height="2.21cm" fo:break-before="auto" style:use-optimal-row-height="true"/>
    </style:style>
    <style:style style:name="ro28" style:family="table-row">
      <style:table-row-properties style:row-height="1.789cm" fo:break-before="auto" style:use-optimal-row-height="true"/>
    </style:style>
    <style:style style:name="ro29" style:family="table-row">
      <style:table-row-properties style:row-height="2.157cm" fo:break-before="auto" style:use-optimal-row-height="true"/>
    </style:style>
    <style:style style:name="ro30" style:family="table-row">
      <style:table-row-properties style:row-height="1.369cm" fo:break-before="auto" style:use-optimal-row-height="true"/>
    </style:style>
    <style:style style:name="ro31" style:family="table-row">
      <style:table-row-properties style:row-height="4.948cm" fo:break-before="auto" style:use-optimal-row-height="true"/>
    </style:style>
    <style:style style:name="ro32" style:family="table-row">
      <style:table-row-properties style:row-height="1.632cm" fo:break-before="auto" style:use-optimal-row-height="true"/>
    </style:style>
    <style:style style:name="ro33" style:family="table-row">
      <style:table-row-properties style:row-height="1.053cm" fo:break-before="auto" style:use-optimal-row-height="true"/>
    </style:style>
    <style:style style:name="ro34" style:family="table-row">
      <style:table-row-properties style:row-height="6.054cm" fo:break-before="auto" style:use-optimal-row-height="true"/>
    </style:style>
    <style:style style:name="ro35" style:family="table-row">
      <style:table-row-properties style:row-height="2.29cm" fo:break-before="auto" style:use-optimal-row-height="true"/>
    </style:style>
    <style:style style:name="ro36" style:family="table-row">
      <style:table-row-properties style:row-height="0.974cm" fo:break-before="auto" style:use-optimal-row-height="true"/>
    </style:style>
    <style:style style:name="ro37" style:family="table-row">
      <style:table-row-properties style:row-height="1.842cm" fo:break-before="auto" style:use-optimal-row-height="true"/>
    </style:style>
    <style:style style:name="ro38" style:family="table-row">
      <style:table-row-properties style:row-height="0.499cm" fo:break-before="auto" style:use-optimal-row-height="true"/>
    </style:style>
    <style:style style:name="ro39" style:family="table-row">
      <style:table-row-properties style:row-height="1.395cm" fo:break-before="auto" style:use-optimal-row-height="true"/>
    </style:style>
    <style:style style:name="ro40" style:family="table-row">
      <style:table-row-properties style:row-height="2.764cm" fo:break-before="auto" style:use-optimal-row-height="true"/>
    </style:style>
    <style:style style:name="ro41" style:family="table-row">
      <style:table-row-properties style:row-height="4.316cm" fo:break-before="auto" style:use-optimal-row-height="true"/>
    </style:style>
    <style:style style:name="ro42" style:family="table-row">
      <style:table-row-properties style:row-height="0.552cm" fo:break-before="auto" style:use-optimal-row-height="true"/>
    </style:style>
    <style:style style:name="ro43" style:family="table-row">
      <style:table-row-properties style:row-height="3.316cm" fo:break-before="auto" style:use-optimal-row-height="true"/>
    </style:style>
    <style:style style:name="ro44" style:family="table-row">
      <style:table-row-properties style:row-height="4.133cm" fo:break-before="auto" style:use-optimal-row-height="true"/>
    </style:style>
    <style:style style:name="ro45" style:family="table-row">
      <style:table-row-properties style:row-height="1.868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3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36" style:family="table-cell" style:parent-style-name="Default" style:data-style-name="N0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</style:style>
    <style:style style:name="ce3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ackground-color="#ffffa6" style:text-align-source="fix" style:repeat-content="false" fo:wrap-option="wrap" fo:border="0.06pt solid #000000" style:vertical-align="top"/>
      <style:paragraph-properties fo:text-align="start" fo:margin-left="0cm"/>
    </style:style>
    <style:style style:name="ce3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40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top"/>
      <style:paragraph-properties fo:text-align="start" fo:margin-left="0cm"/>
    </style:style>
    <style:style style:name="ce4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b71c1c"/>
    </style:style>
    <style:style style:name="ce42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44" style:family="table-cell" style:parent-style-name="Default" style:data-style-name="N0">
      <style:table-cell-properties fo:background-color="#ffde59" style:text-align-source="fix" style:repeat-content="false" fo:wrap-option="wrap" fo:border="0.06pt solid #000000" style:vertical-align="top"/>
      <style:paragraph-properties fo:text-align="start" fo:margin-left="0cm"/>
    </style:style>
    <style:style style:name="ce45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</style:style>
    <style:style style:name="ce46" style:family="table-cell" style:parent-style-name="Default" style:data-style-name="N0">
      <style:table-cell-properties fo:background-color="#fff2cc" style:text-align-source="fix" style:repeat-content="false" fo:wrap-option="wrap" fo:border="0.06pt solid #000000" style:vertical-align="top"/>
      <style:paragraph-properties fo:text-align="start" fo:margin-left="0cm"/>
    </style:style>
    <style:style style:name="ce4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2" fo:font-size="10pt" style:font-name-asian="Liberation Sans2" style:font-size-asian="10pt" style:font-name-complex="Liberation Sans2" style:font-size-complex="10pt"/>
    </style:style>
    <style:style style:name="ce48" style:family="table-cell" style:parent-style-name="Default" style:data-style-name="N0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</style:style>
    <style:style style:name="ce4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5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3" fo:font-size="10pt" style:font-name-asian="Liberation Sans3" style:font-size-asian="10pt" style:font-name-complex="Liberation Sans3" style:font-size-complex="10pt"/>
    </style:style>
    <style:style style:name="ce51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5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586069" style:font-name="SFMono-Regular" style:font-name-asian="Calibri4" style:language-asian="ar" style:country-asian="SA" style:font-name-complex="SFMono-Regular" style:font-size-complex="10.5pt" style:language-complex="none" style:country-complex="none"/>
    </style:style>
    <style:style style:name="ce5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54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cm"/>
      <style:text-properties style:font-name="Verdana" fo:font-size="10pt" style:font-name-asian="Verdana" style:font-size-asian="10pt" style:font-name-complex="Verdana" style:font-size-complex="10pt"/>
    </style:style>
    <style:style style:name="ce58" style:family="table-cell" style:parent-style-name="Default" style:data-style-name="N0">
      <style:table-cell-properties fo:background-color="#fff2cc"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59" style:family="table-cell" style:parent-style-name="Default" style:data-style-name="N0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60" style:family="table-cell" style:parent-style-name="Default" style:data-style-name="N0">
      <style:table-cell-properties fo:background-color="#ff8000"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61" style:family="table-cell" style:parent-style-name="Default" style:data-style-name="N0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  <style:text-properties style:font-name="Verdana" fo:font-size="10pt" style:font-name-asian="Verdana" style:font-size-asian="10pt" style:font-name-complex="Verdana" style:font-size-complex="10pt"/>
    </style:style>
    <style:style style:name="ce6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</style:style>
    <style:style style:name="ce63" style:family="table-cell" style:parent-style-name="Default" style:data-style-name="N0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size="10pt" style:font-name-asian="Liberation Sans" style:font-size-asian="10pt" style:font-name-complex="Liberation Sans" style:font-size-complex="10pt"/>
    </style:style>
    <style:style style:name="ce6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onsolas" fo:font-size="10pt" style:font-name-asian="Consolas2" style:font-size-asian="10pt" style:font-name-complex="Consolas2" style:font-size-complex="10pt"/>
    </style:style>
    <style:style style:name="ce6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2" style:font-name-asian="Calibri2" style:font-name-complex="Calibri2"/>
    </style:style>
    <style:style style:name="ce6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1" style:font-name-asian="Verdana1" style:font-name-complex="Verdana1"/>
    </style:style>
    <style:style style:name="ce7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size="10pt" style:font-name-asian="Liberation Sans" style:font-size-asian="10pt" style:font-name-complex="Liberation Sans" style:font-size-complex="10pt"/>
    </style:style>
    <style:style style:name="ce104" style:family="table-cell" style:parent-style-name="Default" style:data-style-name="N0">
      <style:table-cell-properties fo:background-color="#d9d9d9" style:text-align-source="fix" style:repeat-content="false" fo:wrap-option="wrap" style:vertical-align="top"/>
      <style:paragraph-properties fo:text-align="start" fo:margin-left="0cm"/>
    </style:style>
    <style:style style:name="ce106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</style:style>
    <style:style style:name="ce108" style:family="table-cell" style:parent-style-name="Default" style:data-style-name="N0">
      <style:table-cell-properties fo:background-color="#d9d9d9" style:text-align-source="fix" style:repeat-content="false" style:vertical-align="top"/>
      <style:paragraph-properties fo:text-align="start" fo:margin-left="0cm"/>
    </style:style>
    <style:style style:name="ce98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ize="12pt" style:font-size-asian="12pt" style:font-size-complex="12pt"/>
    </style:style>
    <style:style style:name="ce9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1" style:font-name-asian="Calibri1" style:font-name-complex="Calibri1"/>
    </style:style>
    <style:style style:name="ce10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3" style:font-name-asian="Calibri3" style:font-name-complex="Calibri3"/>
    </style:style>
    <style:style style:name="ce10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242729" style:font-name="Consolas1" fo:font-size="10pt" style:font-name-asian="Consolas1" style:font-size-asian="10pt" style:font-name-complex="Consolas1" style:font-size-complex="10pt"/>
    </style:style>
    <style:style style:name="ce102" style:family="table-cell" style:parent-style-name="Default" style:data-style-name="N0">
      <style:table-cell-properties fo:background-color="#fff9c4"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10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4a148c"/>
    </style:style>
    <style:style style:name="ce10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style:font-name-asian="Calibri5" style:font-name-complex="Calibri5"/>
    </style:style>
    <style:style style:name="ce10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7030a0" style:font-name="Calibri3" style:font-name-asian="Calibri3" style:font-name-complex="Calibri3"/>
    </style:style>
    <style:style style:name="ce10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6a1b9a"/>
    </style:style>
    <style:style style:name="ce11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7030a0" style:font-name="Calibri" fo:font-weight="bold" style:font-name-asian="Calibri5" style:font-weight-asian="bold" style:font-name-complex="Calibri5" style:font-weight-complex="bold"/>
    </style:style>
    <style:style style:name="ce11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style:font-name-asian="Calibri" style:font-name-complex="Calibri"/>
    </style:style>
    <style:style style:name="ce15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fo:font-weight="bold" style:font-name-asian="Calibri5" style:font-weight-asian="bold" style:font-name-complex="Calibri5" style:font-weight-complex="bold"/>
    </style:style>
    <style:style style:name="ce15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weight="bold" style:font-name-asian="Liberation Sans" style:font-weight-asian="normal" style:font-name-complex="Liberation Sans" style:font-weight-complex="normal"/>
    </style:style>
    <style:style style:name="ce15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156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7030a0" style:font-name="Liberation Sans" style:font-name-asian="Liberation Sans" style:font-name-complex="Liberation Sans"/>
    </style:style>
    <style:style style:name="ce157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top"/>
      <style:paragraph-properties fo:text-align="start" fo:margin-left="0cm"/>
    </style:style>
    <style:style style:name="ce158" style:family="table-cell" style:parent-style-name="Default" style:data-style-name="N0">
      <style:table-cell-properties fo:wrap-option="wrap" style:vertical-align="automatic"/>
      <style:text-properties fo:font-size="6pt" style:font-size-asian="6pt" style:font-size-complex="6pt"/>
    </style:style>
    <style:style style:name="ce15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6a1b9a" style:font-name="Calibri" fo:font-weight="bold" style:font-name-asian="Calibri5" style:font-weight-asian="bold" style:font-name-complex="Calibri5" style:font-weight-complex="bold"/>
    </style:style>
    <style:style style:name="ce16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F" fo:font-size="12pt" style:font-name-asian="F" style:font-size-asian="12pt" style:font-name-complex="F" style:font-size-complex="12pt"/>
    </style:style>
    <style:style style:name="ce16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ize="6pt" style:font-size-asian="6pt" style:font-size-complex="6pt"/>
    </style:style>
    <style:style style:name="ce16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3" fo:font-weight="normal" style:font-name-asian="Calibri3" style:font-weight-asian="normal" style:font-name-complex="Calibri3" style:font-weight-complex="normal"/>
    </style:style>
    <style:style style:name="ce16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3" fo:font-weight="bold" style:font-name-asian="Calibri3" style:font-weight-asian="bold" style:font-name-complex="Calibri3" style:font-weight-complex="bold"/>
    </style:style>
    <style:style style:name="ce16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fo:font-style="italic" style:font-name-asian="Calibri5" style:font-style-asian="italic" style:font-name-complex="Calibri5" style:font-style-complex="italic"/>
    </style:style>
    <style:style style:name="ce135" style:family="table-cell" style:parent-style-name="Гиперссылка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0563c1" style:text-underline-style="solid" style:text-underline-width="auto" style:text-underline-color="font-color"/>
    </style:style>
    <style:style style:name="T1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Liberation Sans1" style:font-name-complex="Liberation Sans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2a6099" fo:font-weight="bold" style:font-weight-asian="bold" style:font-weight-complex="bold"/>
    </style:style>
    <style:style style:name="T3" style:family="text">
      <style:text-properties fo:color="#666666"/>
    </style:style>
    <style:style style:name="T4" style:family="text">
      <style:text-properties style:text-overline-style="none" style:text-overline-color="font-color" fo:color="#000000" fo:language="ru" fo:country="RU" style:text-line-through-mode="continuous" fo:text-shadow="none" style:text-outline="false" fo:font-style="normal" style:text-line-through-type="none" style:text-underline-style="none" style:text-underline-color="font-color" fo:font-weight="bold" fo:font-size="11pt" style:language-asian="zh" style:country-asian="CN" style:language-complex="hi" style:country-complex="IN" style:font-name-asian="Liberation Sans1" style:font-relief="none" style:text-emphasize="none" style:font-style-complex="normal" style:font-style-asian="normal" style:font-weight-complex="bold" style:font-weight-asian="bold" style:font-size-complex="11pt" style:font-size-asian="11pt" style:font-name-complex="Liberation Sans1" style:font-name="Liberation Sans1"/>
    </style:style>
    <style:style style:name="T5" style:family="text">
      <style:text-properties style:text-overline-style="none" style:text-overline-color="font-color" fo:color="#000000" fo:language="ru" fo:country="RU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Liberation Sans1" style:font-relief="none" style:text-emphasize="none" style:font-style-complex="normal" style:font-style-asian="normal" style:font-size-complex="11pt" style:font-size-asian="11pt" style:font-name-complex="Liberation Sans1" style:font-name="Liberation Sans1" fo:font-weight="normal" style:font-weight-asian="normal" style:font-weight-complex="normal"/>
    </style:style>
    <style:style style:name="T6" style:family="text">
      <style:text-properties style:text-overline-style="none" style:text-overline-color="font-color" fo:color="#000000" fo:language="ru" fo:country="RU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Liberation Sans1" style:font-relief="none" style:text-emphasize="none" style:font-style-complex="normal" style:font-style-asian="normal" style:font-size-complex="11pt" style:font-size-asian="11pt" style:font-name-complex="Liberation Sans1" style:font-name="Liberation Sans1" fo:font-weight="bold" style:font-weight-asian="bold" style:font-weight-complex="bold"/>
    </style:style>
    <style:style style:name="T7" style:family="text">
      <style:text-properties style:text-overline-style="none" style:text-overline-color="font-color" style:text-line-through-mode="continuous" fo:language="ru" fo:country="RU" style:language-asian="zh" style:country-asian="CN" style:language-complex="hi" style:country-complex="IN" style:text-emphasize="none" style:font-relief="none"/>
    </style:style>
    <style:style style:name="T8" style:family="text">
      <style:text-properties style:text-overline-style="none" style:text-overline-color="font-color" style:text-line-through-mode="continuous" fo:language="ru" fo:country="RU" style:language-asian="zh" style:country-asian="CN" style:language-complex="hi" style:country-complex="IN" style:text-emphasize="none" style:font-relief="none" style:font-weight-complex="normal" style:font-weight-asian="normal" style:font-size-complex="11pt" style:font-size-asian="11pt" style:text-outline="false" fo:color="#0d47a1" style:font-name="Liberation Sans" fo:font-size="11pt" style:font-name-asian="Liberation Sans" fo:text-shadow="none" style:font-style-asian="normal" style:font-style-complex="normal" style:text-line-through-type="none" style:font-name-complex="Liberation Sans" fo:font-style="normal" style:text-underline-style="none" style:text-underline-color="font-color" fo:font-weight="normal"/>
    </style:style>
    <style:style style:name="T9" style:family="text">
      <style:text-properties style:text-overline-style="none" style:text-overline-color="font-color" style:text-line-through-mode="continuous" fo:language="ru" fo:country="RU" style:language-asian="zh" style:country-asian="CN" style:language-complex="hi" style:country-complex="IN" style:text-emphasize="none" style:font-relief="none" style:font-weight-complex="normal" style:font-weight-asian="normal" style:font-size-complex="11pt" style:font-size-asian="11pt" style:text-outline="false" fo:font-size="11pt" fo:text-shadow="none" style:font-style-asian="normal" style:font-style-complex="normal" style:text-line-through-type="none" fo:font-style="normal" style:text-underline-style="none" style:text-underline-color="font-color" fo:font-weight="normal" fo:color="#000000" style:font-name="Liberation Sans1" style:font-name-asian="Liberation Sans1" style:font-name-complex="Liberation Sans1"/>
    </style:style>
    <style:style style:name="T10" style:family="text">
      <style:text-properties fo:color="#2a6099"/>
    </style:style>
    <style:style style:name="T11" style:family="text">
      <style:text-properties fo:color="#be480a"/>
    </style:style>
    <style:style style:name="T12" style:family="text">
      <style:text-properties fo:color="#ff0000"/>
    </style:style>
    <style:style style:name="T13" style:family="text">
      <style:text-properties fo:color="#3465a4"/>
    </style:style>
    <style:style style:name="T14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Liberation Sans" style:font-name-complex="Liberation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font-weight="bold" fo:font-style="normal" style:font-weight-asian="bold" style:font-weight-complex="bold" style:font-style-asian="normal" style:font-style-complex="normal"/>
    </style:style>
    <style:style style:name="T16" style:family="text">
      <style:text-properties fo:color="#00000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17" style:family="text">
      <style:text-properties fo:color="#0d47a1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style:font-style-asian="normal" style:font-style-complex="normal" fo:color="#808080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text-shadow="none" style:font-name="Liberation Sans" fo:font-size="10pt" fo:font-weight="normal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22" style:family="text">
      <style:text-properties fo:text-shadow="none" style:font-name="Liberation Sans" fo:font-size="10pt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style-asian="normal" style:font-style-complex="normal" fo:font-weight="bold" style:font-weight-asian="bold" style:font-weight-complex="bold"/>
    </style:style>
    <style:style style:name="T23" style:family="text">
      <style:text-properties fo:text-shadow="none" style:font-name="Liberation Sans" fo:font-size="10pt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style-asian="normal" style:font-style-complex="normal" fo:font-weight="normal" style:font-weight-asian="normal" style:font-weight-complex="normal"/>
    </style:style>
    <style:style style:name="T24" style:family="text">
      <style:text-properties fo:text-shadow="none" style:font-name="Verdana" fo:font-size="10pt" fo:font-weight="normal" style:text-underline-style="none" style:text-underline-color="font-color" style:text-line-through-type="none" fo:font-style="normal" style:text-outline="false" style:font-name-asian="Verdana" fo:color="#000000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25" style:family="text">
      <style:text-properties fo:text-shadow="none" style:font-name="Verdana" fo:font-size="10pt" style:text-underline-style="none" style:text-underline-color="font-color" style:text-line-through-type="none" fo:font-style="normal" style:text-outline="false" style:font-name-asian="Verdana" fo:color="#000000" style:font-name-complex="Verdana" style:font-size-asian="10pt" style:font-size-complex="10pt" style:font-style-asian="normal" style:font-style-complex="normal" fo:font-weight="bold" style:font-weight-asian="bold" style:font-weight-complex="bold"/>
    </style:style>
    <style:style style:name="T26" style:family="text">
      <style:text-properties fo:text-shadow="none" style:font-name="Verdana" fo:font-size="10pt" style:text-underline-style="none" style:text-underline-color="font-color" style:text-line-through-type="none" fo:font-style="normal" style:text-outline="false" style:font-name-asian="Verdana" fo:color="#000000" style:font-name-complex="Verdana" style:font-size-asian="10pt" style:font-size-complex="10pt" style:font-style-asian="normal" style:font-style-complex="normal" fo:font-weight="normal" style:font-weight-asian="normal" style:font-weight-complex="normal"/>
    </style:style>
    <style:style style:name="T27" style:family="text">
      <style:text-properties fo:color="#000000" style:font-name="Liberation Sans" fo:font-size="10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bold" style:font-weight-complex="bold" style:font-style-asian="normal" style:font-style-complex="normal"/>
    </style:style>
    <style:style style:name="T28" style:family="text">
      <style:text-properties fo:color="#bf8f0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29" style:family="text">
      <style:text-properties fo:color="#0070c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30" style:family="text">
      <style:text-properties fo:color="#bf8f0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31" style:family="text">
      <style:text-properties fo:color="#0d47a1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32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fo:color="#000000" style:font-name-asian="Liberation Sans" style:font-name-complex="Liberation Sans" style:font-size-asian="10pt" style:font-size-complex="10pt" style:font-weight-asian="normal" style:font-weight-complex="normal" style:font-style-asian="normal" style:font-name="Liberation Sans"/>
    </style:style>
    <style:style style:name="T33" style:family="text">
      <style:text-properties fo:text-shadow="none" style:font-style-complex="normal" fo:font-size="10pt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style-asian="normal" style:font-name="Liberation Sans" fo:color="#0d47a1" fo:font-weight="bold" style:font-weight-asian="bold" style:font-weight-complex="bold"/>
    </style:style>
    <style:style style:name="T34" style:family="text">
      <style:text-properties fo:text-shadow="none" style:font-style-complex="normal" fo:font-size="10pt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style-asian="normal" style:font-name="Liberation Sans" fo:color="#000000" fo:font-weight="normal" style:font-weight-asian="normal" style:font-weight-complex="normal"/>
    </style:style>
    <style:style style:name="T35" style:family="text">
      <style:text-properties fo:color="#0070c0" style:font-name="Liberation Sans" fo:font-size="10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bold" style:font-weight-complex="bold" style:font-style-asian="normal" style:font-style-complex="normal"/>
    </style:style>
    <style:style style:name="T36" style:family="text">
      <style:text-properties style:font-name="Liberation Sans" style:font-style-complex="normal" fo:font-size="10pt" fo:font-weight="normal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weight-asian="normal" style:font-weight-complex="normal" style:font-style-asian="normal" fo:text-shadow="none"/>
    </style:style>
    <style:style style:name="T37" style:family="text">
      <style:text-properties style:font-name="Liberation Sans" style:font-style-complex="normal" fo:font-size="10pt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style-asian="normal" fo:text-shadow="none" fo:font-weight="bold" style:font-weight-asian="bold" style:font-weight-complex="bold"/>
    </style:style>
    <style:style style:name="T38" style:family="text">
      <style:text-properties style:font-name="Liberation Sans" style:font-style-complex="normal" fo:font-size="10pt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style-asian="normal" fo:text-shadow="none" fo:font-weight="normal" style:font-weight-asian="normal" style:font-weight-complex="normal"/>
    </style:style>
    <style:style style:name="T39" style:family="text">
      <style:text-properties style:font-name="Liberation Sans" style:font-style-complex="normal" fo:font-size="10pt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style-asian="normal" fo:text-shadow="none" fo:font-weight="normal" style:font-weight-asian="normal" style:font-weight-complex="normal" fo:color="#0070c0"/>
    </style:style>
    <style:style style:name="T40" style:family="text">
      <style:text-properties style:font-name="Liberation Sans" style:font-style-complex="normal" fo:font-size="10pt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style-asian="normal" fo:text-shadow="none" fo:font-weight="normal" style:font-weight-asian="normal" style:font-weight-complex="normal" fo:color="#000000"/>
    </style:style>
    <style:style style:name="T41" style:family="text">
      <style:text-properties fo:color="#1b5e2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42" style:family="text">
      <style:text-properties style:font-style-complex="normal" style:font-name="Liberation Sans" style:font-style-asian="normal" style:font-weight-complex="normal" style:font-weight-asian="normal" style:font-size-complex="10pt" style:font-size-asian="10pt" style:font-name-complex="Liberation Sans" style:font-name-asian="Liberation Sans" fo:color="#000000" style:text-outline="false" fo:font-style="normal" style:text-line-through-type="none" style:text-underline-style="none" style:text-underline-color="font-color" fo:font-weight="normal" fo:font-size="10pt" fo:text-shadow="none"/>
    </style:style>
    <style:style style:name="T43" style:family="text">
      <style:text-properties style:font-style-complex="normal" style:font-name="Liberation Sans" style:font-style-asian="normal" style:font-weight-complex="normal" style:font-weight-asian="normal" style:font-size-complex="10pt" style:font-size-asian="10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0pt" fo:text-shadow="none" fo:color="#1b5e20"/>
    </style:style>
    <style:style style:name="T44" style:family="text">
      <style:text-properties fo:color="#1b5e2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45" style:family="text">
      <style:text-properties style:font-name-asian="Verdana" fo:color="#000000" style:font-name="Verdana" style:font-style-asian="normal" style:font-weight-complex="normal" style:font-weight-asian="normal" style:font-size-complex="10pt" style:font-size-asian="10pt" style:font-name-complex="Verdana" fo:font-style="normal" style:text-line-through-type="none" style:text-underline-style="none" style:text-underline-color="font-color" fo:font-weight="normal" fo:font-size="10pt" fo:text-shadow="none" style:font-style-complex="normal" style:text-outline="false"/>
    </style:style>
    <style:style style:name="T46" style:family="text">
      <style:text-properties style:font-name-asian="Verdana" fo:color="#000000" style:font-name="Verdana" style:font-style-asian="normal" style:font-size-complex="10pt" style:font-size-asian="10pt" style:font-name-complex="Verdana" fo:font-style="normal" style:text-line-through-type="none" style:text-underline-style="none" style:text-underline-color="font-color" fo:font-size="10pt" fo:text-shadow="none" style:font-style-complex="normal" style:text-outline="false" style:font-weight-asian="bold" fo:font-weight="bold" style:font-weight-complex="bold"/>
    </style:style>
    <style:style style:name="T47" style:family="text">
      <style:text-properties style:font-name-asian="Verdana" style:font-name="Verdana" style:font-style-asian="normal" style:font-size-complex="10pt" style:font-size-asian="10pt" style:font-name-complex="Verdana" fo:font-style="normal" style:text-line-through-type="none" style:text-underline-style="none" style:text-underline-color="font-color" fo:font-size="10pt" fo:text-shadow="none" style:font-style-complex="normal" style:text-outline="false" style:font-weight-asian="bold" fo:font-weight="bold" style:font-weight-complex="bold" fo:color="#0d47a1"/>
    </style:style>
    <style:style style:name="T48" style:family="text">
      <style:text-properties style:font-name-asian="Verdana" style:font-name="Verdana" style:font-style-asian="normal" style:font-size-complex="10pt" style:font-size-asian="10pt" style:font-name-complex="Verdana" fo:font-style="normal" style:text-line-through-type="none" style:text-underline-style="none" style:text-underline-color="font-color" fo:font-size="10pt" fo:text-shadow="none" style:font-style-complex="normal" style:text-outline="false" style:font-weight-asian="bold" fo:font-weight="bold" style:font-weight-complex="bold" fo:color="#000000"/>
    </style:style>
    <style:style style:name="T49" style:family="text">
      <style:text-properties style:font-name-asian="Verdana" style:font-name="Verdana" style:font-style-asian="normal" style:font-size-complex="10pt" style:font-size-asian="10pt" style:font-name-complex="Verdana" fo:font-style="normal" style:text-line-through-type="none" style:text-underline-style="none" style:text-underline-color="font-color" fo:font-size="10pt" fo:text-shadow="none" style:font-style-complex="normal" style:text-outline="false" fo:color="#000000" fo:font-weight="normal" style:font-weight-asian="normal" style:font-weight-complex="normal"/>
    </style:style>
    <style:style style:name="T50" style:family="text">
      <style:text-properties fo:color="#000000" style:font-name="Verdana" fo:font-size="10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51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52" style:family="text">
      <style:text-properties style:font-style-complex="normal" style:font-name="Liberation Sans" fo:font-size="10pt" fo:font-weight="bold" style:text-underline-style="none" style:text-underline-color="font-color" style:text-line-through-type="none" fo:font-style="normal" style:text-outline="false" fo:color="#000000" style:font-name-asian="Liberation Sans" style:font-name-complex="Liberation Sans" style:font-size-asian="10pt" style:font-size-complex="10pt" style:font-weight-asian="bold" style:font-weight-complex="bold" style:font-style-asian="normal" fo:text-shadow="none"/>
    </style:style>
    <style:style style:name="T53" style:family="text">
      <style:text-properties style:font-style-complex="normal" style:font-name="Liberation Sans" fo:font-size="10pt" fo:font-weight="bold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weight-asian="bold" style:font-weight-complex="bold" style:font-style-asian="normal" fo:text-shadow="none" fo:color="#0d47a1"/>
    </style:style>
    <style:style style:name="T54" style:family="text">
      <style:text-properties style:font-style-complex="normal" style:font-name="Liberation Sans" fo:font-size="10pt" fo:font-weight="bold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weight-asian="bold" style:font-weight-complex="bold" style:font-style-asian="normal" fo:text-shadow="none" fo:color="#000000"/>
    </style:style>
    <style:style style:name="T55" style:family="text">
      <style:text-properties fo:color="#0d47a1" style:font-name="Verdana" fo:font-size="10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56" style:family="text">
      <style:text-properties fo:color="#0070c0" style:font-name="Verdana1" fo:font-size="10pt" fo:font-weight="normal" style:text-underline-style="none" style:text-underline-color="font-color" style:text-line-through-type="none" fo:font-style="normal" style:text-outline="false" fo:text-shadow="none" style:font-name-asian="Verdana1" style:font-name-complex="Verdana1" style:font-size-asian="10pt" style:font-size-complex="10pt" style:font-weight-asian="normal" style:font-weight-complex="normal" style:font-style-asian="normal" style:font-style-complex="normal"/>
    </style:style>
    <style:style style:name="T57" style:family="text">
      <style:text-properties fo:color="#c65911" style:font-name="Verdana1" fo:font-size="10pt" fo:font-weight="normal" style:text-underline-style="none" style:text-underline-color="font-color" style:text-line-through-type="none" fo:font-style="normal" style:text-outline="false" fo:text-shadow="none" style:font-name-asian="Verdana1" style:font-name-complex="Verdana1" style:font-size-asian="10pt" style:font-size-complex="10pt" style:font-weight-asian="normal" style:font-weight-complex="normal" style:font-style-asian="normal" style:font-style-complex="normal"/>
    </style:style>
    <style:style style:name="T58" style:family="text">
      <style:text-properties fo:color="#0070c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59" style:family="text">
      <style:text-properties fo:color="#ff000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60" style:family="text">
      <style:text-properties fo:color="#000000" style:font-name="Verdana" fo:font-size="11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1pt" style:font-size-complex="11pt" style:font-weight-asian="normal" style:font-weight-complex="normal" style:font-style-asian="normal" style:font-style-complex="normal"/>
    </style:style>
    <style:style style:name="T6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62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000000" style:font-name-asian="Verdana" style:font-name-complex="Verdana" style:font-size-asian="11pt" style:font-size-complex="11pt" style:font-weight-asian="normal" style:font-weight-complex="normal" style:font-style-asian="normal" style:font-name="Verdana"/>
    </style:style>
    <style:style style:name="T63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Verdana" style:font-name-complex="Verdana" style:font-size-asian="11pt" style:font-size-complex="11pt" style:font-weight-asian="normal" style:font-weight-complex="normal" style:font-style-asian="normal" style:font-name="Verdana" fo:color="#0d47a1"/>
    </style:style>
    <style:style style:name="T64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Verdana" style:font-name-complex="Verdana" style:font-size-asian="11pt" style:font-size-complex="11pt" style:font-weight-asian="normal" style:font-weight-complex="normal" style:font-style-asian="normal" style:font-name="Verdana" fo:color="#000000"/>
    </style:style>
    <style:style style:name="T65" style:family="text">
      <style:text-properties fo:color="#d84315" style:font-name="inherit" fo:font-size="10pt" fo:font-weight="normal" style:text-underline-style="none" style:text-underline-color="font-color" style:text-line-through-type="none" fo:font-style="normal" style:text-outline="false" fo:text-shadow="none" style:font-name-asian="inherit" style:font-name-complex="inherit" style:font-size-asian="10pt" style:font-size-complex="10pt" style:font-weight-asian="normal" style:font-weight-complex="normal" style:font-style-asian="normal" style:font-style-complex="normal"/>
    </style:style>
    <style:style style:name="T66" style:family="text">
      <style:text-properties fo:color="#1b5e20" style:font-name="inherit" fo:font-size="10pt" fo:font-weight="normal" style:text-underline-style="none" style:text-underline-color="font-color" style:text-line-through-type="none" fo:font-style="normal" style:text-outline="false" fo:text-shadow="none" style:font-name-asian="inherit" style:font-name-complex="inherit" style:font-size-asian="10pt" style:font-size-complex="10pt" style:font-weight-asian="normal" style:font-weight-complex="normal" style:font-style-asian="normal" style:font-style-complex="normal"/>
    </style:style>
    <style:style style:name="T67" style:family="text">
      <style:text-properties style:font-style-complex="normal" style:font-name="inherit" style:font-style-asian="normal" style:font-weight-complex="normal" style:font-weight-asian="normal" style:font-size-complex="10pt" style:font-size-asian="10pt" style:font-name-complex="inherit" style:font-name-asian="inherit" fo:color="#d84315" style:text-outline="false" fo:font-style="normal" style:text-line-through-type="none" style:text-underline-style="none" style:text-underline-color="font-color" fo:font-weight="normal" fo:font-size="10pt" fo:text-shadow="none"/>
    </style:style>
    <style:style style:name="T68" style:family="text">
      <style:text-properties style:font-style-complex="normal" style:font-name="inherit" style:font-style-asian="normal" style:font-weight-complex="normal" style:font-weight-asian="normal" style:font-size-complex="10pt" style:font-size-asian="10pt" style:font-name-complex="inherit" style:font-name-asian="inherit" style:text-outline="false" fo:font-style="normal" style:text-line-through-type="none" style:text-underline-style="none" style:text-underline-color="font-color" fo:font-weight="normal" fo:font-size="10pt" fo:text-shadow="none" fo:color="#000000"/>
    </style:style>
    <style:style style:name="T69" style:family="text">
      <style:text-properties fo:color="#000000" style:font-name="inherit" fo:font-size="10pt" fo:font-weight="normal" style:text-underline-style="none" style:text-underline-color="font-color" style:text-line-through-type="none" fo:font-style="normal" style:text-outline="false" fo:text-shadow="none" style:font-name-asian="inherit" style:font-name-complex="inherit" style:font-size-asian="10pt" style:font-size-complex="10pt" style:font-weight-asian="normal" style:font-weight-complex="normal" style:font-style-asian="normal" style:font-style-complex="normal"/>
    </style:style>
    <style:style style:name="T70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fo:color="#000000" style:font-name-asian="inherit" style:font-name-complex="inherit" style:font-size-asian="10pt" style:font-size-complex="10pt" style:font-weight-asian="normal" style:font-weight-complex="normal" style:font-style-asian="normal" style:font-name="inherit"/>
    </style:style>
    <style:style style:name="T71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inherit" style:font-name-complex="inherit" style:font-size-asian="10pt" style:font-size-complex="10pt" style:font-weight-asian="normal" style:font-weight-complex="normal" style:font-style-asian="normal" style:font-name="inherit" fo:color="#d84315"/>
    </style:style>
    <style:style style:name="T72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inherit" style:font-name-complex="inherit" style:font-size-asian="10pt" style:font-size-complex="10pt" style:font-weight-asian="normal" style:font-weight-complex="normal" style:font-style-asian="normal" style:font-name="inherit" fo:color="#000000"/>
    </style:style>
    <style:style style:name="T73" style:family="text">
      <style:text-properties style:font-name="Liberation Sans" fo:text-shadow="none" style:font-style-asian="normal" style:font-weight-complex="normal" style:font-weight-asian="normal" style:font-size-complex="10pt" style:font-size-asian="10pt" style:font-name-complex="Liberation Sans" style:font-name-asian="Liberation Sans" fo:color="#000000" style:text-outline="false" fo:font-style="normal" style:text-line-through-type="none" style:text-underline-style="none" style:text-underline-color="font-color" fo:font-weight="normal" fo:font-size="10pt" style:font-style-complex="normal"/>
    </style:style>
    <style:style style:name="T74" style:family="text">
      <style:text-properties style:font-name="Liberation Sans" fo:text-shadow="none" style:font-style-asian="normal" style:font-weight-complex="normal" style:font-weight-asian="normal" style:font-size-complex="10pt" style:font-size-asian="10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0pt" style:font-style-complex="normal" fo:color="#0070c0"/>
    </style:style>
    <style:style style:name="T75" style:family="text">
      <style:text-properties style:font-name="Liberation Sans" fo:text-shadow="none" style:font-style-asian="normal" style:font-weight-complex="normal" style:font-weight-asian="normal" style:font-size-complex="10pt" style:font-size-asian="10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0pt" style:font-style-complex="normal" fo:color="#000000"/>
    </style:style>
    <style:style style:name="T76" style:family="text">
      <style:text-properties style:font-name="Liberation Sans" fo:text-shadow="none" style:font-style-asian="normal" style:font-weight-complex="normal" style:font-weight-asian="normal" style:font-size-complex="10pt" style:font-size-asian="10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0pt" style:font-style-complex="normal" fo:color="#0d47a1"/>
    </style:style>
    <style:style style:name="T77" style:family="text">
      <style:text-properties fo:color="#ff0000" style:font-name="Verdana" fo:font-size="10pt" fo:font-weight="bold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bold" style:font-weight-complex="bold" style:font-style-asian="normal" style:font-style-complex="normal"/>
    </style:style>
    <style:style style:name="T78" style:family="text">
      <style:text-properties fo:color="#000000" style:font-name="Liberation Sans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Liberation Sans1" style:font-name-complex="Liberation Sans1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9" style:family="text">
      <style:text-properties fo:color="#c9211e" style:font-name="Verdana" fo:font-size="10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80" style:family="text">
      <style:text-properties style:font-style-complex="normal" style:font-name="Verdana" style:font-style-asian="normal" style:font-weight-complex="normal" style:font-weight-asian="normal" style:font-size-complex="10pt" style:font-size-asian="10pt" style:font-name-complex="Verdana" style:font-name-asian="Verdana" fo:color="#000000" style:text-outline="false" fo:font-style="normal" style:text-line-through-type="none" style:text-underline-style="none" style:text-underline-color="font-color" fo:font-weight="normal" fo:font-size="10pt" fo:text-shadow="none"/>
    </style:style>
    <style:style style:name="T81" style:family="text">
      <style:text-properties style:font-style-complex="normal" style:font-name="Verdana" style:font-style-asian="normal" style:font-weight-complex="normal" style:font-weight-asian="normal" style:font-size-complex="10pt" style:font-size-asian="10pt" style:font-name-complex="Verdana" style:font-name-asian="Verdana" style:text-outline="false" fo:font-style="normal" style:text-line-through-type="none" style:text-underline-style="none" style:text-underline-color="font-color" fo:font-weight="normal" fo:font-size="10pt" fo:text-shadow="none" fo:color="#c9211e"/>
    </style:style>
    <style:style style:name="T82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fo:color="#000000" style:font-name-asian="Verdana" style:font-name-complex="Verdana" style:font-size-asian="10pt" style:font-size-complex="10pt" style:font-weight-asian="normal" style:font-weight-complex="normal" style:font-style-asian="normal" style:font-name="Verdana"/>
    </style:style>
    <style:style style:name="T83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Verdana" style:font-name-complex="Verdana" style:font-size-asian="10pt" style:font-size-complex="10pt" style:font-weight-asian="normal" style:font-weight-complex="normal" style:font-style-asian="normal" style:font-name="Verdana" fo:color="#0070c0"/>
    </style:style>
    <style:style style:name="T84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Verdana" style:font-name-complex="Verdana" style:font-size-asian="10pt" style:font-size-complex="10pt" style:font-weight-asian="normal" style:font-weight-complex="normal" style:font-style-asian="normal" style:font-name="Verdana" fo:color="#000000"/>
    </style:style>
    <style:style style:name="T85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weight-asian="normal" style:font-weight-complex="normal" style:font-style-asian="normal" style:font-name="Liberation Sans" fo:color="#d84315"/>
    </style:style>
    <style:style style:name="T86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weight-asian="normal" style:font-weight-complex="normal" style:font-style-asian="normal" style:font-name="Liberation Sans" fo:color="#000000"/>
    </style:style>
    <style:style style:name="T87" style:family="text">
      <style:text-properties fo:color="#242729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88" style:family="text">
      <style:text-properties fo:color="#4a148c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89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7030a0" style:font-name-asian="Calibri" style:font-name-complex="Calibri" style:font-size-asian="11pt" style:font-size-complex="11pt" style:font-weight-asian="normal" style:font-weight-complex="normal" style:font-style-asian="normal" style:font-name="Calibri"/>
    </style:style>
    <style:style style:name="T90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000000"/>
    </style:style>
    <style:style style:name="T91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ff0000"/>
    </style:style>
    <style:style style:name="T92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6a1b9a" style:font-name-asian="Calibri" style:font-name-complex="Calibri" style:font-size-asian="11pt" style:font-size-complex="11pt" style:font-weight-asian="normal" style:font-weight-complex="normal" style:font-style-asian="normal" style:font-name="Calibri"/>
    </style:style>
    <style:style style:name="T93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00838f"/>
    </style:style>
    <style:style style:name="T94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fo:color="#6a1b9a" style:font-name-asian="Liberation Sans" style:font-name-complex="Liberation Sans" style:font-size-asian="11pt" style:font-size-complex="11pt" style:font-weight-asian="normal" style:font-weight-complex="normal" style:font-style-asian="normal" fo:text-shadow="none"/>
    </style:style>
    <style:style style:name="T95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0d47a1"/>
    </style:style>
    <style:style style:name="T96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6a1b9a"/>
    </style:style>
    <style:style style:name="T97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33691e"/>
    </style:style>
    <style:style style:name="T98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7030a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99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0d47a1"/>
    </style:style>
    <style:style style:name="T100" style:family="text">
      <style:text-properties fo:color="#0097a7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101" style:family="text">
      <style:text-properties fo:color="#388e3c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102" style:family="text">
      <style:text-properties style:font-name="Liberation Sans" fo:color="#4a148c" fo:font-size="11pt" fo:font-weight="normal" style:text-underline-style="none" style:text-underline-color="font-color" style:text-line-through-type="none" fo:font-style="normal" style:text-outline="false" fo:text-shadow="none" style:font-name-complex="Liberation Sans" style:font-size-asian="11pt" style:font-size-complex="11pt" style:font-weight-asian="normal" style:font-weight-complex="normal" style:font-style-asian="normal" style:font-style-complex="normal" style:font-name-asian="Liberation Sans"/>
    </style:style>
    <style:style style:name="T103" style:family="text">
      <style:text-properties style:text-outline="false" style:font-style-asian="normal" style:font-weight-complex="normal" style:font-weight-asian="normal" style:font-size-complex="11pt" style:font-size-asian="11pt" style:font-name-complex="Liberation Sans" style:font-name-asian="Liberation Sans" style:font-style-complex="normal" fo:text-shadow="none" fo:font-style="normal" style:text-line-through-type="none" style:text-underline-style="none" style:text-underline-color="font-color" fo:font-weight="normal" fo:font-size="11pt" style:font-name="Liberation Sans" fo:color="#e64a19"/>
    </style:style>
    <style:style style:name="T104" style:family="text">
      <style:text-properties style:text-outline="false" style:font-style-asian="normal" style:font-weight-complex="normal" style:font-weight-asian="normal" style:font-size-complex="11pt" style:font-size-asian="11pt" style:font-name-complex="Liberation Sans" style:font-name-asian="Liberation Sans" style:font-style-complex="normal" fo:text-shadow="none" fo:font-style="normal" style:text-line-through-type="none" style:text-underline-style="none" style:text-underline-color="font-color" fo:font-weight="normal" fo:font-size="11pt" style:font-name="Liberation Sans" fo:color="#33691e"/>
    </style:style>
    <style:style style:name="T105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fo:color="#7030a0" style:text-outline="false" fo:font-style="normal" style:text-line-through-type="none" style:text-underline-style="none" style:text-underline-color="font-color" fo:font-weight="normal" fo:font-size="11pt" style:font-name="Calibri"/>
    </style:style>
    <style:style style:name="T106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c62828"/>
    </style:style>
    <style:style style:name="T107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7030a0"/>
    </style:style>
    <style:style style:name="T108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33691e"/>
    </style:style>
    <style:style style:name="T109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000000"/>
    </style:style>
    <style:style style:name="T110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fo:color="#7030a0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111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536dfe"/>
    </style:style>
    <style:style style:name="T112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7030a0"/>
    </style:style>
    <style:style style:name="T113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558b2f"/>
    </style:style>
    <style:style style:name="T114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000000"/>
    </style:style>
    <style:style style:name="T115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2e7d32"/>
    </style:style>
    <style:style style:name="T11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6a1b9a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11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33691e"/>
    </style:style>
    <style:style style:name="T118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000000"/>
    </style:style>
    <style:style style:name="T119" style:family="text">
      <style:text-properties fo:color="#7030a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20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4a148c" style:text-outline="false" fo:font-style="normal" style:text-line-through-type="none" style:text-underline-style="none" style:text-underline-color="font-color" fo:font-weight="normal" fo:font-size="11pt" fo:text-shadow="none"/>
    </style:style>
    <style:style style:name="T121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33691e"/>
    </style:style>
    <style:style style:name="T122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fo:color="#4a148c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123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7030a0"/>
    </style:style>
    <style:style style:name="T124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33691e"/>
    </style:style>
    <style:style style:name="T125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fo:color="#4a148c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126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b71c1c"/>
    </style:style>
    <style:style style:name="T127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006064"/>
    </style:style>
    <style:style style:name="T128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33691e"/>
    </style:style>
    <style:style style:name="T129" style:family="text">
      <style:text-properties style:font-name-complex="Calibri" style:text-outline="false" style:font-name-asian="Calibri" style:font-style-complex="normal" style:font-style-asian="normal" style:font-weight-complex="normal" style:font-weight-asian="normal" style:font-size-complex="11pt" fo:font-style="normal" style:text-line-through-type="none" style:text-underline-style="none" style:text-underline-color="font-color" fo:font-weight="normal" fo:font-size="11pt" fo:color="#4a148c" fo:text-shadow="none" style:font-size-asian="11pt"/>
    </style:style>
    <style:style style:name="T130" style:family="text">
      <style:text-properties style:font-name-complex="Calibri" style:text-outline="false" style:font-name-asian="Calibri" style:font-style-complex="normal" style:font-style-asian="normal" style:font-weight-complex="normal" style:font-weight-asian="normal" style:font-size-complex="11pt" fo:font-style="normal" style:text-line-through-type="none" style:text-underline-style="none" style:text-underline-color="font-color" fo:font-weight="normal" fo:font-size="11pt" fo:text-shadow="none" style:font-size-asian="11pt" fo:color="#7030a0"/>
    </style:style>
    <style:style style:name="T131" style:family="text">
      <style:text-properties style:font-name-complex="Calibri" style:text-outline="false" style:font-name-asian="Calibri" style:font-style-complex="normal" style:font-style-asian="normal" style:font-weight-complex="normal" style:font-weight-asian="normal" style:font-size-complex="11pt" fo:font-style="normal" style:text-line-through-type="none" style:text-underline-style="none" style:text-underline-color="font-color" fo:font-weight="normal" fo:font-size="11pt" fo:text-shadow="none" style:font-size-asian="11pt" fo:color="#006064"/>
    </style:style>
    <style:style style:name="T132" style:family="text">
      <style:text-properties style:font-name-complex="Calibri" style:text-outline="false" style:font-name-asian="Calibri" style:font-style-complex="normal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fo:color="#000000" style:font-size-complex="6pt" style:font-size-asian="6pt" fo:font-size="6pt"/>
    </style:style>
    <style:style style:name="T133" style:family="text">
      <style:text-properties style:font-name-complex="Calibri" style:text-outline="false" style:font-name-asian="Calibri" style:font-style-complex="normal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fo:color="#ff0000" fo:font-size="11pt" style:font-size-asian="11pt" style:font-size-complex="11pt"/>
    </style:style>
    <style:style style:name="T134" style:family="text">
      <style:text-properties style:font-name-complex="Calibri" style:text-outline="false" style:font-name-asian="Calibri" style:font-style-complex="normal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fo:font-size="11pt" style:font-size-asian="11pt" style:font-size-complex="11pt" fo:color="#7030a0"/>
    </style:style>
    <style:style style:name="T135" style:family="text">
      <style:text-properties style:font-name-complex="Calibri" style:text-outline="false" style:font-name-asian="Calibri" style:font-style-complex="normal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fo:font-size="11pt" style:font-size-asian="11pt" style:font-size-complex="11pt" fo:color="#33691e"/>
    </style:style>
    <style:style style:name="T136" style:family="text">
      <style:text-properties style:font-style-complex="normal" style:font-name="Liberation Sans" style:font-style-asian="normal" style:font-weight-complex="bold" style:font-weight-asian="bold" style:font-size-complex="11pt" style:font-size-asian="11pt" style:font-name-complex="Liberation Sans" style:font-name-asian="Liberation Sans" fo:color="#7030a0" style:text-outline="false" fo:font-style="normal" style:text-line-through-type="none" style:text-underline-style="none" style:text-underline-color="font-color" fo:font-weight="bold" fo:font-size="11pt" fo:text-shadow="none"/>
    </style:style>
    <style:style style:name="T137" style:family="text">
      <style:text-properties style:font-style-complex="normal" style:font-name="Liberation Sans" style:font-style-asian="normal" style:font-weight-complex="bold" style:font-weight-asian="bold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bold" fo:font-size="11pt" fo:text-shadow="none" fo:color="#00838f"/>
    </style:style>
    <style:style style:name="T138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00838f"/>
    </style:style>
    <style:style style:name="T139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000000"/>
    </style:style>
    <style:style style:name="T140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c62828"/>
    </style:style>
    <style:style style:name="T141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00838f"/>
    </style:style>
    <style:style style:name="T142" style:family="text">
      <style:text-properties fo:color="#000000"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="Liberation Sans" style:font-name-complex="Liberation Sans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/>
    </style:style>
    <style:style style:name="T143" style:family="text">
      <style:text-properties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="Liberation Sans" style:font-name-complex="Liberation Sans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0d47a1"/>
    </style:style>
    <style:style style:name="T144" style:family="text">
      <style:text-properties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="Liberation Sans" style:font-name-complex="Liberation Sans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000000"/>
    </style:style>
    <style:style style:name="T145" style:family="text">
      <style:text-properties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="Liberation Sans" style:font-name-complex="Liberation Sans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e64a19"/>
    </style:style>
    <style:style style:name="T146" style:family="text">
      <style:text-properties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="Liberation Sans" style:font-name-complex="Liberation Sans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d84315"/>
    </style:style>
    <style:style style:name="T147" style:family="text">
      <style:text-properties style:font-relief="none" style:text-emphasize="none" style:font-style-complex="normal" style:font-style-asian="normal" style:font-weight-complex="normal" style:font-weight-asian="normal" style:font-size-complex="11pt" style:font-size-asian="11pt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33691e" style:font-name="Calibri" style:font-name-asian="Calibri" style:font-name-complex="Calibri"/>
    </style:style>
    <style:style style:name="T148" style:family="text">
      <style:text-properties style:font-weight-asian="bold" style:language-asian="zh" style:country-asian="CN" style:text-line-through-type="none" style:font-style-asian="normal" style:text-outline="false" fo:text-shadow="none" fo:font-weight="bold" fo:font-size="11pt" style:font-name="Liberation Sans" fo:language="ru" fo:country="RU" style:text-line-through-mode="continuous" style:font-style-complex="normal" style:text-overline-style="none" style:text-overline-color="font-color" style:text-underline-style="none" style:text-underline-color="font-color" style:font-name-complex="Liberation Sans" style:font-size-asian="11pt" style:font-size-complex="11pt" style:text-emphasize="none" style:language-complex="hi" style:country-complex="IN" fo:font-style="normal" style:font-name-asian="Liberation Sans" style:font-weight-complex="bold" style:font-relief="none" fo:color="#55308d"/>
    </style:style>
    <style:style style:name="T149" style:family="text">
      <style:text-properties style:font-weight-asian="bold" style:language-asian="zh" style:country-asian="CN" style:text-line-through-type="none" style:font-style-asian="normal" style:text-outline="false" fo:text-shadow="none" fo:font-weight="bold" fo:font-size="11pt" style:font-name="Liberation Sans" fo:language="ru" fo:country="RU" style:text-line-through-mode="continuous" style:font-style-complex="normal" style:text-overline-style="none" style:text-overline-color="font-color" style:text-underline-style="none" style:text-underline-color="font-color" style:font-name-complex="Liberation Sans" style:font-size-asian="11pt" style:font-size-complex="11pt" style:text-emphasize="none" style:language-complex="hi" style:country-complex="IN" fo:font-style="normal" style:font-name-asian="Liberation Sans" style:font-weight-complex="bold" style:font-relief="none"/>
    </style:style>
    <style:style style:name="T150" style:family="text">
      <style:text-properties style:font-weight-asian="bold" style:language-asian="zh" style:country-asian="CN" style:text-line-through-type="none" style:font-style-asian="normal" style:text-outline="false" fo:text-shadow="none" fo:font-weight="bold" fo:font-size="11pt" style:font-name="Liberation Sans" fo:language="ru" fo:country="RU" style:text-line-through-mode="continuous" style:font-style-complex="normal" style:text-overline-style="none" style:text-overline-color="font-color" style:text-underline-style="none" style:text-underline-color="font-color" style:font-name-complex="Liberation Sans" style:font-size-asian="11pt" style:font-size-complex="11pt" style:text-emphasize="none" style:language-complex="hi" style:country-complex="IN" fo:font-style="normal" style:font-name-asian="Liberation Sans" style:font-weight-complex="bold" style:font-relief="none" fo:color="#ed4c05"/>
    </style:style>
    <style:style style:name="T151" style:family="text">
      <style:text-properties style:font-weight-asian="bold" style:language-asian="zh" style:country-asian="CN" style:text-line-through-type="none" style:font-style-asian="normal" style:text-outline="false" fo:text-shadow="none" fo:font-weight="bold" fo:font-size="11pt" style:font-name="Liberation Sans" fo:language="ru" fo:country="RU" style:text-line-through-mode="continuous" style:font-style-complex="normal" style:text-overline-style="none" style:text-overline-color="font-color" style:text-underline-style="none" style:text-underline-color="font-color" style:font-name-complex="Liberation Sans" style:font-size-asian="11pt" style:font-size-complex="11pt" style:text-emphasize="none" style:language-complex="hi" style:country-complex="IN" fo:font-style="normal" style:font-name-asian="Liberation Sans" style:font-weight-complex="bold" style:font-relief="none" fo:color="#127622"/>
    </style:style>
    <style:style style:name="T152" style:family="text">
      <style:text-properties style:font-weight-asian="bold" style:language-asian="zh" style:country-asian="CN" style:text-line-through-type="none" style:font-style-asian="normal" style:text-outline="false" fo:text-shadow="none" fo:font-weight="bold" fo:font-size="11pt" style:font-name="Liberation Sans" fo:language="ru" fo:country="RU" style:text-line-through-mode="continuous" style:font-style-complex="normal" style:text-overline-style="none" style:text-overline-color="font-color" style:text-underline-style="none" style:text-underline-color="font-color" style:font-name-complex="Liberation Sans" style:font-size-asian="11pt" style:font-size-complex="11pt" style:text-emphasize="none" style:language-complex="hi" style:country-complex="IN" fo:font-style="normal" style:font-name-asian="Liberation Sans" style:font-weight-complex="bold" style:font-relief="none" fo:color="#000000"/>
    </style:style>
    <style:style style:name="T153" style:family="text">
      <style:text-properties style:language-asian="zh" style:country-asian="CN" style:text-line-through-type="none" style:font-style-asian="normal" style:text-outline="false" fo:text-shadow="none" fo:font-size="11pt" fo:language="ru" fo:country="RU" style:text-line-through-mode="continuous" style:font-style-complex="normal" style:text-overline-style="none" style:text-overline-color="font-color" style:text-underline-style="none" style:text-underline-color="font-color" style:font-size-asian="11pt" style:font-size-complex="11pt" style:text-emphasize="none" style:language-complex="hi" style:country-complex="IN" fo:font-style="normal" style:font-relief="none" fo:color="#006064" style:font-name="Calibri" fo:font-weight="normal" style:font-name-asian="Calibri" style:font-name-complex="Calibri" style:font-weight-asian="normal" style:font-weight-complex="normal"/>
    </style:style>
    <style:style style:name="T154" style:family="text">
      <style:text-properties style:language-asian="zh" style:country-asian="CN" style:text-line-through-type="none" style:font-style-asian="normal" style:text-outline="false" fo:text-shadow="none" fo:font-size="11pt" fo:language="ru" fo:country="RU" style:text-line-through-mode="continuous" style:font-style-complex="normal" style:text-overline-style="none" style:text-overline-color="font-color" style:text-underline-style="none" style:text-underline-color="font-color" style:font-size-asian="11pt" style:font-size-complex="11pt" style:text-emphasize="none" style:language-complex="hi" style:country-complex="IN" fo:font-style="normal" style:font-relief="none" style:font-name="Liberation Sans" fo:color="#000000" fo:font-weight="bold" style:font-name-asian="Liberation Sans" style:font-name-complex="Liberation Sans" style:font-weight-asian="bold" style:font-weight-complex="bold"/>
    </style:style>
    <style:style style:name="T155" style:family="text">
      <style:text-properties style:language-asian="zh" style:country-asian="CN" style:text-line-through-type="none" style:font-style-asian="normal" style:text-outline="false" fo:text-shadow="none" fo:font-size="11pt" fo:language="ru" fo:country="RU" style:text-line-through-mode="continuous" style:font-style-complex="normal" style:text-overline-style="none" style:text-overline-color="font-color" style:text-underline-style="none" style:text-underline-color="font-color" style:font-size-asian="11pt" style:font-size-complex="11pt" style:text-emphasize="none" style:language-complex="hi" style:country-complex="IN" fo:font-style="normal" style:font-relief="none" fo:font-weight="bold" fo:color="#33691e" style:font-name="Calibri" style:font-name-asian="Calibri" style:font-name-complex="Calibri" style:font-weight-asian="normal" style:font-weight-complex="normal"/>
    </style:style>
    <style:style style:name="T156" style:family="text">
      <style:text-properties style:font-style-complex="normal" fo:color="#000000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/>
    </style:style>
    <style:style style:name="T157" style:family="text">
      <style:text-properties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 fo:color="#0d47a1"/>
    </style:style>
    <style:style style:name="T158" style:family="text">
      <style:text-properties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 fo:color="#000000"/>
    </style:style>
    <style:style style:name="T159" style:family="text">
      <style:text-properties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 fo:color="#e64a19"/>
    </style:style>
    <style:style style:name="T160" style:family="text">
      <style:text-properties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 fo:color="#d84315"/>
    </style:style>
    <style:style style:name="T161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fo:color="#7030a0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162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558b2f"/>
    </style:style>
    <style:style style:name="T163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e65100"/>
    </style:style>
    <style:style style:name="T164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color="#7030a0" style:text-outline="false" fo:font-style="normal" style:text-line-through-type="none" style:text-underline-style="none" style:text-underline-color="font-color" fo:font-weight="normal" fo:font-size="11pt" style:font-name="Liberation Sans"/>
    </style:style>
    <style:style style:name="T165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ff4081"/>
    </style:style>
    <style:style style:name="T166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7030a0"/>
    </style:style>
    <style:style style:name="T167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558b2f"/>
    </style:style>
    <style:style style:name="T168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e65100"/>
    </style:style>
    <style:style style:name="T169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fo:color="#6a1b9a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170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c2185b"/>
    </style:style>
    <style:style style:name="T171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00838f"/>
    </style:style>
    <style:style style:name="T172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ff0000"/>
    </style:style>
    <style:style style:name="T173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00838f"/>
    </style:style>
    <style:style style:name="T174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ff0000"/>
    </style:style>
    <style:style style:name="T175" style:family="text">
      <style:text-properties style:font-name="Calibri" fo:color="#7030a0" style:font-weight-complex="normal" style:font-style-complex="normal" style:font-style-asian="normal" style:font-size-complex="11pt" style:font-size-asian="11pt" style:font-weight-asian="normal" style:font-name-asian="Calibri" style:font-name-complex="Calibri" fo:text-shadow="none" style:text-underline-style="none" style:text-underline-color="font-color" fo:font-size="11pt" fo:font-weight="normal" style:text-outline="false" style:text-line-through-type="none" fo:font-style="normal"/>
    </style:style>
    <style:style style:name="T176" style:family="text">
      <style:text-properties style:font-style-asian="normal" style:font-name-complex="Calibri" style:font-weight-asian="normal" style:font-name-asian="Calibri" style:font-size-asian="11pt" fo:text-shadow="none" style:text-line-through-type="none" fo:font-weight="normal" style:font-size-complex="11pt" style:font-weight-complex="normal" style:font-style-complex="normal" fo:font-style="normal" style:text-outline="false" fo:font-size="11pt" fo:color="#00838f" style:text-underline-style="none" style:text-underline-color="font-color" style:font-name="Calibri"/>
    </style:style>
    <style:style style:name="T177" style:family="text">
      <style:text-properties style:font-name="Calibri" fo:font-size="11pt" fo:font-weight="normal" style:text-underline-style="none" style:text-underline-color="font-color" style:text-line-through-type="none" fo:font-style="normal" fo:text-shadow="none" fo:color="#000000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/>
    </style:style>
    <style:style style:name="T178" style:family="text">
      <style:text-properties style:font-style-complex="normal" style:font-style-asian="normal" style:font-weight-complex="normal" style:font-weight-asian="normal" style:font-size-complex="11pt" style:font-size-asian="11pt" style:font-name-complex="Calibri" style:font-name-asian="Calibri" fo:text-shadow="none" fo:font-style="normal" style:text-line-through-type="none" style:text-underline-style="none" style:text-underline-color="font-color" fo:font-weight="normal" fo:font-size="11pt" style:font-name="Calibri" fo:color="#000000" style:text-outline="false"/>
    </style:style>
    <style:style style:name="T179" style:family="text">
      <style:text-properties fo:text-shadow="none" style:font-name-asian="Calibri" style:font-name-complex="Calibri" style:font-size-asian="11pt" style:font-size-complex="11pt" style:font-weight-asian="normal" style:font-weight-complex="normal" fo:font-style="normal" style:font-style-asian="normal" style:font-style-complex="normal" style:text-outline="false" fo:color="#000000" style:font-name="Calibri" fo:font-size="11pt" fo:font-weight="normal" style:text-underline-style="none" style:text-underline-color="font-color" style:text-line-through-type="none"/>
    </style:style>
    <style:style style:name="T180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81" style:family="text">
      <style:text-properties style:font-weight-complex="normal" style:font-name-complex="Calibri" style:font-size-asian="11pt" style:font-size-complex="11pt" style:font-style-asian="normal" style:font-style-complex="normal" style:font-weight-asian="normal" fo:text-shadow="none" style:font-name-asian="Calibri" style:text-outline="false" fo:font-weight="normal" fo:font-style="normal" style:text-line-through-type="none" style:text-underline-style="none" style:text-underline-color="font-color" fo:font-size="11pt" style:font-name="Calibri" fo:color="#000000"/>
    </style:style>
    <style:style style:name="T182" style:family="text">
      <style:text-properties style:text-line-through-type="none" style:text-underline-style="none" style:text-underline-color="font-color" fo:font-weight="normal" fo:font-size="11pt" style:font-name="Calibri" fo:color="#000000" fo:text-shadow="none" style:text-outline="false" fo:font-style="normal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83" style:family="text">
      <style:text-properties style:font-style-complex="normal" style:font-size-asian="11pt" style:font-name="Calibri" fo:font-size="11pt" fo:font-weight="normal" style:text-line-through-type="none" fo:font-style="normal" style:font-size-complex="11pt" fo:text-shadow="none" style:text-outline="false" style:font-style-asian="normal" style:font-weight-complex="normal" style:font-weight-asian="normal" style:font-name-complex="Calibri" style:font-name-asian="Calibri" style:text-underline-style="none" style:text-underline-color="font-color" fo:color="#ff0000"/>
    </style:style>
    <style:style style:name="T184" style:family="text">
      <style:text-properties style:font-style-complex="normal" style:font-size-asian="11pt" style:font-name="Calibri" fo:font-size="11pt" fo:font-weight="normal" style:text-line-through-type="none" fo:font-style="normal" style:font-size-complex="11pt" fo:text-shadow="none" style:text-outline="false" style:font-style-asian="normal" style:font-weight-complex="normal" style:font-weight-asian="normal" style:font-name-complex="Calibri" style:font-name-asian="Calibri" style:text-underline-style="none" style:text-underline-color="font-color" fo:color="#000000"/>
    </style:style>
    <style:style style:name="T185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color="#6a1b9a" style:text-outline="false" fo:font-style="normal" style:text-line-through-type="none" style:text-underline-style="none" style:text-underline-color="font-color" fo:font-weight="normal" fo:font-size="11pt" style:font-name="Liberation Sans"/>
    </style:style>
    <style:style style:name="T186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000000"/>
    </style:style>
    <style:style style:name="T187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d500f9"/>
    </style:style>
    <style:style style:name="T188" style:family="text">
      <style:text-properties style:font-name-asian="Calibri" style:text-underline-style="none" style:text-underline-color="font-color" style:font-size-asian="11pt" style:font-name-complex="Calibri" style:font-name="Calibri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/>
    </style:style>
    <style:style style:name="T189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-asian="Liberation Sans" style:font-name="Liberation Sans" style:font-name-complex="Liberation Sans"/>
    </style:style>
    <style:style style:name="T190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="Calibri" style:font-name-asian="Calibri" style:font-name-complex="Calibri"/>
    </style:style>
    <style:style style:name="T191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="Liberation Sans" style:font-name-complex="Liberation Sans" style:font-name-asian="Liberation Sans"/>
    </style:style>
    <style:style style:name="T192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-asian="Calibri" style:font-name="Calibri" style:font-name-complex="Calibri"/>
    </style:style>
    <style:style style:name="T193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-complex="Liberation Sans" style:font-name-asian="Liberation Sans" style:font-name="Liberation Sans"/>
    </style:style>
    <style:style style:name="T194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="Liberation Sans" style:font-name-asian="Liberation Sans" style:font-name-complex="Liberation Sans"/>
    </style:style>
    <style:style style:name="T19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7030a0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19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5d4037"/>
    </style:style>
    <style:style style:name="T197" style:family="text">
      <style:text-properties fo:color="#7030a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198" style:family="text">
      <style:text-properties style:font-name="Calibri" fo:color="#7030a0" fo:font-size="11pt" fo:font-weight="normal" style:text-underline-style="none" style:text-underline-color="font-color" style:text-line-through-type="none" fo:font-style="normal" style:text-outline="false" fo:text-shadow="none" style:font-name-complex="Calibri" style:font-size-asian="11pt" style:font-size-complex="11pt" style:font-weight-asian="normal" style:font-weight-complex="normal" style:font-style-asian="normal" style:font-style-complex="normal" style:font-name-asian="Calibri"/>
    </style:style>
    <style:style style:name="T199" style:family="text">
      <style:text-properties style:text-outline="false" style:font-style-asian="normal" style:font-weight-complex="normal" style:font-weight-asian="normal" style:font-size-complex="11pt" style:font-size-asian="11pt" style:font-name-complex="Calibri" style:font-name-asian="Calibri" style:font-style-complex="normal" fo:text-shadow="none" fo:font-style="normal" style:text-line-through-type="none" style:text-underline-style="none" style:text-underline-color="font-color" fo:font-weight="normal" fo:font-size="11pt" style:font-name="Calibri" fo:color="#7030a0"/>
    </style:style>
    <style:style style:name="T200" style:family="text">
      <style:text-properties style:text-outline="false" style:font-style-asian="normal" style:font-weight-complex="normal" style:font-weight-asian="normal" style:font-size-complex="11pt" style:font-size-asian="11pt" style:font-name-complex="Calibri" style:font-name-asian="Calibri" style:font-style-complex="normal" fo:text-shadow="none" fo:font-style="normal" style:text-line-through-type="none" style:text-underline-style="none" style:text-underline-color="font-color" fo:font-weight="normal" fo:font-size="11pt" style:font-name="Calibri" fo:color="#ff0000"/>
    </style:style>
    <style:style style:name="T201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fo:color="#6a1b9a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202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00838f"/>
    </style:style>
    <style:style style:name="T203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000000"/>
    </style:style>
    <style:style style:name="T204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c62828"/>
    </style:style>
    <style:style style:name="T205" style:family="text">
      <style:text-properties fo:color="#00838f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06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4527a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07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000000"/>
    </style:style>
    <style:style style:name="T208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ad1457"/>
    </style:style>
    <style:style style:name="T209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558b2f"/>
    </style:style>
    <style:style style:name="T210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00838f"/>
    </style:style>
    <style:style style:name="T211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7030a0"/>
    </style:style>
    <style:style style:name="T212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0097a7"/>
    </style:style>
    <style:style style:name="T213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1b5e20"/>
    </style:style>
    <style:style style:name="T214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388e3c"/>
    </style:style>
    <style:style style:name="T215" style:family="text">
      <style:text-properties fo:color="#0070c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16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ff0000"/>
    </style:style>
    <style:style style:name="T217" style:family="text">
      <style:text-properties fo:color="#d84315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18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color="#000000" fo:text-shadow="none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219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name-complex="Calibri" fo:color="#ff0000" style:font-name="Calibri" style:font-name-asian="Calibri"/>
    </style:style>
    <style:style style:name="T220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fo:color="#000000" style:font-name="Liberation Sans" style:font-name-asian="Liberation Sans" style:font-name-complex="Liberation Sans"/>
    </style:style>
    <style:style style:name="T221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fo:color="#00838f" style:font-name="Calibri" style:font-name-asian="Calibri" style:font-name-complex="Calibri"/>
    </style:style>
    <style:style style:name="T222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color="#6a1b9a" fo:text-shadow="none" style:font-name-asian="Calibri" style:font-name-complex="Calibri" style:font-size-asian="11pt" style:font-size-complex="11pt" style:font-weight-asian="normal" style:font-weight-complex="normal" style:font-style-asian="normal" style:font-name="Calibri"/>
    </style:style>
    <style:style style:name="T223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name="Liberation Sans" style:font-name-asian="Liberation Sans" style:font-name-complex="Liberation Sans" fo:color="#000000"/>
    </style:style>
    <style:style style:name="T224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fo:color="#6a1b9a" style:font-name="Calibri" style:font-name-asian="Calibri" style:font-name-complex="Calibri"/>
    </style:style>
    <style:style style:name="T225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fo:color="#000000" style:font-name="Calibri" style:font-name-asian="Calibri" style:font-name-complex="Calibri"/>
    </style:style>
    <style:style style:name="T226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fo:color="#7030a0" style:font-name-asian="Calibri" style:font-name-complex="Calibri" style:font-size-asian="11pt" style:font-size-complex="11pt" style:font-weight-asian="normal" style:font-weight-complex="normal" style:font-style-asian="normal" fo:text-shadow="none"/>
    </style:style>
    <style:style style:name="T227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fo:text-shadow="none" fo:color="#000000"/>
    </style:style>
    <style:style style:name="T228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fo:text-shadow="none" fo:color="#7030a0"/>
    </style:style>
    <style:style style:name="T229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fo:text-shadow="none" fo:color="#33691e"/>
    </style:style>
    <style:style style:name="T230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6a1b9a"/>
    </style:style>
    <style:style style:name="T231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font-name-asian="Calibri" fo:color="#6a1b9a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232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style-complex="normal" fo:color="#000000"/>
    </style:style>
    <style:style style:name="T233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style-complex="normal" fo:color="#6a1b9a"/>
    </style:style>
    <style:style style:name="T234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fo:color="#7030a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35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fo:text-shadow="none" fo:color="#558b2f"/>
    </style:style>
    <style:style style:name="T236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b71c1c"/>
    </style:style>
    <style:style style:name="T237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fo:font-weight="normal" fo:font-size="11pt" style:font-style-complex="normal" fo:color="#558b2f" style:text-underline-style="solid" style:text-underline-width="auto" style:text-underline-color="font-color"/>
    </style:style>
    <style:style style:name="T238" style:family="text">
      <style:text-properties fo:color="#000000" style:font-name="Liberation Sans" fo:font-size="16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6pt" style:font-size-complex="16pt" style:font-weight-asian="bold" style:font-weight-complex="bold" style:font-style-asian="normal" style:font-style-complex="normal"/>
    </style:style>
    <style:style style:name="T239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240" style:family="text">
      <style:text-properties fo:color="#242729" style:font-name="inherit" fo:font-size="11pt" fo:font-weight="normal" style:text-underline-style="none" style:text-underline-color="font-color" style:text-line-through-type="none" fo:font-style="normal" style:text-outline="false" fo:text-shadow="none" style:font-name-asian="inherit" style:font-name-complex="inherit" style:font-size-asian="11pt" style:font-size-complex="11pt" style:font-weight-asian="normal" style:font-weight-complex="normal" style:font-style-asian="normal" style:font-style-complex="normal"/>
    </style:style>
    <style:style style:name="T241" style:family="text">
      <style:text-properties style:font-size-asian="11pt" fo:font-style="normal" style:font-name-complex="inherit" fo:text-shadow="none" style:font-style-complex="normal" fo:font-size="11pt" fo:font-weight="normal" style:text-underline-style="none" style:text-underline-color="font-color" style:text-line-through-type="none" style:font-weight-asian="normal" style:font-weight-complex="normal" style:font-style-asian="normal" style:font-name="inherit" style:font-name-asian="inherit" fo:color="#242729" style:text-outline="false" style:font-size-complex="11pt"/>
    </style:style>
    <style:style style:name="T242" style:family="text">
      <style:text-properties fo:font-style="normal" fo:text-shadow="none" style:font-style-complex="normal" fo:font-weight="normal" style:text-underline-style="none" style:text-underline-color="font-color" style:text-line-through-type="none" style:font-weight-asian="normal" style:font-weight-complex="normal" style:font-style-asian="normal" fo:color="#242729" style:text-outline="false" style:font-size-complex="10pt" style:font-name-asian="Liberation Sans" fo:font-size="10pt" style:font-name-complex="Liberation Sans" style:font-size-asian="10pt" style:font-name="Liberation Sans"/>
    </style:style>
    <style:style style:name="T243" style:family="text">
      <style:text-properties fo:font-style="normal" fo:text-shadow="none" style:font-style-complex="normal" fo:font-weight="normal" style:text-underline-style="none" style:text-underline-color="font-color" style:text-line-through-type="none" style:font-weight-asian="normal" style:font-weight-complex="normal" style:font-style-asian="normal" fo:color="#242729" style:text-outline="false" style:font-name="inherit" fo:font-size="11pt" style:font-name-asian="inherit" style:font-name-complex="inherit" style:font-size-asian="11pt" style:font-size-complex="11pt"/>
    </style:style>
    <style:style style:name="T244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000000" style:font-name-asian="Calibri" style:font-name-complex="Calibri" style:font-size-asian="11pt" style:font-size-complex="11pt" style:font-weight-asian="normal" style:font-weight-complex="normal" style:font-style-asian="normal" style:font-name="Calibri"/>
    </style:style>
    <style:style style:name="T245" style:family="text">
      <style:text-properties fo:color="#e64a19" style:font-name="Liberation Sans" fo:font-size="11pt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46" style:family="text">
      <style:text-properties fo:color="#0d47a1" style:font-name="Liberation Sans" fo:font-size="11pt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4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33444d"/>
    </style:style>
    <style:style style:name="T248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fo:color="#00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49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fo:text-shadow="none" fo:color="#00838f"/>
    </style:style>
    <style:style style:name="T250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fo:color="#ff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51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fo:text-shadow="none" fo:color="#000000"/>
    </style:style>
    <style:style style:name="T252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000000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253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d32f2f"/>
    </style:style>
    <style:style style:name="T254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d84315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5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7030a0"/>
    </style:style>
    <style:style style:name="T25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ef6c00"/>
    </style:style>
    <style:style style:name="T257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fo:color="#000000" style:font-name-asian="Liberation Sans" style:font-name-complex="Liberation Sans" style:font-size-asian="11pt" style:font-size-complex="11pt" style:font-weight-asian="normal" style:font-weight-complex="normal" style:font-style-asian="normal" fo:text-shadow="none"/>
    </style:style>
    <style:style style:name="T258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ff4081"/>
    </style:style>
    <style:style style:name="T259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e65100"/>
    </style:style>
    <style:style style:name="T260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880e4f"/>
    </style:style>
    <style:style style:name="T261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c2185b"/>
    </style:style>
    <style:style style:name="T262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fo:color="#000000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263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ff4081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264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d500f9"/>
    </style:style>
    <style:style style:name="T265" style:family="text">
      <style:text-properties fo:color="#ff000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66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fo:color="#d32f2f" style:text-outline="false" fo:font-style="normal" style:text-line-through-type="none" style:text-underline-style="none" style:text-underline-color="font-color" fo:font-weight="normal" fo:font-size="11pt" style:font-name="Calibri"/>
    </style:style>
    <style:style style:name="T267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ef6c00"/>
    </style:style>
    <style:style style:name="T268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ff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69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c62828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270" style:family="text">
      <style:text-properties fo:color="#b71c1c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71" style:family="text">
      <style:text-properties fo:color="#1b5e20" style:font-name="Calibri" fo:font-size="11pt" fo:font-weight="normal" style:text-underline-style="solid" style:text-underline-width="auto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72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fo:text-shadow="none" fo:color="#7030a0"/>
    </style:style>
    <style:style style:name="T273" style:family="text">
      <style:text-properties style:text-overline-style="none" style:text-overline-color="font-color" fo:color="#000000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1pt" style:language-asian="zh" style:country-asian="CN" style:language-complex="hi" style:country-complex="IN"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-complex="Liberation Sans" style:font-name="Liberation Sans"/>
    </style:style>
    <style:style style:name="T274" style:family="text">
      <style:text-properties style:text-overline-style="none" style:text-overline-color="font-color" fo:color="#000000" fo:language="ru" fo:country="RU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Liberation Sans" style:font-relief="none" style:text-emphasize="none" style:font-style-complex="normal" style:font-style-asian="normal" style:font-size-complex="11pt" style:font-size-asian="11pt" style:font-name-complex="Liberation Sans" style:font-name="Liberation Sans" fo:font-weight="bold" style:font-weight-asian="bold" style:font-weight-complex="bold"/>
    </style:style>
    <style:style style:name="T275" style:family="text">
      <style:text-properties style:text-overline-style="none" style:text-overline-color="font-color" fo:color="#000000" fo:language="ru" fo:country="RU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Liberation Sans" style:font-relief="none" style:text-emphasize="none" style:font-style-complex="normal" style:font-style-asian="normal" style:font-size-complex="11pt" style:font-size-asian="11pt" style:font-name-complex="Liberation Sans" style:font-name="Liberation Sans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inux" table:style-name="ta1">
        <table:table-column table:style-name="co1" table:default-cell-style-name="ce45"/>
        <table:table-column table:style-name="co2" table:default-cell-style-name="ce45"/>
        <table:table-column table:style-name="co3" table:number-columns-repeated="62" table:default-cell-style-name="ce45"/>
        <table:table-column table:style-name="co4" table:number-columns-repeated="960" table:default-cell-style-name="ce42"/>
        <table:table-row table:style-name="ro1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35" office:value-type="string" calcext:value-type="string">
            <text:p><text:a xlink:href="https://tutorials.ubuntu.com/tutorial/command-line-for-beginners" xlink:type="simple">https://tutorials.ubuntu.com/tutorial/command-line-for-beginners</text:a></text:p>
          </table:table-cell>
          <table:table-cell table:style-name="ce35" office:value-type="string" calcext:value-type="string">
            <text:p>The Linux command line for beginners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<text:a xlink:href="https://www.youtube.com/playlist?list=PLT98CRl2KxKEKvszPW-d4wYLo2fxEJYK" xlink:type="simple">https://www.youtube.com/playlist?list=PLT98CRl2KxKEKvszPW-d4wYLo2fxEJYK</text:a></text:p>
          </table:table-cell>
          <table:table-cell table:style-name="ce35" office:value-type="string" calcext:value-type="string">
            <text:p>Ubuntu Server 18.04 Essentials</text:p>
          </table:table-cell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36" office:value-type="string" calcext:value-type="string">
            <text:p>УСТАНОВКА И ДЕИНСТАЛЛЯЦИЯ ПАКЕТОВ</text:p>
          </table:table-cell>
          <table:table-cell table:style-name="ce36"/>
          <table:table-cell table:number-columns-repeated="1022"/>
        </table:table-row>
        <table:table-row table:style-name="ro3">
          <table:table-cell table:style-name="ce35" office:value-type="string" calcext:value-type="string">
            <text:p>sudo apt update</text:p>
            <text:p>sudo apt upgrade</text:p>
            <text:p>sudo apt-get install &lt;name of module&gt;</text:p>
            <text:p>sudo apt-get remove &lt;name of module&gt;</text:p>
          </table:table-cell>
          <table:table-cell table:style-name="ce35"/>
          <table:table-cell table:number-columns-repeated="1022"/>
        </table:table-row>
        <table:table-row table:style-name="ro2">
          <table:table-cell table:style-name="ce35" office:value-type="string" calcext:value-type="string">
            <text:p>/var/log</text:p>
          </table:table-cell>
          <table:table-cell table:style-name="ce35" office:value-type="string" calcext:value-type="string">
            <text:p>место хранения логов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dmesg</text:p>
          </table:table-cell>
          <table:table-cell table:style-name="ce35" office:value-type="string" calcext:value-type="string">
            <text:p>лог Линуксовского ядра, хранится в памяти, пока комп работает</text:p>
          </table:table-cell>
          <table:table-cell table:number-columns-repeated="1022"/>
        </table:table-row>
        <table:table-row table:style-name="ro4">
          <table:table-cell table:style-name="ce35" office:value-type="string" calcext:value-type="string">
            <text:p>sudo apt-get install gdebi</text:p>
            <text:p><text:span text:style-name="T1">Открыть с помошью - gdebi</text:span></text:p>
          </table:table-cell>
          <table:table-cell table:style-name="ce35" office:value-type="string" calcext:value-type="string">
            <text:p>Установка deb пакета - графический интерфейс</text:p>
            <text:p><text:a xlink:href="https://losst.ru/ustanovka-paketov-ubuntu" xlink:type="simple">https://losst.ru/ustanovka-paketov-ubuntu</text:a></text:p>
          </table:table-cell>
          <table:table-cell table:number-columns-repeated="1022"/>
        </table:table-row>
        <table:table-row table:style-name="ro5">
          <table:table-cell table:style-name="ce35" office:value-type="string" calcext:value-type="string">
            <text:p>sudo <text:span text:style-name="T2">dpkg</text:span> -i имя_пакета.deb</text:p>
            <text:p/>
            <text:p>sudo apt-get -f install     <text:span text:style-name="T3"># установить зависимости</text:span></text:p>
          </table:table-cell>
          <table:table-cell table:style-name="ce35" office:value-type="string" calcext:value-type="string">
            <text:p>Установка deb пакета - консоль</text:p>
            <text:p/>
            <text:p><text:span text:style-name="T1">Программа не умеет разрешать зависимости, даже если есть доступ к сети, она только устанавливает пакет, поэтому для установки зависимостей после установки deb ubuntu выполните sudo apt-get -f install</text:span></text:p>
          </table:table-cell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36" office:value-type="string" calcext:value-type="string">
            <text:p>ТЕРМИНАЛ gnome-terminal</text:p>
          </table:table-cell>
          <table:table-cell table:style-name="ce36" office:value-type="string" calcext:value-type="string">
            <text:p>ИСПОЛЬЗУЕМ TAB для автозаполнения команд!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sudo !!</text:p>
          </table:table-cell>
          <table:table-cell table:style-name="ce35" office:value-type="string" calcext:value-type="string">
            <text:p>Повторить последнюю комнаду, но с sudo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Ctrl+'+' <text:s/>или Ctrl+9</text:p>
          </table:table-cell>
          <table:table-cell table:style-name="ce35" office:value-type="string" calcext:value-type="string">
            <text:p>Масштаб (change font size)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Shift+C</text:p>
          </table:table-cell>
          <table:table-cell table:style-name="ce35" office:value-type="string" calcext:value-type="string">
            <text:p>Копировать (Copy)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Shift+Insert</text:p>
          </table:table-cell>
          <table:table-cell table:style-name="ce35" office:value-type="string" calcext:value-type="string">
            <text:p>Вставить скопированную строку в терминал <text:s/>(Paste)</text:p>
          </table:table-cell>
          <table:table-cell table:number-columns-repeated="1022"/>
        </table:table-row>
        <table:table-row table:style-name="ro6">
          <table:table-cell table:style-name="ce35" office:value-type="string" calcext:value-type="string">
            <text:p>Ctrl+Alt+F3</text:p>
          </table:table-cell>
          <table:table-cell table:style-name="ce35" office:value-type="string" calcext:value-type="string">
            <text:p>переход в текстовый интерфейс. Можно переключаться между терминалами, проставляя третьей кнопкой F4, F5, F6…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Ctrl+Alt+F1</text:p>
          </table:table-cell>
          <table:table-cell table:style-name="ce35" office:value-type="string" calcext:value-type="string">
            <text:p>Вернуться обратно в GUI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clear</text:p>
          </table:table-cell>
          <table:table-cell table:style-name="ce35" office:value-type="string" calcext:value-type="string">
            <text:p>очистить экран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xrandr</text:p>
          </table:table-cell>
          <table:table-cell table:style-name="ce35" office:value-type="string" calcext:value-type="string">
            <text:p>вывести поддерживаемые разрешения экрана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xrandr -s 1024x768</text:p>
          </table:table-cell>
          <table:table-cell table:style-name="ce35" office:value-type="string" calcext:value-type="string">
            <text:p>установить разрешение экрана</text:p>
          </table:table-cell>
          <table:table-cell table:number-columns-repeated="1022"/>
        </table:table-row>
        <table:table-row table:style-name="ro2">
          <table:table-cell table:style-name="ce37" office:value-type="string" calcext:value-type="string">
            <text:p>sudo</text:p>
          </table:table-cell>
          <table:table-cell table:style-name="ce35" office:value-type="string" calcext:value-type="string">
            <text:p>сделать что-то с правами суперюзера (надо будет ввести пароль)</text:p>
          </table:table-cell>
          <table:table-cell table:number-columns-repeated="1022"/>
        </table:table-row>
        <table:table-row table:style-name="ro6">
          <table:table-cell table:style-name="ce37" office:value-type="string" calcext:value-type="string">
            <text:p>echo Привет</text:p>
          </table:table-cell>
          <table:table-cell table:style-name="ce35" office:value-type="string" calcext:value-type="string">
            <text:p><text:span text:style-name="T1">напечатать что-то (БЕЗ КАВЫЧЕК)</text:span> на экране </text:p>
            <text:p>или в файл, если после указать "&gt;" и имя файла.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6">
          <table:table-cell table:style-name="ce35" office:value-type="string" calcext:value-type="string">
            <text:p>man -k &lt;интересующая команда keyword или её кусок&gt;</text:p>
          </table:table-cell>
          <table:table-cell table:style-name="ce35" office:value-type="string" calcext:value-type="string">
            <text:p>получить мануал (инструкцию) по команде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whatis &lt;интересующая команда или её кусок&gt;</text:p>
          </table:table-cell>
          <table:table-cell table:style-name="ce35" office:value-type="string" calcext:value-type="string">
            <text:p>почти то же самое.</text:p>
          </table:table-cell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6">
          <table:table-cell table:style-name="ce37" office:value-type="string" calcext:value-type="string">
            <text:p>command1 &amp;&amp; command2 &amp;&amp; command3</text:p>
          </table:table-cell>
          <table:table-cell table:style-name="ce35" office:value-type="string" calcext:value-type="string">
            <text:p>Выполнить несколько комманд подряд, каждая будет выполняться ТОЛЬКО если предыдущая не дала Ненулувой выходной код</text:p>
          </table:table-cell>
          <table:table-cell table:number-columns-repeated="1022"/>
        </table:table-row>
        <table:table-row table:style-name="ro2">
          <table:table-cell table:style-name="ce37" office:value-type="string" calcext:value-type="string">
            <text:p>command1; command2; command3</text:p>
          </table:table-cell>
          <table:table-cell table:style-name="ce35" office:value-type="string" calcext:value-type="string">
            <text:p>Выполнить несколько комманд подряд НЕЗАВИСИМО друг от друга</text:p>
          </table:table-cell>
          <table:table-cell table:number-columns-repeated="1022"/>
        </table:table-row>
        <table:table-row table:style-name="ro6">
          <table:table-cell table:style-name="ce35" office:value-type="string" calcext:value-type="string">
            <text:p><text:span text:style-name="T4">command1</text:span><text:span text:style-name="T5">  |  </text:span><text:span text:style-name="T6">command2</text:span></text:p>
          </table:table-cell>
          <table:table-cell table:style-name="ce35" office:value-type="string" calcext:value-type="string">
            <text:p>| - разделитель комманд, сначала будет выполнена левая, потом правая. Выход левой комманды будет входом для правой.</text:p>
          </table:table-cell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7">
          <table:table-cell table:style-name="ce38" office:value-type="string" calcext:value-type="string">
            <text:p>ПАМЯТЬ И ПРОЦЕССЫ</text:p>
          </table:table-cell>
          <table:table-cell table:style-name="ce38"/>
          <table:table-cell table:number-columns-repeated="1022"/>
        </table:table-row>
        <table:table-row table:style-name="ro2">
          <table:table-cell table:style-name="ce37" office:value-type="string" calcext:value-type="string">
            <text:p>ps</text:p>
          </table:table-cell>
          <table:table-cell table:style-name="ce35" office:value-type="string" calcext:value-type="string">
            <text:p>показать текущие процессы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ps x</text:p>
          </table:table-cell>
          <table:table-cell table:style-name="ce35" office:value-type="string" calcext:value-type="string">
            <text:p>более подробное описание процессов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ps &lt;имя пользователя&gt;</text:p>
          </table:table-cell>
          <table:table-cell table:style-name="ce35" office:value-type="string" calcext:value-type="string">
            <text:p>показать процессы другого пользователя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ps -aux</text:p>
          </table:table-cell>
          <table:table-cell table:style-name="ce35" office:value-type="string" calcext:value-type="string">
            <text:p>подробные данные по процессам юзеров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ps -aux | grep denis</text:p>
          </table:table-cell>
          <table:table-cell table:style-name="ce35" office:value-type="string" calcext:value-type="string">
            <text:p>все процессы пользователя Денис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kill</text:p>
          </table:table-cell>
          <table:table-cell table:style-name="ce35" office:value-type="string" calcext:value-type="string">
            <text:p>посылает сигнал процессу остановиться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killall &lt;имя/id процесса&gt;</text:p>
          </table:table-cell>
          <table:table-cell table:style-name="ce35" office:value-type="string" calcext:value-type="string">
            <text:p>терминирует ВСЕ процессы по указанному имени.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<text:span text:style-name="T7">kill </text:span><text:span text:style-name="T8">-STOP</text:span><text:span text:style-name="T9"> &lt;имя/id процесса&gt;</text:span></text:p>
          </table:table-cell>
          <table:table-cell table:style-name="ce35" office:value-type="string" calcext:value-type="string">
            <text:p>приостанавливает процесс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<text:span text:style-name="T7">kill </text:span><text:span text:style-name="T8">-CONT</text:span><text:span text:style-name="T9"> &lt;имя/id процесса&gt;</text:span></text:p>
          </table:table-cell>
          <table:table-cell table:style-name="ce35" office:value-type="string" calcext:value-type="string">
            <text:p>возобновляет процесс</text:p>
          </table:table-cell>
          <table:table-cell table:number-columns-repeated="1022"/>
        </table:table-row>
        <table:table-row table:style-name="ro6">
          <table:table-cell table:style-name="ce35" office:value-type="string" calcext:value-type="string">
            <text:p>kill -<text:span text:style-name="T10">HUP</text:span> 1</text:p>
          </table:table-cell>
          <table:table-cell table:style-name="ce35" office:value-type="string" calcext:value-type="string">
            <text:p><text:span text:style-name="T1">Перезапустить процесс в (случае Docker, даже </text:span>без выхода из контейнера) </text:p>
          </table:table-cell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35"/>
          <table:table-cell table:style-name="ce35" office:value-type="string" calcext:value-type="string">
            <text:p><text:span text:style-name="T1">SIGINT </text:span>остановить процесс мягко, послав ему сигнал Ctrl+C</text:p>
          </table:table-cell>
          <table:table-cell table:number-columns-repeated="1022"/>
        </table:table-row>
        <table:table-row table:style-name="ro3">
          <table:table-cell table:style-name="ce35" office:value-type="string" calcext:value-type="string">
            <text:p>kill -TERM &lt;имя/id процесса&gt;</text:p>
          </table:table-cell>
          <table:table-cell table:style-name="ce35" office:value-type="string" calcext:value-type="string">
            <text:p>SIGTERM - немедленно завершает процесс, </text:p>
            <text:p>но обрабатывается программой, </text:p>
            <text:p>поэтому позволяет ей завершить дочерние процессы и освободить все ресурсы;</text:p>
          </table:table-cell>
          <table:table-cell table:number-columns-repeated="1022"/>
        </table:table-row>
        <table:table-row table:style-name="ro3">
          <table:table-cell table:style-name="ce35" office:value-type="string" calcext:value-type="string">
            <text:p>kill -KILL &lt;имя/id процесса&gt;</text:p>
          </table:table-cell>
          <table:table-cell table:style-name="ce35" office:value-type="string" calcext:value-type="string">
            <text:p>SIGKILL - тоже немедленно завершает процесс, но, в отличие от предыдущего варианта, он не передается самому процессу, а обрабатывается ядром. Поэтому ресурсы и дочерние процессы остаются запущенными.</text:p>
          </table:table-cell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35" office:value-type="string" calcext:value-type="string">
            <text:p>fg</text:p>
          </table:table-cell>
          <table:table-cell table:style-name="ce35" office:value-type="string" calcext:value-type="string">
            <text:p>перевести на foregrond (лицевую сторону) фоновый процесс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Ctrl+С</text:p>
          </table:table-cell>
          <table:table-cell table:style-name="ce35" office:value-type="string" calcext:value-type="string">
            <text:p>остановить процесс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Ctrl+Z</text:p>
          </table:table-cell>
          <table:table-cell table:style-name="ce35" office:value-type="string" calcext:value-type="string">
            <text:p>перевести процесс в фоновый режим</text:p>
          </table:table-cell>
          <table:table-cell table:number-columns-repeated="1022"/>
        </table:table-row>
        <table:table-row table:style-name="ro6">
          <table:table-cell table:style-name="ce37" office:value-type="string" calcext:value-type="string">
            <text:p>top</text:p>
          </table:table-cell>
          <table:table-cell table:style-name="ce35" office:value-type="string" calcext:value-type="string">
            <text:p>Task Manager, диспетчер задач в Linux, можем видеть процессы, память используемую и т. д.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Shift+P</text:p>
          </table:table-cell>
          <table:table-cell table:style-name="ce35" office:value-type="string" calcext:value-type="string">
            <text:p>отфильтровать по CPU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Shift+M</text:p>
          </table:table-cell>
          <table:table-cell table:style-name="ce35" office:value-type="string" calcext:value-type="string">
            <text:p>отфильтровать по памяти.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free -h</text:p>
          </table:table-cell>
          <table:table-cell table:style-name="ce35" office:value-type="string" calcext:value-type="string">
            <text:p>показать наличие памяти</text:p>
          </table:table-cell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35" office:value-type="string" calcext:value-type="string">
            <text:p>shutdown</text:p>
          </table:table-cell>
          <table:table-cell table:style-name="ce35" office:value-type="string" calcext:value-type="string">
            <text:p>останавливает или перезагружает систему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sudo reboot now</text:p>
          </table:table-cell>
          <table:table-cell table:style-name="ce35" office:value-type="string" calcext:value-type="string">
            <text:p>перезапустить сейчас</text:p>
          </table:table-cell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36" office:value-type="string" calcext:value-type="string">
            <text:p>Файл дескрипторы <text:s/>N0 N1 N2</text:p>
          </table:table-cell>
          <table:table-cell table:style-name="ce36"/>
          <table:table-cell table:number-columns-repeated="1022"/>
        </table:table-row>
        <table:table-row table:style-name="ro8">
          <table:table-cell table:style-name="ce39" office:value-type="string" calcext:value-type="string">
            <text:p>Файл дескрипторы </text:p>
            <text:p><text:span text:style-name="T1">N0</text:span></text:p>
            <text:p>N1</text:p>
            <text:p>N2</text:p>
          </table:table-cell>
          <table:table-cell table:style-name="ce35" office:value-type="string" calcext:value-type="string">
            <text:p>Каждый раз при открытии файла системным вызовом open в любом языке программирования я получаю уникальный ID, который указывает мне на файл, этот ID и есть файл дескриптор. </text:p>
            <text:p/>
            <text:p>Файл дескриптор 0 называется STDIN и ассоциируется с вводом данных у приложения</text:p>
            <text:p>Файл дескриптор 1 называется STDOUT и используется приложениями для вывода данных, например командами print</text:p>
            <text:p>Файл дескриптор 2 называется STDERR и используется приложениями для вывода данных, сообщающих об ошибке</text:p>
            <text:p/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echo $$</text:p>
          </table:table-cell>
          <table:table-cell table:style-name="ce35" office:value-type="string" calcext:value-type="string">
            <text:p>Узнать ID своего процесса (терминала)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ls -lah /proc/15771/fd/</text:p>
          </table:table-cell>
          <table:table-cell table:style-name="ce35" office:value-type="string" calcext:value-type="string">
            <text:p>Увидеть файл-дескрипторы нашего процесса по id, например, 15771</text:p>
          </table:table-cell>
          <table:table-cell table:number-columns-repeated="1022"/>
        </table:table-row>
        <table:table-row table:style-name="ro9">
          <table:table-cell table:style-name="ce35" office:value-type="string" calcext:value-type="string">
            <text:p>// во второй консоли запустим</text:p>
            <text:p>echo "hello world" &gt; /proc/15771/fd/0</text:p>
            <text:p/>
            <text:p>// и в первой консоли увидим</text:p>
            <text:p>[user@localhost ]$ hello world</text:p>
          </table:table-cell>
          <table:table-cell table:style-name="ce35" office:value-type="string" calcext:value-type="string">
            <text:p>Сейчас все 3 файл дескриптора связаны с устройством псевдотерминала /dev/pts, но мы все равно можем ими манипулировать, например запустим во второй консоли</text:p>
          </table:table-cell>
          <table:table-cell table:number-columns-repeated="1022"/>
        </table:table-row>
        <table:table-row table:style-name="ro1" table:number-rows-repeated="6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36" office:value-type="string" calcext:value-type="string">
            <text:p>СЛУЖБЫ (скрытые фоновые процессы)</text:p>
          </table:table-cell>
          <table:table-cell table:style-name="ce36"/>
          <table:table-cell table:number-columns-repeated="1022"/>
        </table:table-row>
        <table:table-row table:style-name="ro2">
          <table:table-cell table:style-name="ce40" office:value-type="string" calcext:value-type="string">
            <text:p>systemctl <text:span text:style-name="T11">опции</text:span> <text:span text:style-name="T12">команда</text:span> <text:span text:style-name="T13">служба служба</text:span></text:p>
          </table:table-cell>
          <table:table-cell table:style-name="ce40" office:value-type="string" calcext:value-type="string">
            <text:p><text:a xlink:href="https://losst.ru/upravlenie-sluzhbami-linux" xlink:type="simple">https://losst.ru/upravlenie-sluzhbami-linux</text:a>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systemctl stop predictive</text:p>
          </table:table-cell>
          <table:table-cell table:style-name="ce35" office:value-type="string" calcext:value-type="string">
            <text:p>остановить службу предсказаний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<text:span text:style-name="T14">systemctl </text:span>list-units</text:p>
          </table:table-cell>
          <table:table-cell table:style-name="ce35" office:value-type="string" calcext:value-type="string">
            <text:p>посмотреть все службы (юниты), аналог опции -t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systemctl list-units --type service</text:p>
          </table:table-cell>
          <table:table-cell table:style-name="Default" office:value-type="string" calcext:value-type="string">
            <text:p><text:span text:style-name="T14">посмотреть </text:span>только программы, а не все эти дополнительные компоненты</text:p>
          </table:table-cell>
          <table:table-cell table:number-columns-repeated="1022"/>
        </table:table-row>
        <table:table-row table:style-name="ro1" table:number-rows-repeated="2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35" office:value-type="string" calcext:value-type="string">
            <text:p><text:span text:style-name="T14">systemctl </text:span>start service</text:p>
          </table:table-cell>
          <table:table-cell table:style-name="ce35" office:value-type="string" calcext:value-type="string">
            <text:p>запустить службу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service &lt;clientapp&gt; <text:span text:style-name="T15">restart</text:span> …</text:p>
          </table:table-cell>
          <table:table-cell table:style-name="ce35" office:value-type="string" calcext:value-type="string">
            <text:p>перезапустить службу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<text:span text:style-name="T14">systemctl </text:span>try-restart …</text:p>
          </table:table-cell>
          <table:table-cell table:style-name="ce35" office:value-type="string" calcext:value-type="string">
            <text:p>перезапустить службу, только если она запущена</text:p>
          </table:table-cell>
          <table:table-cell table:number-columns-repeated="1022"/>
        </table:table-row>
        <table:table-row table:style-name="ro6">
          <table:table-cell table:style-name="ce35" office:value-type="string" calcext:value-type="string">
            <text:p><text:span text:style-name="T14">systemctl </text:span>reload-or-restart …</text:p>
          </table:table-cell>
          <table:table-cell table:style-name="ce35" office:value-type="string" calcext:value-type="string">
            <text:p>обновить конфигурацию затем выполнить перезапуск службы linux, если не поддерживается - только перезапустить</text:p>
          </table:table-cell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35" office:value-type="string" calcext:value-type="string">
            <text:p><text:span text:style-name="T14">systemctl </text:span>enable …</text:p>
          </table:table-cell>
          <table:table-cell table:style-name="ce35" office:value-type="string" calcext:value-type="string">
            <text:p>добавить службу в автозагрузку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<text:span text:style-name="T14">systemctl </text:span>disable …</text:p>
          </table:table-cell>
          <table:table-cell table:style-name="ce35" office:value-type="string" calcext:value-type="string">
            <text:p>удалить службу из автозагрузки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<text:span text:style-name="T14">systemctl </text:span>is-enabled </text:p>
          </table:table-cell>
          <table:table-cell table:style-name="ce35" office:value-type="string" calcext:value-type="string">
            <text:p>проверить если ли уже служба в автозагрузке</text:p>
          </table:table-cell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35" office:value-type="string" calcext:value-type="string">
            <text:p><text:span text:style-name="T14">systemctl </text:span>snapsot</text:p>
          </table:table-cell>
          <table:table-cell table:style-name="ce35" office:value-type="string" calcext:value-type="string">
            <text:p>сохранить состояние служб, чтобы потом восстановить</text:p>
          </table:table-cell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35" office:value-type="string" calcext:value-type="string">
            <text:p><text:span text:style-name="T14">systemctl </text:span>daemon-reload</text:p>
          </table:table-cell>
          <table:table-cell table:style-name="ce35" office:value-type="string" calcext:value-type="string">
            <text:p>обновить конфигурацию всех служб</text:p>
          </table:table-cell>
          <table:table-cell table:number-columns-repeated="1022"/>
        </table:table-row>
        <table:table-row table:style-name="ro1" table:number-rows-repeated="2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40" office:value-type="string" calcext:value-type="string">
            <text:p>Units (юниты)</text:p>
          </table:table-cell>
          <table:table-cell table:style-name="ce40" office:value-type="string" calcext:value-type="string">
            <text:p><text:a xlink:href="https://linux-notes.org/pishem-systemd-unit-fajl/" xlink:type="simple">https://linux-notes.org/pishem-systemd-unit-fajl/</text:a></text:p>
          </table:table-cell>
          <table:table-cell table:number-columns-repeated="1022"/>
        </table:table-row>
        <table:table-row table:style-name="ro1" table:number-rows-repeated="9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38" office:value-type="string" calcext:value-type="string">
            <text:p>НАВИГАЦИЯ И ПОИСК.</text:p>
          </table:table-cell>
          <table:table-cell table:style-name="ce38"/>
          <table:table-cell table:number-columns-repeated="1022"/>
        </table:table-row>
        <table:table-row table:style-name="ro2">
          <table:table-cell table:style-name="ce37" office:value-type="string" calcext:value-type="string">
            <text:p>cd</text:p>
          </table:table-cell>
          <table:table-cell table:style-name="ce35" office:value-type="string" calcext:value-type="string">
            <text:p>перейти в папку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cd .</text:p>
          </table:table-cell>
          <table:table-cell table:style-name="ce35" office:value-type="string" calcext:value-type="string">
            <text:p>Текущая папка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cd ..</text:p>
          </table:table-cell>
          <table:table-cell table:style-name="ce35" office:value-type="string" calcext:value-type="string">
            <text:p>перейти в папку выше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cd ../..</text:p>
          </table:table-cell>
          <table:table-cell table:style-name="ce35" office:value-type="string" calcext:value-type="string">
            <text:p>перейти на 2 папки выше</text:p>
          </table:table-cell>
          <table:table-cell table:number-columns-repeated="1022"/>
        </table:table-row>
        <table:table-row table:style-name="ro6">
          <table:table-cell table:style-name="ce35" office:value-type="string" calcext:value-type="string">
            <text:p>cd ~</text:p>
          </table:table-cell>
          <table:table-cell table:style-name="ce35" office:value-type="string" calcext:value-type="string">
            <text:p>перейти в папку home текущего пользователя, то же самое, что cd home</text:p>
          </table:table-cell>
          <table:table-cell table:number-columns-repeated="1022"/>
        </table:table-row>
        <table:table-row table:style-name="ro2">
          <table:table-cell table:style-name="ce37" office:value-type="string" calcext:value-type="string">
            <text:p>pwd</text:p>
          </table:table-cell>
          <table:table-cell table:style-name="ce35" office:value-type="string" calcext:value-type="string">
            <text:p>показать путь текущей папки</text:p>
          </table:table-cell>
          <table:table-cell table:number-columns-repeated="1022"/>
        </table:table-row>
        <table:table-row table:style-name="ro2">
          <table:table-cell table:style-name="ce37" office:value-type="string" calcext:value-type="string">
            <text:p>ls</text:p>
          </table:table-cell>
          <table:table-cell table:style-name="ce35" office:value-type="string" calcext:value-type="string">
            <text:p>показать сожержимое текущей папки</text:p>
          </table:table-cell>
          <table:table-cell table:number-columns-repeated="1022"/>
        </table:table-row>
        <table:table-row table:style-name="ro6">
          <table:table-cell table:style-name="ce35" office:value-type="string" calcext:value-type="string">
            <text:p>ls -la</text:p>
          </table:table-cell>
          <table:table-cell table:style-name="ce35" office:value-type="string" calcext:value-type="string">
            <text:p>показать сожержимое текущей папки, l - длинно, a - включая скрытые папки и файлы</text:p>
          </table:table-cell>
          <table:table-cell table:number-columns-repeated="1022"/>
        </table:table-row>
        <table:table-row table:style-name="ro6">
          <table:table-cell table:style-name="ce35" office:value-type="string" calcext:value-type="string">
            <text:p>sudo ls -la -R /</text:p>
          </table:table-cell>
          <table:table-cell table:style-name="ce35" office:value-type="string" calcext:value-type="string">
            <text:p>показать сожержимое корневой папки рекурсивно (с просмотром в поддиректориях). Бежать данные по экрану будут очень долго )))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locate &lt;имя файла/папки&gt;</text:p>
          </table:table-cell>
          <table:table-cell table:style-name="ce35" office:value-type="string" calcext:value-type="string">
            <text:p>показать директорию файла/папки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whereis &lt;имя файла/папки&gt;</text:p>
          </table:table-cell>
          <table:table-cell table:style-name="ce35" office:value-type="string" calcext:value-type="string">
            <text:p>показать директорию файла/папки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find /home -name "&lt;имя файла/папки&gt;"</text:p>
          </table:table-cell>
          <table:table-cell table:style-name="ce35" office:value-type="string" calcext:value-type="string">
            <text:p>найти файл/папку, атрибут -name указывает, что ищем по имени</text:p>
          </table:table-cell>
          <table:table-cell table:number-columns-repeated="1022"/>
        </table:table-row>
        <table:table-row table:style-name="ro6">
          <table:table-cell table:style-name="ce35" office:value-type="string" calcext:value-type="string">
            <text:p>-i</text:p>
          </table:table-cell>
          <table:table-cell table:style-name="ce35" office:value-type="string" calcext:value-type="string">
            <text:p>атрибут игнорирования keysensitive - различия больших и маленьких букв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cd /media/cdrom</text:p>
          </table:table-cell>
          <table:table-cell table:style-name="ce35" office:value-type="string" calcext:value-type="string">
            <text:p>перейти в сд-ром</text:p>
          </table:table-cell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38" office:value-type="string" calcext:value-type="string">
            <text:p>РАБОТА С ФАЙЛАМИ И ПАПКАМИ</text:p>
          </table:table-cell>
          <table:table-cell table:style-name="ce38"/>
          <table:table-cell table:number-columns-repeated="1022"/>
        </table:table-row>
        <table:table-row table:style-name="ro2">
          <table:table-cell table:style-name="ce37" office:value-type="string" calcext:value-type="string">
            <text:p>mkdir</text:p>
          </table:table-cell>
          <table:table-cell table:style-name="ce35" office:value-type="string" calcext:value-type="string">
            <text:p>создать папку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mkdir -p Dir4/Dir5</text:p>
          </table:table-cell>
          <table:table-cell table:style-name="ce35" office:value-type="string" calcext:value-type="string">
            <text:p>с атрибутом parent создает сразу родительскую и дочернюю папки</text:p>
          </table:table-cell>
          <table:table-cell table:number-columns-repeated="1022"/>
        </table:table-row>
        <table:table-row table:style-name="ro6">
          <table:table-cell table:style-name="ce37" office:value-type="string" calcext:value-type="string">
            <text:p>touch</text:p>
          </table:table-cell>
          <table:table-cell table:style-name="ce35" office:value-type="string" calcext:value-type="string">
            <text:p>создать файл, либо обновить время последней активности у существующего файла</text:p>
          </table:table-cell>
          <table:table-cell table:number-columns-repeated="1022"/>
        </table:table-row>
        <table:table-row table:style-name="ro2">
          <table:table-cell table:style-name="ce37" office:value-type="string" calcext:value-type="string">
            <text:p>rm</text:p>
          </table:table-cell>
          <table:table-cell table:style-name="ce35" office:value-type="string" calcext:value-type="string">
            <text:p>удалить файл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rmdir</text:p>
          </table:table-cell>
          <table:table-cell table:style-name="ce35" office:value-type="string" calcext:value-type="string">
            <text:p>удалить папку пустую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rmdir -p dir1/dir2/dir3</text:p>
          </table:table-cell>
          <table:table-cell table:style-name="ce35" office:value-type="string" calcext:value-type="string">
            <text:p>удалить указанное дерево</text:p>
          </table:table-cell>
          <table:table-cell table:number-columns-repeated="1022"/>
        </table:table-row>
        <table:table-row table:style-name="ro6">
          <table:table-cell table:style-name="ce35" office:value-type="string" calcext:value-type="string">
            <text:p>-i</text:p>
          </table:table-cell>
          <table:table-cell table:style-name="ce35" office:value-type="string" calcext:value-type="string">
            <text:p>(interactive) option to rm, which will prompt you to confirm the deletion of each file;</text:p>
          </table:table-cell>
          <table:table-cell table:number-columns-repeated="1022"/>
        </table:table-row>
        <table:table-row table:style-name="ro6">
          <table:table-cell table:style-name="ce41" office:value-type="string" calcext:value-type="string">
            <text:p>rm -R</text:p>
          </table:table-cell>
          <table:table-cell table:style-name="ce35" office:value-type="string" calcext:value-type="string">
            <text:p>удалить папку рекурсивно со всем её содержимым. ОПАСНО! <text:s/>Лучше удалять содержимое вручную, потом .. и удалять папку обычным rmdir</text:p>
          </table:table-cell>
          <table:table-cell table:number-columns-repeated="1022"/>
        </table:table-row>
        <table:table-row table:style-name="ro2">
          <table:table-cell table:style-name="ce41" office:value-type="string" calcext:value-type="string">
            <text:p>sudo rm -R /</text:p>
          </table:table-cell>
          <table:table-cell table:style-name="ce35" office:value-type="string" calcext:value-type="string">
            <text:p>удалить всё с машины, начиная с корня, включая саму систему Linux</text:p>
          </table:table-cell>
          <table:table-cell table:number-columns-repeated="1022"/>
        </table:table-row>
        <table:table-row table:style-name="ro1" table:number-rows-repeated="2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35" office:value-type="string" calcext:value-type="string">
            <text:p>cat</text:p>
          </table:table-cell>
          <table:table-cell table:style-name="ce35" office:value-type="string" calcext:value-type="string">
            <text:p>ПРОСМОТРЕТЬ ФАЙЛ</text:p>
          </table:table-cell>
          <table:table-cell table:number-columns-repeated="1022"/>
        </table:table-row>
        <table:table-row table:style-name="ro6">
          <table:table-cell table:style-name="ce35" office:value-type="string" calcext:value-type="string">
            <text:p>more</text:p>
          </table:table-cell>
          <table:table-cell table:style-name="ce35" office:value-type="string" calcext:value-type="string">
            <text:p>тоже просмотреть файл, но по кнопке Enter читается по строкам. q - для выхода</text:p>
          </table:table-cell>
          <table:table-cell table:number-columns-repeated="1022"/>
        </table:table-row>
        <table:table-row table:style-name="ro6">
          <table:table-cell table:style-name="ce37" office:value-type="string" calcext:value-type="string">
            <text:p>less</text:p>
          </table:table-cell>
          <table:table-cell table:style-name="ce35" office:value-type="string" calcext:value-type="string">
            <text:p>тоже просмотреть файл, но работают ещё PgDown и PgUp, по кнопке / работает поиск. q - для выхода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<text:span text:style-name="T16">cp</text:span> &lt;название файла&gt; &lt;путь, куда копируем&gt;</text:p>
          </table:table-cell>
          <table:table-cell table:style-name="ce35" office:value-type="string" calcext:value-type="string">
            <text:p>скопировать файл/папку</text:p>
          </table:table-cell>
          <table:table-cell table:number-columns-repeated="1022"/>
        </table:table-row>
        <table:table-row table:style-name="ro6">
          <table:table-cell table:style-name="ce35" office:value-type="string" calcext:value-type="string">
            <text:p>cp hello*.*</text:p>
          </table:table-cell>
          <table:table-cell table:style-name="ce35" office:value-type="string" calcext:value-type="string">
            <text:p>скопировать ВСЕ файлы с "hello" в начале названия, любым продолжением названия, с любым расширением</text:p>
          </table:table-cell>
          <table:table-cell table:number-columns-repeated="1022"/>
        </table:table-row>
        <table:table-row table:style-name="ro6">
          <table:table-cell table:style-name="ce35" office:value-type="string" calcext:value-type="string">
            <text:p>cp hello?.*</text:p>
          </table:table-cell>
          <table:table-cell table:style-name="ce35" office:value-type="string" calcext:value-type="string">
            <text:p>скопировать ВСЕ файлы с "hello" в начале названия и с любым 1 символом после этого.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cp -R Dir2 Dir 4</text:p>
          </table:table-cell>
          <table:table-cell table:style-name="ce35" office:value-type="string" calcext:value-type="string">
            <text:p>скопировать папку Dir2 со всем сожержимым в папку Dir4</text:p>
          </table:table-cell>
          <table:table-cell table:number-columns-repeated="1022"/>
        </table:table-row>
        <table:table-row table:style-name="ro6">
          <table:table-cell table:style-name="ce35" office:value-type="string" calcext:value-type="string">
            <text:p>-v</text:p>
          </table:table-cell>
          <table:table-cell table:style-name="ce35" office:value-type="string" calcext:value-type="string">
            <text:p>атрибут verbose, который на экране покажет процесс выполнения команды, например копирования файлов.</text:p>
          </table:table-cell>
          <table:table-cell table:number-columns-repeated="1022"/>
        </table:table-row>
        <table:table-row table:style-name="ro6">
          <table:table-cell table:style-name="ce37" office:value-type="string" calcext:value-type="string">
            <text:p>mv</text:p>
          </table:table-cell>
          <table:table-cell table:style-name="ce35" office:value-type="string" calcext:value-type="string">
            <text:p>переместить файл ИЛИ переименовать, если остваить файл в той же директории (mv text.txt rename.txt)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mv text.txt .text.txt</text:p>
          </table:table-cell>
          <table:table-cell table:style-name="ce35" office:value-type="string" calcext:value-type="string">
            <text:p>сделать файл скрытым, если поставить точку в начале имени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mv &lt;file name&gt; &lt;folder name&gt;/</text:p>
          </table:table-cell>
          <table:table-cell table:style-name="ce35" office:value-type="string" calcext:value-type="string">
            <text:p>move file to folder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mv &lt;file name&gt; ..</text:p>
          </table:table-cell>
          <table:table-cell table:style-name="ce35" office:value-type="string" calcext:value-type="string">
            <text:p>move file one level up to parent folder</text:p>
          </table:table-cell>
          <table:table-cell table:number-columns-repeated="1022"/>
        </table:table-row>
        <table:table-row table:style-name="ro1" table:number-rows-repeated="2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35" office:value-type="string" calcext:value-type="string">
            <text:p>df /work</text:p>
          </table:table-cell>
          <table:table-cell table:style-name="ce35" office:value-type="string" calcext:value-type="string">
            <text:p>df - команда, показывающая, на каком диске находится папка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df /root</text:p>
          </table:table-cell>
          <table:table-cell table:style-name="ce35" office:value-type="string" calcext:value-type="string">
            <text:p>узнать, где зранится корень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df -Th | grep "^/dev"</text:p>
          </table:table-cell>
          <table:table-cell table:style-name="ce35" office:value-type="string" calcext:value-type="string">
            <text:p>Использование дискового пространства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lsblk -f</text:p>
          </table:table-cell>
          <table:table-cell table:style-name="ce35" office:value-type="string" calcext:value-type="string">
            <text:p>Показать дерево дисков</text:p>
          </table:table-cell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6">
          <table:table-cell table:style-name="ce37" office:value-type="string" calcext:value-type="string">
            <text:p>mc</text:p>
          </table:table-cell>
          <table:table-cell table:style-name="ce35" office:value-type="string" calcext:value-type="string">
            <text:p><text:span text:style-name="T20">Открыть коммандер прямо в терминале ))</text:span></text:p>
            <text:p>Если его нет, то <text:span text:style-name="T20">sudo apt install mc</text:span></text:p>
          </table:table-cell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10">
          <table:table-cell table:style-name="ce35" office:value-type="string" calcext:value-type="string">
            <text:p>зажимаем Ctrl+Shift и перетаскиваем наш файл/папку в место, где будет ярлык.  </text:p>
            <text:p>Появляется ярлык (со стрелкой)</text:p>
          </table:table-cell>
          <table:table-cell table:style-name="ce37" office:value-type="string" calcext:value-type="string">
            <text:p>Сделать ссылку на папку или файл</text:p>
          </table:table-cell>
          <table:table-cell table:number-columns-repeated="1022"/>
        </table:table-row>
        <table:table-row table:style-name="ro6">
          <table:table-cell table:style-name="ce35" office:value-type="string" calcext:value-type="string">
            <text:p>sudo ln -s &lt;файл-источник&gt; &lt;пуь к папке, где будет ярлык&gt;</text:p>
          </table:table-cell>
          <table:table-cell table:style-name="ce35" office:value-type="string" calcext:value-type="string">
            <text:p>Сделать ссылку на папку или файл</text:p>
          </table:table-cell>
          <table:table-cell table:number-columns-repeated="1022"/>
        </table:table-row>
        <table:table-row table:style-name="ro1" table:number-rows-repeated="3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38" office:value-type="string" calcext:value-type="string">
            <text:p>ЗАПИСЬ В ФАЙЛЫ</text:p>
          </table:table-cell>
          <table:table-cell table:style-name="ce38"/>
          <table:table-cell table:number-columns-repeated="1022"/>
        </table:table-row>
        <table:table-row table:style-name="ro2">
          <table:table-cell table:style-name="ce35" office:value-type="string" calcext:value-type="string">
            <text:p>gedit</text:p>
          </table:table-cell>
          <table:table-cell table:style-name="ce35" office:value-type="string" calcext:value-type="string">
            <text:p>открытие простого блокнота в GUI</text:p>
          </table:table-cell>
          <table:table-cell table:number-columns-repeated="1022"/>
        </table:table-row>
        <table:table-row table:style-name="ro1">
          <table:table-cell table:style-name="ce42" table:number-columns-repeated="2"/>
          <table:table-cell table:number-columns-repeated="1022"/>
        </table:table-row>
        <table:table-row table:style-name="ro2">
          <table:table-cell table:style-name="ce37" office:value-type="string" calcext:value-type="string">
            <text:p>nano</text:p>
          </table:table-cell>
          <table:table-cell table:style-name="ce35" office:value-type="string" calcext:value-type="string">
            <text:p>текстовый редактор прямо в терминале</text:p>
          </table:table-cell>
          <table:table-cell table:number-columns-repeated="1022"/>
        </table:table-row>
        <table:table-row table:style-name="ro11">
          <table:table-cell table:style-name="ce35" office:value-type="string" calcext:value-type="string">
            <text:p>сначала отмечается начало выделение: Alt-A или Ctrl-^</text:p>
            <text:p>Далее следует навигация — и до момента выполнения действия над текстом в буффере, выделение сохраняется</text:p>
            <text:p>(обратите внимание, выделение сохраняется даже при вводе текста, в этом оно сильно отличается от выделения в gui-приложениях windows и ближе к persistent blocks в TurboC, DN и соответствующей опции Far Manager'а).</text:p>
            <text:p>применимы все функции навигации, включая переход по номеру строки или поиск</text:p>
          </table:table-cell>
          <table:table-cell table:style-name="ce35" office:value-type="string" calcext:value-type="string">
            <text:p>ВЫДЕЛЕНИЕ ТЕКСТА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Ctrl-K (или F9)</text:p>
          </table:table-cell>
          <table:table-cell table:style-name="ce35" office:value-type="string" calcext:value-type="string">
            <text:p>Далее выделенный текст можно удалить или скопировать в буффер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комбинация Alt-6</text:p>
          </table:table-cell>
          <table:table-cell table:style-name="ce35" office:value-type="string" calcext:value-type="string">
            <text:p>Выделенный текст можно скопировать в буффер обмена</text:p>
          </table:table-cell>
          <table:table-cell table:number-columns-repeated="1022"/>
        </table:table-row>
        <table:table-row table:style-name="ro6">
          <table:table-cell table:style-name="ce35" office:value-type="string" calcext:value-type="string">
            <text:p>Ctrl-U или F10</text:p>
          </table:table-cell>
          <table:table-cell table:style-name="ce35" office:value-type="string" calcext:value-type="string">
            <text:p>вставить текст из буффера обмена. в подсказке снизу написана неправда, это не отмена удаления, это вставка.</text:p>
          </table:table-cell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35" office:value-type="string" calcext:value-type="string">
            <text:p>pico</text:p>
          </table:table-cell>
          <table:table-cell table:style-name="ce35" office:value-type="string" calcext:value-type="string">
            <text:p>Тот же nano, но версия постарше</text:p>
          </table:table-cell>
          <table:table-cell table:number-columns-repeated="1022"/>
        </table:table-row>
        <table:table-row table:style-name="ro6">
          <table:table-cell table:style-name="ce35" office:value-type="string" calcext:value-type="string">
            <text:p>vi</text:p>
          </table:table-cell>
          <table:table-cell table:style-name="ce35" office:value-type="string" calcext:value-type="string">
            <text:p>древний редактор, он же vim, не дай Бог с ним работать. Имеет 2 режима и НЕ говорит, в каком он сейчас.</text:p>
          </table:table-cell>
          <table:table-cell table:number-columns-repeated="1022"/>
        </table:table-row>
        <table:table-row table:style-name="ro9">
          <table:table-cell table:style-name="ce35" office:value-type="string" calcext:value-type="string">
            <text:p>Hit the Esc key to enter "Normal mode". Then you can type : to enter "Command-line mode". A colon (:) will appear at the bottom of the screen and you can type in one of the following commands. To execute a command, press the Enter key.</text:p>
          </table:table-cell>
          <table:table-cell table:style-name="ce35" office:value-type="string" calcext:value-type="string">
            <text:p>Выйти из VIM</text:p>
          </table:table-cell>
          <table:table-cell table:number-columns-repeated="1022"/>
        </table:table-row>
        <table:table-row table:style-name="ro12">
          <table:table-cell table:style-name="ce35" office:value-type="string" calcext:value-type="string">
            <text:p>sed</text:p>
          </table:table-cell>
          <table:table-cell table:style-name="ce35" office:value-type="string" calcext:value-type="string">
            <text:p>Заменяет строки pattern_string → replace_string в файлах текущей папки, не открывая файлы.</text:p>
            <text:p>-n, --quiet - не выводить содержимое буфера шаблона в конце каждой итерации;</text:p>
            <text:p>-e - команды, которые надо выполнить для редактирования;</text:p>
            <text:p>-f - прочитать команды редактирования из файла;</text:p>
            <text:p>-i - сделать резервную копию файла перед редактированием;</text:p>
            <text:p>-l - указать свою длину строки;</text:p>
            <text:p>-r - включить поддержку расширенного синтаксиса регулярных выражений;</text:p>
            <text:p>-s - если передано несколько файлов, рассматривать их как отдельные потоки, а не как один длинный.</text:p>
            <text:p/>
          </table:table-cell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38" office:value-type="string" calcext:value-type="string">
            <text:p>ЯРЛЫКИ, СОРТИНГ, РЕГУЛЯРНЫЕ ВЫРАЖЕНИЯ</text:p>
          </table:table-cell>
          <table:table-cell table:style-name="ce38"/>
          <table:table-cell table:number-columns-repeated="1022"/>
        </table:table-row>
        <table:table-row table:style-name="ro2">
          <table:table-cell table:style-name="ce35" office:value-type="string" calcext:value-type="string">
            <text:p>ln -s</text:p>
          </table:table-cell>
          <table:table-cell table:style-name="ce35" office:value-type="string" calcext:value-type="string">
            <text:p>создать ярлык на файл/папку</text:p>
          </table:table-cell>
          <table:table-cell table:number-columns-repeated="1022"/>
        </table:table-row>
        <table:table-row table:style-name="ro10">
          <table:table-cell table:style-name="ce37" office:value-type="string" calcext:value-type="string">
            <text:p>ln</text:p>
          </table:table-cell>
          <table:table-cell table:style-name="ce35" office:value-type="string" calcext:value-type="string">
            <text:p>создать ссылку-клон (как в Python вторая переменная, указывающая на тот же объект в памяти),</text:p>
            <text:p>менять можно любой из них - второй изменится тоже</text:p>
          </table:table-cell>
          <table:table-cell table:number-columns-repeated="1022"/>
        </table:table-row>
        <table:table-row table:style-name="ro10">
          <table:table-cell table:style-name="ce35" office:value-type="string" calcext:value-type="string">
            <text:p>wc &lt;имя файла&gt;</text:p>
          </table:table-cell>
          <table:table-cell table:style-name="ce35" office:value-type="string" calcext:value-type="string">
            <text:p>(word count) выдаёт информацию о файле: количество строк, слов, символов (байтов)</text:p>
            <text:p>атрибуты: -w - выдать кол-во слов, -l — строк.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sort &lt;имя файла с данными&gt;</text:p>
          </table:table-cell>
          <table:table-cell table:style-name="ce35" office:value-type="string" calcext:value-type="string">
            <text:p>возвращает данные в файле, сортированные по алфавиту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-n</text:p>
          </table:table-cell>
          <table:table-cell table:style-name="ce35" office:value-type="string" calcext:value-type="string">
            <text:p>атрибут для сортировки чисел по возрастанию</text:p>
          </table:table-cell>
          <table:table-cell table:number-columns-repeated="1022"/>
        </table:table-row>
        <table:table-row table:style-name="ro6">
          <table:table-cell table:style-name="ce35" office:value-type="string" calcext:value-type="string">
            <text:p>cut -d "&lt;символ-резделитель&gt;" -f 3 &lt;имя файла, в который это записать&gt;</text:p>
          </table:table-cell>
          <table:table-cell table:style-name="ce35" office:value-type="string" calcext:value-type="string">
            <text:p>разрезает строку по делиметеру -d, как split в Python, выдает массив кусочков.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атрибут -f 3</text:p>
          </table:table-cell>
          <table:table-cell table:style-name="ce35" office:value-type="string" calcext:value-type="string">
            <text:p>(field) выбирает не весь массив, а только указанный элемент.</text:p>
          </table:table-cell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35" office:value-type="string" calcext:value-type="string">
            <text:p><text:span text:style-name="T16">grep</text:span> &lt;искомый текст&gt; &lt;папка/файл&gt;</text:p>
          </table:table-cell>
          <table:table-cell table:style-name="ce35" office:value-type="string" calcext:value-type="string">
            <text:p>ищет определённый текст в файлах/папках/выходных данных pipeline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grep -E "[A-Za-z].gov" mydatafile.txt</text:p>
          </table:table-cell>
          <table:table-cell table:style-name="ce35" office:value-type="string" calcext:value-type="string">
            <text:p>ищем все вхождения с любой 1 буквой в любом регистре перед <text:s/>".gov"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grep -E "[A-Za-z]*.gov" mydatafile.txt</text:p>
          </table:table-cell>
          <table:table-cell table:style-name="ce35" office:value-type="string" calcext:value-type="string">
            <text:p>ищем все вхождения с любым количеством букв перед <text:s/>".gov"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grep -E "(kgb.gov|intel.com)"</text:p>
          </table:table-cell>
          <table:table-cell table:style-name="ce35" office:value-type="string" calcext:value-type="string">
            <text:p>ищем (или то, или другое) через разделитель |</text:p>
          </table:table-cell>
          <table:table-cell table:number-columns-repeated="1022"/>
        </table:table-row>
        <table:table-row table:style-name="ro1" table:number-rows-repeated="2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38" office:value-type="string" calcext:value-type="string">
            <text:p>ПЕРЕНАПРАВЛЕНИЕ ВЫВОДА/ВВОДА</text:p>
          </table:table-cell>
          <table:table-cell table:style-name="ce38"/>
          <table:table-cell table:number-columns-repeated="1022"/>
        </table:table-row>
        <table:table-row table:style-name="ro2">
          <table:table-cell table:style-name="ce35" office:value-type="string" calcext:value-type="string">
            <text:p>read</text:p>
          </table:table-cell>
          <table:table-cell table:style-name="ce35" office:value-type="string" calcext:value-type="string">
            <text:p>прочитать вводимую строку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read &lt;имя переменной&gt;</text:p>
          </table:table-cell>
          <table:table-cell table:style-name="ce35" office:value-type="string" calcext:value-type="string">
            <text:p>прочитать строку и присвоить её как значение переменной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sort names.txt</text:p>
          </table:table-cell>
          <table:table-cell table:style-name="ce35" office:value-type="string" calcext:value-type="string">
            <text:p>выведет отсортированное содержимое на экран</text:p>
          </table:table-cell>
          <table:table-cell table:number-columns-repeated="1022"/>
        </table:table-row>
        <table:table-row table:style-name="ro10">
          <table:table-cell table:style-name="ce35" office:value-type="string" calcext:value-type="string">
            <text:p>sort names.txt &gt; sorted.txt</text:p>
          </table:table-cell>
          <table:table-cell table:style-name="ce35" office:value-type="string" calcext:value-type="string">
            <text:p>выведет отсортированное содержимое в файл sorted.txt (если такой файл что-то содержал, сначала он затрётся!)</text:p>
            <text:p>Выдаёт только хорошие результаты, за исключением ошибок!</text:p>
          </table:table-cell>
          <table:table-cell table:number-columns-repeated="1022"/>
        </table:table-row>
        <table:table-row table:style-name="ro6">
          <table:table-cell table:style-name="ce35" office:value-type="string" calcext:value-type="string">
            <text:p>»</text:p>
          </table:table-cell>
          <table:table-cell table:style-name="ce35" office:value-type="string" calcext:value-type="string">
            <text:p>append, добваить данные в конец файла, аналогично комманде append в Python</text:p>
          </table:table-cell>
          <table:table-cell table:number-columns-repeated="1022"/>
        </table:table-row>
        <table:table-row table:style-name="ro6">
          <table:table-cell table:style-name="ce35" office:value-type="string" calcext:value-type="string">
            <text:p>2&gt;</text:p>
          </table:table-cell>
          <table:table-cell table:style-name="ce35" office:value-type="string" calcext:value-type="string">
            <text:p>перенаправить данные, выдавшие ошибки в... <text:s/>вникуда в данном случае.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2&gt; errors.txt</text:p>
          </table:table-cell>
          <table:table-cell table:style-name="ce35" office:value-type="string" calcext:value-type="string">
            <text:p>перенаправить плохие ответы в файл errors.txt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grep anton /etc/* 2&gt; /dev/null</text:p>
          </table:table-cell>
          <table:table-cell table:style-name="ce35" office:value-type="string" calcext:value-type="string">
            <text:p>перенаправить плохие ответы в девайс "вникуда"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grep anton /etc/* &gt; good.txt 2&gt; errors.txt</text:p>
          </table:table-cell>
          <table:table-cell table:style-name="ce35" office:value-type="string" calcext:value-type="string">
            <text:p>разделили по 2 файлам хорошие ответы и плохие.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grep anton /etc/* &amp;&gt; allresults.txt</text:p>
          </table:table-cell>
          <table:table-cell table:style-name="ce35" office:value-type="string" calcext:value-type="string">
            <text:p>вывести ВСЕ результаты, и плохие, и хорошие, в файл</text:p>
          </table:table-cell>
          <table:table-cell table:number-columns-repeated="1022"/>
        </table:table-row>
        <table:table-row table:style-name="ro1" table:number-rows-repeated="3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38" office:value-type="string" calcext:value-type="string">
            <text:p>АРХИВИРОВАНИЕ И КОМПРЕССИЯ ДАННЫХ</text:p>
          </table:table-cell>
          <table:table-cell table:style-name="ce38"/>
          <table:table-cell table:number-columns-repeated="1022"/>
        </table:table-row>
        <table:table-row table:style-name="ro2">
          <table:table-cell table:style-name="ce35" office:value-type="string" calcext:value-type="string">
            <text:p>tar</text:p>
          </table:table-cell>
          <table:table-cell table:style-name="ce35" office:value-type="string" calcext:value-type="string">
            <text:p>tape archive - объединяет несколько файлов/папок в один</text:p>
          </table:table-cell>
          <table:table-cell table:number-columns-repeated="1022"/>
        </table:table-row>
        <table:table-row table:style-name="ro6">
          <table:table-cell table:style-name="ce35" office:value-type="string" calcext:value-type="string">
            <text:p><text:span text:style-name="T16">tar</text:span> cvf mytar.tar Folder1</text:p>
          </table:table-cell>
          <table:table-cell table:style-name="ce35" office:value-type="string" calcext:value-type="string">
            <text:p>запихнуть в файл mytar.tar всё содержимой папки Folder1, буква f должна быть последним атрибутом перед именем файла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tar tf mytar.tar</text:p>
          </table:table-cell>
          <table:table-cell table:style-name="ce35" office:value-type="string" calcext:value-type="string">
            <text:p>посмотреть внутрь файла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tar xvf mytar.tar</text:p>
          </table:table-cell>
          <table:table-cell table:style-name="ce35" office:value-type="string" calcext:value-type="string">
            <text:p>распаковать, показывая действия (v)</text:p>
          </table:table-cell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10">
          <table:table-cell table:style-name="ce35" office:value-type="string" calcext:value-type="string">
            <text:p><text:span text:style-name="T16">gzip</text:span> mytar.tar</text:p>
          </table:table-cell>
          <table:table-cell table:style-name="ce35" office:value-type="string" calcext:value-type="string">
            <text:p>скомпрессировать 1 файл! <text:s/>Файл получает новое расширение .gz и уменьшеается в размере. Получаем архив. Исходный большой файл исчезает.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gunzip mytar.tar.gz</text:p>
          </table:table-cell>
          <table:table-cell table:style-name="ce35" office:value-type="string" calcext:value-type="string">
            <text:p>раскомпрессировать файл gz.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<text:span text:style-name="T16">bzip2</text:span> mytar.tar</text:p>
          </table:table-cell>
          <table:table-cell table:style-name="ce35" office:value-type="string" calcext:value-type="string">
            <text:p>скомпрессировать более мощным методом в формат .bz2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bunzip2 mytar.tar.bz2</text:p>
          </table:table-cell>
          <table:table-cell table:style-name="ce35" office:value-type="string" calcext:value-type="string">
            <text:p>раскопрессировать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<text:span text:style-name="T16">xz</text:span> и unxz</text:p>
          </table:table-cell>
          <table:table-cell table:style-name="ce35" office:value-type="string" calcext:value-type="string">
            <text:p>скомпрессовать и раскомпрессовать в формат .xz</text:p>
          </table:table-cell>
          <table:table-cell table:number-columns-repeated="1022"/>
        </table:table-row>
        <table:table-row table:style-name="ro6">
          <table:table-cell table:style-name="ce37" office:value-type="string" calcext:value-type="string">
            <text:p>tar cvzf mytar.tar Folder1</text:p>
          </table:table-cell>
          <table:table-cell table:style-name="ce43" office:value-type="string" calcext:value-type="string">
            <text:p>закинуть в 1 файл и СРАЗУ скопрессировать. z - по методу gzip, <text:s text:c="2"/>j - по методу bzip2, J - по методу xz.</text:p>
          </table:table-cell>
          <table:table-cell table:number-columns-repeated="1022"/>
        </table:table-row>
        <table:table-row table:style-name="ro1">
          <table:table-cell table:style-name="ce35"/>
          <table:table-cell table:style-name="ce43"/>
          <table:table-cell table:number-columns-repeated="1022"/>
        </table:table-row>
        <table:table-row table:style-name="ro6">
          <table:table-cell table:style-name="ce37" office:value-type="string" calcext:value-type="string">
            <text:p>zip -r myZIP.zip Folder1</text:p>
          </table:table-cell>
          <table:table-cell table:style-name="ce43" office:value-type="string" calcext:value-type="string">
            <text:p>закинуть рекурсивно папку и всё её содержимое в архив zip? который откроется и на Windows легко (степень сжатия самая слабая)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unzip myZIP.zip</text:p>
          </table:table-cell>
          <table:table-cell table:style-name="ce35" office:value-type="string" calcext:value-type="string">
            <text:p>распаковать zip-файл</text:p>
          </table:table-cell>
          <table:table-cell table:number-columns-repeated="1022"/>
        </table:table-row>
        <table:table-row table:style-name="ro1" table:number-rows-repeated="2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38" office:value-type="string" calcext:value-type="string">
            <text:p>ПОЛЬЗОВАТЕЛИ</text:p>
          </table:table-cell>
          <table:table-cell table:style-name="ce38"/>
          <table:table-cell table:number-columns-repeated="1022"/>
        </table:table-row>
        <table:table-row table:style-name="ro2">
          <table:table-cell table:style-name="ce35" office:value-type="string" calcext:value-type="string">
            <text:p>cat /etc/passwd</text:p>
          </table:table-cell>
          <table:table-cell table:style-name="ce35" office:value-type="string" calcext:value-type="string">
            <text:p>открыть файл с данными всех аккаунтов пользователей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whoami</text:p>
          </table:table-cell>
          <table:table-cell table:style-name="ce35" office:value-type="string" calcext:value-type="string">
            <text:p>показывает, какой юзер сейчас активен</text:p>
          </table:table-cell>
          <table:table-cell table:number-columns-repeated="1022"/>
        </table:table-row>
        <table:table-row table:style-name="ro6">
          <table:table-cell table:style-name="ce35" office:value-type="string" calcext:value-type="string">
            <text:p><text:span text:style-name="T16">su</text:span> &lt;имя юзера&gt;</text:p>
          </table:table-cell>
          <table:table-cell table:style-name="ce35" office:value-type="string" calcext:value-type="string">
            <text:p>switch user, меняет текущего юзера на указанного, попросит ввести пароль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exit</text:p>
          </table:table-cell>
          <table:table-cell table:style-name="ce35" office:value-type="string" calcext:value-type="string">
            <text:p>выйти из временно примеренного юзера ))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logout</text:p>
          </table:table-cell>
          <table:table-cell table:style-name="ce35" office:value-type="string" calcext:value-type="string">
            <text:p>выйти из текущего пользователя (root, например)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id &lt;имя юзера&gt;</text:p>
          </table:table-cell>
          <table:table-cell table:style-name="ce35" office:value-type="string" calcext:value-type="string">
            <text:p>показывает группы пользователя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last</text:p>
          </table:table-cell>
          <table:table-cell table:style-name="ce35" office:value-type="string" calcext:value-type="string">
            <text:p>показывает крайние логины в систему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who</text:p>
          </table:table-cell>
          <table:table-cell table:style-name="ce35" office:value-type="string" calcext:value-type="string">
            <text:p>показывает, кто сейчас залогинен в систему</text:p>
          </table:table-cell>
          <table:table-cell table:number-columns-repeated="1022"/>
        </table:table-row>
        <table:table-row table:style-name="ro2">
          <table:table-cell table:style-name="ce37" office:value-type="string" calcext:value-type="string">
            <text:p>w</text:p>
          </table:table-cell>
          <table:table-cell table:style-name="ce35" office:value-type="string" calcext:value-type="string">
            <text:p>всё то же самое, но ещё показывает и текущий работающий процесс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sudo <text:span text:style-name="T16">useradd</text:span> -m &lt;имя пользователя&gt;</text:p>
          </table:table-cell>
          <table:table-cell table:style-name="ce35" office:value-type="string" calcext:value-type="string">
            <text:p>создаем нового юзера. -m создает ему папку в /home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sudo passwd &lt;имя пользователя&gt;</text:p>
          </table:table-cell>
          <table:table-cell table:style-name="ce35" office:value-type="string" calcext:value-type="string">
            <text:p>установить пароль пользователю, чтобы он мог залогиниться</text:p>
          </table:table-cell>
          <table:table-cell table:number-columns-repeated="1022"/>
        </table:table-row>
        <table:table-row table:style-name="ro6">
          <table:table-cell table:style-name="ce35" office:value-type="string" calcext:value-type="string">
            <text:p>/etc/skel/</text:p>
          </table:table-cell>
          <table:table-cell table:style-name="ce35" office:value-type="string" calcext:value-type="string">
            <text:p>папка-скелет, которая сожержит всё, что будет создаваться для нового пользователя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sudo userdel -r &lt;имя пользователя&gt;</text:p>
          </table:table-cell>
          <table:table-cell table:style-name="ce35" office:value-type="string" calcext:value-type="string">
            <text:p>удалить пользователя и все его данные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sudo groupadd &lt;имя группы&gt;</text:p>
          </table:table-cell>
          <table:table-cell table:style-name="ce35" office:value-type="string" calcext:value-type="string">
            <text:p>создать группу с указанным именем</text:p>
          </table:table-cell>
          <table:table-cell table:number-columns-repeated="1022"/>
        </table:table-row>
        <table:table-row table:style-name="ro6">
          <table:table-cell table:style-name="ce35" office:value-type="string" calcext:value-type="string">
            <text:p>sudo groupdel &lt;имя группы&gt;</text:p>
          </table:table-cell>
          <table:table-cell table:style-name="ce35" office:value-type="string" calcext:value-type="string">
            <text:p>удалить группу (пользователи сохраняются, просто выходят из этой группы)</text:p>
          </table:table-cell>
          <table:table-cell table:number-columns-repeated="1022"/>
        </table:table-row>
        <table:table-row table:style-name="ro6">
          <table:table-cell table:style-name="ce35" office:value-type="string" calcext:value-type="string">
            <text:p>sudo <text:span text:style-name="T16">usermod</text:span> <text:span text:style-name="T17">-aG</text:span> &lt;имя группы&gt; &lt;имя пользователя&gt;</text:p>
          </table:table-cell>
          <table:table-cell table:style-name="ce35" office:value-type="string" calcext:value-type="string">
            <text:p>добавить в группу пользователя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sudo deluser &lt;имя группы&gt; &lt;имя пользователя&gt;</text:p>
          </table:table-cell>
          <table:table-cell table:style-name="ce35" office:value-type="string" calcext:value-type="string">
            <text:p>удалить из группы пользователя</text:p>
          </table:table-cell>
          <table:table-cell table:number-columns-repeated="1022"/>
        </table:table-row>
        <table:table-row table:style-name="ro1" table:number-rows-repeated="3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38" office:value-type="string" calcext:value-type="string">
            <text:p>СЕТЬ</text:p>
          </table:table-cell>
          <table:table-cell table:style-name="ce38"/>
          <table:table-cell table:number-columns-repeated="1022"/>
        </table:table-row>
        <table:table-row table:style-name="ro2">
          <table:table-cell table:style-name="ce35" office:value-type="string" calcext:value-type="string">
            <text:p>env | grep proxy</text:p>
          </table:table-cell>
          <table:table-cell table:style-name="ce35" office:value-type="string" calcext:value-type="string">
            <text:p>узнать свой proxy-сервер</text:p>
          </table:table-cell>
          <table:table-cell table:number-columns-repeated="1022"/>
        </table:table-row>
        <table:table-row table:style-name="ro10">
          <table:table-cell table:style-name="ce35" office:value-type="string" calcext:value-type="string">
            <text:p>ifconfig</text:p>
          </table:table-cell>
          <table:table-cell table:style-name="ce35" office:value-type="string" calcext:value-type="string">
            <text:p>узнать ip-адрес сервера</text:p>
            <text:p>если команда не найдена, то sudo apt install net-tools (https://losst.ru/oshibka-ifconfig-komanda-ne-najdena)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iwconfig</text:p>
          </table:table-cell>
          <table:table-cell table:style-name="ce35" office:value-type="string" calcext:value-type="string">
            <text:p>настройки роутера, в том числе PowerManagement: on или off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lshw -C network</text:p>
          </table:table-cell>
          <table:table-cell table:style-name="ce35" office:value-type="string" calcext:value-type="string">
            <text:p>информация об интернет-роутере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netstat -antu</text:p>
          </table:table-cell>
          <table:table-cell table:style-name="ce35" office:value-type="string" calcext:value-type="string">
            <text:p>увидеть занятые порты на локальной машине</text:p>
          </table:table-cell>
          <table:table-cell table:number-columns-repeated="1022"/>
        </table:table-row>
        <table:table-row table:style-name="ro2">
          <table:table-cell table:style-name="ce37" office:value-type="string" calcext:value-type="string">
            <text:p>ifconfig</text:p>
          </table:table-cell>
          <table:table-cell table:style-name="ce35" office:value-type="string" calcext:value-type="string">
            <text:p>данные о сети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ip addr show</text:p>
          </table:table-cell>
          <table:table-cell table:style-name="ce35" office:value-type="string" calcext:value-type="string">
            <text:p>другой вариант данных о сети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route</text:p>
          </table:table-cell>
          <table:table-cell table:style-name="ce35" office:value-type="string" calcext:value-type="string">
            <text:p>адреса пересылки пакетов в разных странах</text:p>
          </table:table-cell>
          <table:table-cell table:number-columns-repeated="1022"/>
        </table:table-row>
        <table:table-row table:style-name="ro2">
          <table:table-cell table:style-name="ce37" office:value-type="string" calcext:value-type="string">
            <text:p>ping</text:p>
          </table:table-cell>
          <table:table-cell table:style-name="ce35" office:value-type="string" calcext:value-type="string">
            <text:p>отослать пакеты на адрес, проверить ответ (пропинговать)</text:p>
          </table:table-cell>
          <table:table-cell table:number-columns-repeated="1022"/>
        </table:table-row>
        <table:table-row table:style-name="ro2">
          <table:table-cell table:style-name="ce39" office:value-type="string" calcext:value-type="string">
            <text:p><text:a xlink:href="https://linuxrussia.com/openvpn-gui-clients.html" xlink:type="simple">https://linuxrussia.com/openvpn-gui-clients.html</text:a></text:p>
          </table:table-cell>
          <table:table-cell table:style-name="ce39" office:value-type="string" calcext:value-type="string">
            <text:p>инструкция, как подключить openvpn в Linux</text:p>
          </table:table-cell>
          <table:table-cell table:number-columns-repeated="1022"/>
        </table:table-row>
        <table:table-row table:style-name="ro1">
          <table:table-cell table:style-name="ce39" table:number-columns-repeated="2"/>
          <table:table-cell table:number-columns-repeated="1022"/>
        </table:table-row>
        <table:table-row table:style-name="ro2">
          <table:table-cell table:style-name="ce39" office:value-type="string" calcext:value-type="string">
            <text:p>sudo route -n</text:p>
          </table:table-cell>
          <table:table-cell table:style-name="ce39" office:value-type="string" calcext:value-type="string">
            <text:p>увидеть соединения, в том числе vpn</text:p>
          </table:table-cell>
          <table:table-cell table:number-columns-repeated="1022"/>
        </table:table-row>
        <table:table-row table:style-name="ro9">
          <table:table-cell table:style-name="ce43" office:value-type="string" calcext:value-type="string">
            <text:p>sudo route del -net 0.0.0.0 gw 172.31.20.209 netmask 0.0.0.0 dev tun0</text:p>
          </table:table-cell>
          <table:table-cell table:style-name="ce35" office:value-type="string" calcext:value-type="string">
            <text:p>Поменять местами стоящее на первом месте vpn соединение с соединением основного внешнего интернета. Теперь все запросы сначала идут во внешний нтернет, а потом, если не находятся - в vpn ???</text:p>
            <text:p><text:span text:style-name="T1">172.31.20.209 заменяем на наш ip от vpn</text:span></text:p>
          </table:table-cell>
          <table:table-cell table:number-columns-repeated="1022"/>
        </table:table-row>
        <table:table-row table:style-name="ro3">
          <table:table-cell table:style-name="ce35" office:value-type="string" calcext:value-type="string">
            <text:p>youtube-dl&lt;пробел&gt;&lt;ссылка на видео&gt;</text:p>
          </table:table-cell>
          <table:table-cell table:style-name="ce35" office:value-type="string" calcext:value-type="string">
            <text:p>Скачать youtube-video</text:p>
            <text:p>Если вам нужно лишь скачать видео в лучшем качестве, то откройте терминал и введите </text:p>
            <text:p/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ПРАВА</text:p>
          </table:table-cell>
          <table:table-cell table:style-name="ce38"/>
          <table:table-cell table:number-columns-repeated="1022"/>
        </table:table-row>
        <table:table-row table:style-name="ro2">
          <table:table-cell table:style-name="ce35" office:value-type="string" calcext:value-type="string">
            <text:p>rwx</text:p>
          </table:table-cell>
          <table:table-cell table:style-name="ce35" office:value-type="string" calcext:value-type="string">
            <text:p>права на чтение, запись, исполнение файла (или вход в папку)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r--</text:p>
          </table:table-cell>
          <table:table-cell table:style-name="ce35" office:value-type="string" calcext:value-type="string">
            <text:p>право только на чтение</text:p>
          </table:table-cell>
          <table:table-cell table:number-columns-repeated="1022"/>
        </table:table-row>
        <table:table-row table:style-name="ro6">
          <table:table-cell table:style-name="ce35" office:value-type="string" calcext:value-type="string">
            <text:p>sudo chown &lt;имя пользователя&gt; &lt;имя файла/папки&gt;</text:p>
          </table:table-cell>
          <table:table-cell table:style-name="ce35" office:value-type="string" calcext:value-type="string">
            <text:p>поменять владельца файла/папки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sudo chgrp &lt;имя группы&gt; &lt;имя файла/папки&gt;</text:p>
          </table:table-cell>
          <table:table-cell table:style-name="ce35" office:value-type="string" calcext:value-type="string">
            <text:p>поменять доступ группы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sudo chmod o+x &lt;имя файла/папки&gt;</text:p>
          </table:table-cell>
          <table:table-cell table:style-name="ce35" office:value-type="string" calcext:value-type="string">
            <text:p>добавить право others (o) на запуск файла (x)</text:p>
          </table:table-cell>
          <table:table-cell table:number-columns-repeated="1022"/>
        </table:table-row>
        <table:table-row table:style-name="ro6">
          <table:table-cell table:style-name="ce35" office:value-type="string" calcext:value-type="string">
            <text:p>sudo chmod u+x, g-w, o+r &lt;имя файла/папки&gt;</text:p>
          </table:table-cell>
          <table:table-cell table:style-name="ce35" office:value-type="string" calcext:value-type="string">
            <text:p>у юзера доавляем право запускать, у группы убираем право писать, у остальных добавляем право читать</text:p>
          </table:table-cell>
          <table:table-cell table:number-columns-repeated="1022"/>
        </table:table-row>
        <table:table-row table:style-name="ro6">
          <table:table-cell table:style-name="ce35" office:value-type="string" calcext:value-type="string">
            <text:p>chmod ugo=r &lt;имя файла/папки&gt;</text:p>
          </table:table-cell>
          <table:table-cell table:style-name="ce35" office:value-type="string" calcext:value-type="string">
            <text:p>юзеру, группе и остальным - всем поставить толкьо право read, остальные права отключить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r = 4, w = 2, x = 1</text:p>
          </table:table-cell>
          <table:table-cell table:style-name="ce35"/>
          <table:table-cell table:number-columns-repeated="1022"/>
        </table:table-row>
        <table:table-row table:style-name="ro6">
          <table:table-cell table:style-name="ce35" office:value-type="string" calcext:value-type="string">
            <text:p>rwx = 7, rw- = 6, r-x = 5, r-- = 4, -wx = 3, -w- = 2, --x = 1, --- = 0</text:p>
          </table:table-cell>
          <table:table-cell table:style-name="ce35"/>
          <table:table-cell table:number-columns-repeated="1022"/>
        </table:table-row>
        <table:table-row table:style-name="ro6">
          <table:table-cell table:style-name="ce35" office:value-type="string" calcext:value-type="string">
            <text:p>chmod 777 &lt;имя файла/папки&gt;</text:p>
          </table:table-cell>
          <table:table-cell table:style-name="ce35" office:value-type="string" calcext:value-type="string">
            <text:p>дать полные права всем. Первая 7 - пользователю, вторая - группе, третья — остальным</text:p>
          </table:table-cell>
          <table:table-cell table:number-columns-repeated="1022"/>
        </table:table-row>
        <table:table-row table:style-name="ro6">
          <table:table-cell table:style-name="ce35" office:value-type="string" calcext:value-type="string">
            <text:p>sudo chmod o+t &lt;имя папки&gt;</text:p>
          </table:table-cell>
          <table:table-cell table:style-name="ce35" office:value-type="string" calcext:value-type="string">
            <text:p>сделать sticky beat для папки, запретить удалять файлы не владельцам файла</text:p>
          </table:table-cell>
          <table:table-cell table:number-columns-repeated="1022"/>
        </table:table-row>
        <table:table-row table:style-name="ro6">
          <table:table-cell table:style-name="ce35" office:value-type="string" calcext:value-type="string">
            <text:p>sudo chmod 1777 &lt;имя папки&gt;</text:p>
          </table:table-cell>
          <table:table-cell table:style-name="ce35" office:value-type="string" calcext:value-type="string">
            <text:p>сделать в папке полные права. Первая цифра - sticky beat. 1 включает, 0 выключает</text:p>
          </table:table-cell>
          <table:table-cell table:number-columns-repeated="1022"/>
        </table:table-row>
        <table:table-row table:style-name="ro2">
          <table:table-cell table:style-name="ce37" office:value-type="string" calcext:value-type="string">
            <text:p>chmod a+x myscript.sh</text:p>
          </table:table-cell>
          <table:table-cell table:style-name="ce37" office:value-type="string" calcext:value-type="string">
            <text:p>Всем группам добавить право на исполнение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chmod -R 777 &lt;имя папки&gt;</text:p>
          </table:table-cell>
          <table:table-cell table:style-name="ce35" office:value-type="string" calcext:value-type="string">
            <text:p>РЕКУРСИВНАЯ смена прав на папку и все объекты в ней</text:p>
          </table:table-cell>
          <table:table-cell table:number-columns-repeated="1022"/>
        </table:table-row>
        <table:table-row table:style-name="ro1" table:number-rows-repeated="2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38" office:value-type="string" calcext:value-type="string">
            <text:p>УСТРОЙСТВА</text:p>
          </table:table-cell>
          <table:table-cell table:style-name="ce38"/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35" office:value-type="string" calcext:value-type="string">
            <text:p>lsusb</text:p>
          </table:table-cell>
          <table:table-cell table:style-name="ce35" office:value-type="string" calcext:value-type="string">
            <text:p>Показывает подключенные по USB устройства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scanimage -L</text:p>
          </table:table-cell>
          <table:table-cell table:style-name="ce35" office:value-type="string" calcext:value-type="string">
            <text:p>Показывает установленные сканеры</text:p>
          </table:table-cell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6">
          <table:table-cell table:style-name="ce35" office:value-type="string" calcext:value-type="string">
            <text:p>ubuntu-drivers devices</text:p>
          </table:table-cell>
          <table:table-cell table:style-name="ce35" office:value-type="string" calcext:value-type="string">
            <text:p>Вывести список девайсов.</text:p>
            <text:p>Например, видеокарту и ее драйверы.</text:p>
          </table:table-cell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9">
          <table:table-cell table:style-name="ce35" office:value-type="string" calcext:value-type="string">
            <text:p><text:span text:style-name="T18">sudo fdisk -l     </text:span><text:span text:style-name="T19"># узнаём имя нашей флешки, например dev/sdd</text:span></text:p>
            <text:p/>
            <text:p>sudo dd if='~/Downloads/ubuntu20_04.iso' of=/dev/sdd bs=1M</text:p>
          </table:table-cell>
          <table:table-cell table:style-name="ce35" office:value-type="string" calcext:value-type="string">
            <text:p><text:span text:style-name="T20">Сделать загрузочную флешку из iso-образа</text:span></text:p>
            <text:p>С помощью опции if надо передать путь к образу, который надо записать, а of - устройство, на которое его надо записать. Опция bs помогает утилите работать быстрее. Обратите внимание, что данные надо записывать именно на флешку, а не на раздел на ней.</text:p>
          </table:table-cell>
          <table:table-cell table:number-columns-repeated="1022"/>
        </table:table-row>
        <table:table-row table:style-name="ro1" table:number-rows-repeated="2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35" office:value-type="string" calcext:value-type="string">
            <text:p>brscan-skey <text:s/>-l</text:p>
          </table:table-cell>
          <table:table-cell table:style-name="ce35" office:value-type="string" calcext:value-type="string">
            <text:p>Показать список установленных устройств фирмы Brother</text:p>
          </table:table-cell>
          <table:table-cell table:number-columns-repeated="1022"/>
        </table:table-row>
        <table:table-row table:style-name="ro1" table:number-rows-repeated="6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38" office:value-type="string" calcext:value-type="string">
            <text:p>BASH SCRIPTS</text:p>
          </table:table-cell>
          <table:table-cell table:style-name="ce38"/>
          <table:table-cell table:number-columns-repeated="1022"/>
        </table:table-row>
        <table:table-row table:style-name="ro3">
          <table:table-cell table:style-name="ce35"/>
          <table:table-cell table:style-name="ce35" office:value-type="string" calcext:value-type="string">
            <text:p>Формат файлов .sh</text:p>
            <text:p>Начинается всегда с</text:p>
            <text:p>#!/bin/bash</text:p>
            <text:p>а ниже обычные команды линукса, разделённые Enter или ;</text:p>
          </table:table-cell>
          <table:table-cell table:number-columns-repeated="1022"/>
        </table:table-row>
        <table:table-row table:style-name="ro2">
          <table:table-cell table:style-name="ce37" office:value-type="string" calcext:value-type="string">
            <text:p>chmod a+x myscript.sh</text:p>
          </table:table-cell>
          <table:table-cell table:style-name="ce35" office:value-type="string" calcext:value-type="string">
            <text:p>файлу скрипта надо дать возможность запускаться</text:p>
          </table:table-cell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6">
          <table:table-cell table:style-name="ce35" office:value-type="string" calcext:value-type="string">
            <text:p>./myscript.sh</text:p>
          </table:table-cell>
          <table:table-cell table:style-name="ce35" office:value-type="string" calcext:value-type="string">
            <text:p>запустить скрипт с именем myscript.sh, если мы в его директории</text:p>
            <text:p/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xterm -e ./myscript.sh</text:p>
          </table:table-cell>
          <table:table-cell table:style-name="ce35" office:value-type="string" calcext:value-type="string">
            <text:p>запустить скрипт с именем myscript.sh в другом терминале</text:p>
          </table:table-cell>
          <table:table-cell table:number-columns-repeated="1022"/>
        </table:table-row>
        <table:table-row table:style-name="ro10">
          <table:table-cell table:style-name="ce35" office:value-type="string" calcext:value-type="string">
            <text:p>gnome-terminal -- "bash -c \"!!; exec bash\""</text:p>
            <text:p/>
            <text:p>gnome-terminal -x sh -c "!!; bash"</text:p>
          </table:table-cell>
          <table:table-cell table:style-name="ce35" office:value-type="string" calcext:value-type="string">
            <text:p>запустить скрипт с именем myscript.sh в другом терминале, если нет команды xterm</text:p>
          </table:table-cell>
          <table:table-cell table:number-columns-repeated="1022"/>
        </table:table-row>
        <table:table-row table:style-name="ro13">
          <table:table-cell table:style-name="ce35" office:value-type="string" calcext:value-type="string">
            <text:p>#!/bin/bash</text:p>
            <text:p>export WEB_EDU_CONFIG_PATH=/opt/bars/web_edu/web_edu_dev/conf</text:p>
            <text:p>export DJANGO_SETTINGS_MODULE=web_edu.settings</text:p>
            <text:p/>
            <text:p>echo starting celery</text:p>
            <text:p>gnome-terminal -- /bin/sh -c 'cd src &amp;&amp; /home/anton/PROJECTS/web_edu/venv_web_edu/bin/celery -A web_edu worker --queues=celery,long_term,notifier,analytic_collector --concurrency=1 --loglevel=info'</text:p>
            <text:p/>
            <text:p>echo starting django</text:p>
            <text:p>gnome-terminal -- /bin/sh -c 'cd /home/anton/PROJECTS/web_edu/src/web_edu &amp;&amp; pwd &amp;&amp; /home/anton/PROJECTS/web_edu/venv_web_edu/bin/python3.7 manage.py runserver'</text:p>
          </table:table-cell>
          <table:table-cell table:style-name="ce35" office:value-type="string" calcext:value-type="string">
            <text:p>Питоновское <text:span text:style-name="T20">виртуальное окружение не активируется в дочерних процессах,</text:span> вместо него надо запускать скрипты исполняемыми файлами из этого окружения!</text:p>
            <text:p/>
            <text:p>Этот баш-скрипт:</text:p>
            <text:p>0) Экспортирует переменные</text:p>
            <text:p>1) запускает Селери из bin папки виртуального окружения</text:p>
            <text:p><text:span text:style-name="T1">2) Запускает Джанго исполняемым файлом Питона из bin </text:span>папки виртуального окружения</text:p>
          </table:table-cell>
          <table:table-cell table:number-columns-repeated="1022"/>
        </table:table-row>
        <table:table-row table:style-name="ro10">
          <table:table-cell table:style-name="ce35" office:value-type="string" calcext:value-type="string">
            <text:p>$0</text:p>
          </table:table-cell>
          <table:table-cell table:style-name="ce35" office:value-type="string" calcext:value-type="string">
            <text:p>переменные пишутся в кавычках и со знаком $, затем пишется порядковый номер переменной.</text:p>
            <text:p>$0 - название файла со скриптом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$1</text:p>
          </table:table-cell>
          <table:table-cell table:style-name="ce35" office:value-type="string" calcext:value-type="string">
            <text:p>первая переменная и т. д.</text:p>
          </table:table-cell>
          <table:table-cell table:number-columns-repeated="1022"/>
        </table:table-row>
        <table:table-row table:style-name="ro14">
          <table:table-cell table:style-name="ce35" office:value-type="string" calcext:value-type="string">
            <text:p>if [ "$1" == "Vasya" ]; then</text:p>
            <text:p>echo "Privet $1"</text:p>
            <text:p>elif [ "$1" == "Trump" ]; then</text:p>
            <text:p>echo "Hello $1"</text:p>
            <text:p>else echo "Zdarova, neznakomez, $1"</text:p>
            <text:p>fi</text:p>
          </table:table-cell>
          <table:table-cell table:style-name="ce35" office:value-type="string" calcext:value-type="string">
            <text:p>Обычный if.</text:p>
            <text:p/>
            <text:p>конец if, тот же if, но наоборот… получается fi</text:p>
          </table:table-cell>
          <table:table-cell table:number-columns-repeated="1022"/>
        </table:table-row>
        <table:table-row table:style-name="ro15">
          <table:table-cell table:style-name="ce35" office:value-type="string" calcext:value-type="string">
            <text:p>read -p "Please, enter something: " x</text:p>
            <text:p>echo "Starting CASE selection..."</text:p>
            <text:p>case $x in</text:p>
            <text:p>1) echo "This is one";;</text:p>
            <text:p>[2-9]) echo "From two to nine";;</text:p>
            <text:p>"Petya") echo "Privet, $x";;</text:p>
            <text:p>*) echo "Parametr unknown"</text:p>
            <text:p>esac</text:p>
          </table:table-cell>
          <table:table-cell table:style-name="ce35" office:value-type="string" calcext:value-type="string">
            <text:p>case</text:p>
            <text:p>варианты значения переменной слева за скобкой, через скобку — действия</text:p>
          </table:table-cell>
          <table:table-cell table:number-columns-repeated="1022"/>
        </table:table-row>
        <table:table-row table:style-name="ro9">
          <table:table-cell table:style-name="ce35" office:value-type="string" calcext:value-type="string">
            <text:p>COUNTER=0</text:p>
            <text:p>while [ $COUNTER -lt 10 ]; do</text:p>
            <text:p>echo "Current counter is $COUNTER"</text:p>
            <text:p>COUNTER=$(($COUNTER+1))</text:p>
            <text:p># let COUNTER+=1</text:p>
          </table:table-cell>
          <table:table-cell table:style-name="ce35" office:value-type="string" calcext:value-type="string">
            <text:p>while</text:p>
          </table:table-cell>
          <table:table-cell table:number-columns-repeated="1022"/>
        </table:table-row>
        <table:table-row table:style-name="ro10">
          <table:table-cell table:style-name="ce35" office:value-type="string" calcext:value-type="string">
            <text:p>for myfile in `ls *.txt`; do</text:p>
            <text:p>cat $myfile</text:p>
            <text:p>done</text:p>
          </table:table-cell>
          <table:table-cell table:style-name="ce35" office:value-type="string" calcext:value-type="string">
            <text:p>for</text:p>
          </table:table-cell>
          <table:table-cell table:number-columns-repeated="1022"/>
        </table:table-row>
        <table:table-row table:style-name="ro10">
          <table:table-cell table:style-name="ce35" office:value-type="string" calcext:value-type="string">
            <text:p>for x in {1...10}; do</text:p>
            <text:p>echo "X = $x"</text:p>
            <text:p>done</text:p>
          </table:table-cell>
          <table:table-cell table:style-name="ce35" office:value-type="string" calcext:value-type="string">
            <text:p>for</text:p>
          </table:table-cell>
          <table:table-cell table:number-columns-repeated="1022"/>
        </table:table-row>
        <table:table-row table:style-name="ro10">
          <table:table-cell table:style-name="ce35" office:value-type="string" calcext:value-type="string">
            <text:p>for (( i=1; i&lt;=10; i++ )); do</text:p>
            <text:p>echo "Nomer I = $i"</text:p>
            <text:p>done</text:p>
          </table:table-cell>
          <table:table-cell table:style-name="ce35" office:value-type="string" calcext:value-type="string">
            <text:p>for</text:p>
          </table:table-cell>
          <table:table-cell table:number-columns-repeated="1022"/>
        </table:table-row>
        <table:table-row table:style-name="ro6">
          <table:table-cell table:style-name="ce35" office:value-type="string" calcext:value-type="string">
            <text:p>summa=0</text:p>
          </table:table-cell>
          <table:table-cell table:style-name="ce35" office:value-type="string" calcext:value-type="string">
            <text:p>задаем переменную, в которую функция будет выдавать результат.</text:p>
            <text:p>т.к. функция в bash не может возвращать рещультат просто так</text:p>
          </table:table-cell>
          <table:table-cell table:number-columns-repeated="1022"/>
        </table:table-row>
        <table:table-row table:style-name="ro16">
          <table:table-cell table:style-name="ce35" office:value-type="string" calcext:value-type="string">
            <text:p>myFunction()</text:p>
            <text:p>{</text:p>
            <text:p>echo "This is a text from Function!"</text:p>
            <text:p>echo "First parametr is $1"</text:p>
            <text:p>echo "Second parametr is $2"</text:p>
            <text:p>summa=$(($1+$2))</text:p>
            <text:p>}</text:p>
          </table:table-cell>
          <table:table-cell table:style-name="ce35" office:value-type="string" calcext:value-type="string">
            <text:p>задаём функцию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myFunction 50 vasya</text:p>
          </table:table-cell>
          <table:table-cell table:style-name="ce35" office:value-type="string" calcext:value-type="string">
            <text:p>вызываем функцию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"Summa = $summa"</text:p>
          </table:table-cell>
          <table:table-cell table:style-name="ce35" office:value-type="string" calcext:value-type="string">
            <text:p>выводим изменившуюся переменную</text:p>
          </table:table-cell>
          <table:table-cell table:number-columns-repeated="1022"/>
        </table:table-row>
        <table:table-row table:style-name="ro1" table:number-rows-repeated="2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44" office:value-type="string" calcext:value-type="string">
            <text:p>УДАЛЁННОЕ ПОДКЛЮЧЕНИЕ К СЕРВЕРУ</text:p>
          </table:table-cell>
          <table:table-cell table:style-name="ce44"/>
          <table:table-cell table:number-columns-repeated="1022"/>
        </table:table-row>
        <table:table-row table:style-name="ro2">
          <table:table-cell table:style-name="ce36" office:value-type="string" calcext:value-type="string">
            <text:p>ssh</text:p>
          </table:table-cell>
          <table:table-cell table:style-name="ce36"/>
          <table:table-cell table:number-columns-repeated="1022"/>
        </table:table-row>
        <table:table-row table:style-name="ro3">
          <table:table-cell table:style-name="ce35" office:value-type="string" calcext:value-type="string">
            <text:p><text:span text:style-name="T1">ssh </text:span><text:span text:style-name="T1"><text:a xlink:href="mailto:login@ip" xlink:type="simple">login@ip</text:a></text:span></text:p>
            <text:p/>
            <text:p><text:span text:style-name="T1">НАПРИМЕР,</text:span></text:p>
            <text:p><text:span text:style-name="T1">ssh </text:span><text:span text:style-name="T1"><text:a xlink:href="mailto:bars@192.168.233.95" xlink:type="simple">bars@192.168.233.95</text:a></text:span></text:p>
          </table:table-cell>
          <table:table-cell table:style-name="ce35" office:value-type="string" calcext:value-type="string">
            <text:p>Подключение по ssh.</text:p>
            <text:p>Автоматически проставит сохранённые ssh-ключи. Если они не подойдут, предложит ввести пароль.</text:p>
            <text:p>вводим пароль (он в терминале введётся невидимым)</text:p>
          </table:table-cell>
          <table:table-cell table:number-columns-repeated="1022"/>
        </table:table-row>
        <table:table-row table:style-name="ro10">
          <table:table-cell table:style-name="ce35" office:value-type="string" calcext:value-type="string">
            <text:p>cat /opt/bars/web_edu/web_edu_custom2/conf/web_edu.conf | less</text:p>
          </table:table-cell>
          <table:table-cell table:style-name="ce35" office:value-type="string" calcext:value-type="string">
            <text:p>Посмотреть содержимое файла /opt/bars/web_edu/web_edu_custom2/conf/web_edu.conf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Выход из просмотра q</text:p>
          </table:table-cell>
          <table:table-cell table:style-name="ce35" office:value-type="string" calcext:value-type="string">
            <text:p>выход из просмотра файла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exit</text:p>
          </table:table-cell>
          <table:table-cell table:style-name="ce35" office:value-type="string" calcext:value-type="string">
            <text:p>отключиться от сервака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mc</text:p>
          </table:table-cell>
          <table:table-cell table:style-name="ce35" office:value-type="string" calcext:value-type="string">
            <text:p>Открыть коммандер прямо в терминале ))</text:p>
          </table:table-cell>
          <table:table-cell table:number-columns-repeated="1022"/>
        </table:table-row>
        <table:table-row table:style-name="ro1" table:number-rows-repeated="43">
          <table:table-cell table:style-name="ce35" table:number-columns-repeated="2"/>
          <table:table-cell table:number-columns-repeated="1022"/>
        </table:table-row>
        <table:table-row table:style-name="ro1" table:number-rows-repeated="10482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IT" table:style-name="ta2">
        <table:table-column table:style-name="co5" table:default-cell-style-name="ce45"/>
        <table:table-column table:style-name="co6" table:default-cell-style-name="ce45"/>
        <table:table-column table:style-name="co3" table:number-columns-repeated="62" table:default-cell-style-name="ce45"/>
        <table:table-column table:style-name="co4" table:number-columns-repeated="960" table:default-cell-style-name="ce106"/>
        <table:table-row table:style-name="ro1" table:number-rows-repeated="2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46" office:value-type="string" calcext:value-type="string">
            <text:p>КОММИТ, ПУШ и ПУЛЛ</text:p>
          </table:table-cell>
          <table:table-cell table:style-name="ce46"/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35" office:value-type="string" calcext:value-type="string">
            <text:p><text:span text:style-name="T21">git </text:span><text:span text:style-name="T22">add</text:span><text:span text:style-name="T23"> .</text:span></text:p>
          </table:table-cell>
          <table:table-cell table:style-name="ce35" office:value-type="string" calcext:value-type="string">
            <text:p>добавить в список назначенных к выгрузке ВСЕ файлы и папки</text:p>
          </table:table-cell>
          <table:table-cell table:number-columns-repeated="1022"/>
        </table:table-row>
        <table:table-row table:style-name="ro6">
          <table:table-cell table:style-name="ce35" office:value-type="string" calcext:value-type="string">
            <text:p><text:span text:style-name="T24">git </text:span><text:span text:style-name="T25">commit</text:span><text:span text:style-name="T26"> -m "README file was changed"</text:span></text:p>
          </table:table-cell>
          <table:table-cell table:style-name="ce35" office:value-type="string" calcext:value-type="string">
            <text:p>НАЗНАЧИТЬ к выгрузке в ЛОКАЛЬНЫЙ репозиторий файлы и <text:s/>дать комментарий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git <text:span text:style-name="T27">push</text:span> -u <text:span text:style-name="T28">origin master</text:span></text:p>
          </table:table-cell>
          <table:table-cell table:style-name="ce35" office:value-type="string" calcext:value-type="string">
            <text:p><text:span text:style-name="T73">из локального выгрузить ветку главную в репозиторий, подключенный как </text:span><text:span text:style-name="T74">origin</text:span><text:span text:style-name="T75">, в ветку </text:span><text:span text:style-name="T76">master</text:span></text:p>
          </table:table-cell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6">
          <table:table-cell table:style-name="ce35" office:value-type="string" calcext:value-type="string">
            <text:p>git <text:span text:style-name="T29">diff</text:span> --stat --cached<text:span text:style-name="T30"> origin/master</text:span></text:p>
          </table:table-cell>
          <table:table-cell table:style-name="ce35" office:value-type="string" calcext:value-type="string">
            <text:p>Посмотреть, какие файлы затронет коммит. </text:p>
            <text:p>Перед пушем полезно глянуть, что не изменил конфиг, например.</text:p>
          </table:table-cell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35" office:value-type="string" calcext:value-type="string">
            <text:p>git rm --cached blog/blog.php</text:p>
          </table:table-cell>
          <table:table-cell table:style-name="ce35" office:value-type="string" calcext:value-type="string">
            <text:p>исключить из назначенных к выгрузке конкретный файл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git push</text:p>
          </table:table-cell>
          <table:table-cell table:style-name="ce35" office:value-type="string" calcext:value-type="string">
            <text:p>краткая команда выгрузить из локалки в репозиторий</text:p>
          </table:table-cell>
          <table:table-cell table:number-columns-repeated="1022"/>
        </table:table-row>
        <table:table-row table:style-name="ro6">
          <table:table-cell table:style-name="ce35" office:value-type="string" calcext:value-type="string">
            <text:p>PS D:\Python\aanikin\Python&gt; git <text:span text:style-name="T17">add</text:span> Practice/a.makarov/test.py</text:p>
          </table:table-cell>
          <table:table-cell table:style-name="ce35" office:value-type="string" calcext:value-type="string">
            <text:p>добавление к коммиту папки, либо можно добавить всё указав точку</text:p>
          </table:table-cell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35" office:value-type="string" calcext:value-type="string">
            <text:p>git <text:span text:style-name="T31">pull</text:span> aanikin master –allow-unrelated-histories</text:p>
          </table:table-cell>
          <table:table-cell table:style-name="ce35" office:value-type="string" calcext:value-type="string">
            <text:p>скачать данные с репозитория, обновив свою папку</text:p>
          </table:table-cell>
          <table:table-cell table:number-columns-repeated="1022"/>
        </table:table-row>
        <table:table-row table:style-name="ro6">
          <table:table-cell table:style-name="ce35" office:value-type="string" calcext:value-type="string">
            <text:p>PS D:\Python\aanikin\Python&gt; git <text:span text:style-name="T31">push</text:span> -u aanikin --all</text:p>
          </table:table-cell>
          <table:table-cell table:style-name="ce35" office:value-type="string" calcext:value-type="string">
            <text:p>ПОСЛЕ pull <text:s/>можно изменять файлы и делать push — закинуть измененные свои файлы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<text:span text:style-name="T32">git </text:span><text:span text:style-name="T33">clone</text:span><text:span text:style-name="T34"> </text:span>https://github.com/aanikin/Python</text:p>
          </table:table-cell>
          <table:table-cell table:style-name="ce35" office:value-type="string" calcext:value-type="string">
            <text:p>скачать содержимое репозитория</text:p>
          </table:table-cell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10">
          <table:table-cell table:style-name="ce35" office:value-type="string" calcext:value-type="string">
            <text:p>git clean -df</text:p>
            <text:p>git reset --hard</text:p>
            <text:p>git pull <text:span text:style-name="T30">origin master</text:span></text:p>
          </table:table-cell>
          <table:table-cell table:style-name="ce35" office:value-type="string" calcext:value-type="string">
            <text:p>Запуллить репозиторий, стирая изменения в локальной папке (отменяя их)</text:p>
          </table:table-cell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48" office:value-type="string" calcext:value-type="string">
            <text:p>ТЭГИ</text:p>
          </table:table-cell>
          <table:table-cell table:style-name="ce48"/>
          <table:table-cell table:number-columns-repeated="1022"/>
        </table:table-row>
        <table:table-row table:style-name="ro17">
          <table:table-cell table:style-name="ce49" office:value-type="string" calcext:value-type="string">
            <text:p>git tag stable-1</text:p>
          </table:table-cell>
          <table:table-cell table:style-name="ce35" office:value-type="string" calcext:value-type="string">
            <text:p><text:span text:style-name="T50">создать «легковесный» тэг, связанный с последним</text:span></text:p>
            <text:p><text:span text:style-name="T50">коммитом. Если тэг уже есть, то еще один создан не будет.</text:span>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git tag stable-2 f292ef5</text:p>
          </table:table-cell>
          <table:table-cell table:style-name="ce49" office:value-type="string" calcext:value-type="string">
            <text:p>пометить тэгом определенный коммит.</text:p>
          </table:table-cell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48" office:value-type="string" calcext:value-type="string">
            <text:p>БЭКАП</text:p>
          </table:table-cell>
          <table:table-cell table:style-name="ce48"/>
          <table:table-cell table:number-columns-repeated="1022"/>
        </table:table-row>
        <table:table-row table:style-name="ro1">
          <table:table-cell table:style-name="ce49" office:value-type="string" calcext:value-type="string">
            <text:p>git reset</text:p>
          </table:table-cell>
          <table:table-cell table:style-name="ce49" office:value-type="string" calcext:value-type="string">
            <text:p>Отмена слеанного git add</text:p>
          </table:table-cell>
          <table:table-cell table:number-columns-repeated="1022"/>
        </table:table-row>
        <table:table-row table:style-name="ro18">
          <table:table-cell table:style-name="ce50" office:value-type="string" calcext:value-type="string">
            <text:p>git <text:span text:style-name="T35">reset</text:span> --soft <text:span text:style-name="T28">origin feature</text:span></text:p>
          </table:table-cell>
          <table:table-cell table:style-name="ce35" office:value-type="string" calcext:value-type="string">
            <text:p><text:span text:style-name="T77">Главная команда!</text:span></text:p>
            <text:p><text:span text:style-name="T50">Отменяет сделанный коммит, если он ещё не запушен. Вместо origin ставьте свой репозиторий и ветку можно ещё добавить.</text:span></text:p>
          </table:table-cell>
          <table:table-cell table:number-columns-repeated="1022"/>
        </table:table-row>
        <table:table-row table:style-name="ro2">
          <table:table-cell table:style-name="ce50" office:value-type="string" calcext:value-type="string">
            <text:p>git reset HEAD~1</text:p>
          </table:table-cell>
          <table:table-cell table:style-name="ce35" office:value-type="string" calcext:value-type="string">
            <text:p>Отменить коммит, если НЕ сделали push</text:p>
          </table:table-cell>
          <table:table-cell table:number-columns-repeated="1022"/>
        </table:table-row>
        <table:table-row table:style-name="ro10">
          <table:table-cell table:style-name="ce50" office:value-type="string" calcext:value-type="string">
            <text:p>git revert HEAD</text:p>
          </table:table-cell>
          <table:table-cell table:style-name="ce35" office:value-type="string" calcext:value-type="string">
            <text:p>Отменить коммит, если уже сделали push. </text:p>
            <text:p>This command will revert/remove the local commits/change and then you can push</text:p>
          </table:table-cell>
          <table:table-cell table:number-columns-repeated="1022"/>
        </table:table-row>
        <table:table-row table:style-name="ro6">
          <table:table-cell table:style-name="ce50" office:value-type="string" calcext:value-type="string">
            <text:p>git reset ORIG_HEAD</text:p>
          </table:table-cell>
          <table:table-cell table:style-name="ce35" office:value-type="string" calcext:value-type="string">
            <text:p>Отменить действие по отмене коммита. Вернуть коммит.</text:p>
            <text:p>Переносит Head на позицию, куда она смотрела ранее</text:p>
          </table:table-cell>
          <table:table-cell table:number-columns-repeated="1022"/>
        </table:table-row>
        <table:table-row table:style-name="ro2">
          <table:table-cell table:style-name="ce50" office:value-type="string" calcext:value-type="string">
            <text:p>git <text:span text:style-name="T35">checkout</text:span> &lt;hello.html&gt;</text:p>
          </table:table-cell>
          <table:table-cell table:style-name="ce35" office:value-type="string" calcext:value-type="string">
            <text:p>отбэкапиться на версию до коммита с hello.html</text:p>
          </table:table-cell>
          <table:table-cell table:number-columns-repeated="1022"/>
        </table:table-row>
        <table:table-row table:style-name="ro6">
          <table:table-cell table:style-name="ce35" office:value-type="string" calcext:value-type="string">
            <text:p>git reset &lt;кусок изменённого объекта, например HEAD hello.html&gt;</text:p>
          </table:table-cell>
          <table:table-cell table:style-name="ce35" office:value-type="string" calcext:value-type="string">
            <text:p>убрать из индексации часть изменений (после случайного git add .)</text:p>
          </table:table-cell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1">
          <table:table-cell table:style-name="ce49" office:value-type="string" calcext:value-type="string">
            <text:p>git revert 7f6b500</text:p>
          </table:table-cell>
          <table:table-cell table:style-name="ce49" office:value-type="string" calcext:value-type="string">
            <text:p>отменить коммит с указанным ID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git reset 9cf99cc —hard</text:p>
          </table:table-cell>
          <table:table-cell table:style-name="ce49" office:value-type="string" calcext:value-type="string">
            <text:p>нормально отбэкапиться к ID версии</text:p>
          </table:table-cell>
          <table:table-cell table:number-columns-repeated="1022"/>
        </table:table-row>
        <table:table-row table:style-name="ro1" table:number-rows-repeated="4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48" office:value-type="string" calcext:value-type="string">
            <text:p>АНАЛИЗ</text:p>
          </table:table-cell>
          <table:table-cell table:style-name="ce48"/>
          <table:table-cell table:number-columns-repeated="1022"/>
        </table:table-row>
        <table:table-row table:style-name="ro2">
          <table:table-cell table:style-name="ce35" office:value-type="string" calcext:value-type="string">
            <text:p>git log —oneline</text:p>
          </table:table-cell>
          <table:table-cell table:style-name="ce35" office:value-type="string" calcext:value-type="string">
            <text:p>посмотреть лог по 1 строчке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git status <text:s/></text:p>
          </table:table-cell>
          <table:table-cell table:style-name="ce49" office:value-type="string" calcext:value-type="string">
            <text:p>посмотреть, что назначено к выгрузке в Локалку (перед add)</text:p>
          </table:table-cell>
          <table:table-cell table:number-columns-repeated="1022"/>
        </table:table-row>
        <table:table-row table:style-name="ro19">
          <table:table-cell table:style-name="ce35" office:value-type="string" calcext:value-type="string">
            <text:p>git <text:span text:style-name="T29">diff</text:span> --stat --cached<text:span text:style-name="T30"> origin/master</text:span></text:p>
          </table:table-cell>
          <table:table-cell table:style-name="ce49" office:value-type="string" calcext:value-type="string">
            <text:p>Посмотреть, какие файлы затронет подготовленный коммит (перед push). </text:p>
            <text:p>Перед пушем полезно глянуть, что не изменил конфиг, например.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<text:span text:style-name="T36">git </text:span><text:span text:style-name="T37">remote</text:span><text:span text:style-name="T38"> </text:span><text:span text:style-name="T39">show </text:span><text:span text:style-name="T40">origin</text:span></text:p>
          </table:table-cell>
          <table:table-cell table:style-name="ce71" office:value-type="string" calcext:value-type="string">
            <text:p>то же самое ???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git remote -v</text:p>
          </table:table-cell>
          <table:table-cell table:style-name="ce49" office:value-type="string" calcext:value-type="string">
            <text:p>узнать, к каким репозиториям подключен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git config --get remote.origin.url</text:p>
          </table:table-cell>
          <table:table-cell table:style-name="ce49" office:value-type="string" calcext:value-type="string">
            <text:p>увидеть, какой онлайн-репозиторий выбран как origin</text:p>
          </table:table-cell>
          <table:table-cell table:number-columns-repeated="1022"/>
        </table:table-row>
        <table:table-row table:style-name="ro1">
          <table:table-cell table:style-name="ce49" table:number-columns-repeated="2"/>
          <table:table-cell table:number-columns-repeated="1022"/>
        </table:table-row>
        <table:table-row table:style-name="ro1">
          <table:table-cell table:style-name="ce49" office:value-type="string" calcext:value-type="string">
            <text:p>git branch -a</text:p>
          </table:table-cell>
          <table:table-cell table:style-name="ce49" office:value-type="string" calcext:value-type="string">
            <text:p>увидеть все ветки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git log —pretty=oneline</text:p>
          </table:table-cell>
          <table:table-cell table:style-name="ce49" office:value-type="string" calcext:value-type="string">
            <text:p>Вывести историю коммитов</text:p>
          </table:table-cell>
          <table:table-cell table:number-columns-repeated="1022"/>
        </table:table-row>
        <table:table-row table:style-name="ro20">
          <table:table-cell table:style-name="ce49" office:value-type="string" calcext:value-type="string">
            <text:p>git tag</text:p>
          </table:table-cell>
          <table:table-cell table:style-name="ce35" office:value-type="string" calcext:value-type="string">
            <text:p><text:span text:style-name="T50">Посмотреть список имеющихся тегов</text:span></text:p>
            <text:p/>
          </table:table-cell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46" office:value-type="string" calcext:value-type="string">
            <text:p>НАСТРОЙКИ ПОДКЛЮЧЕНИЯ</text:p>
          </table:table-cell>
          <table:table-cell table:style-name="ce46"/>
          <table:table-cell table:number-columns-repeated="1022"/>
        </table:table-row>
        <table:table-row table:style-name="ro2">
          <table:table-cell table:style-name="ce35" office:value-type="string" calcext:value-type="string">
            <text:p>git config --global user.name <text:span text:style-name="T41">"AntAlMakarov"</text:span></text:p>
          </table:table-cell>
          <table:table-cell table:style-name="ce35" office:value-type="string" calcext:value-type="string">
            <text:p>установить имя своего юзера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git config --global user.password "your password"</text:p>
          </table:table-cell>
          <table:table-cell table:style-name="ce35"/>
          <table:table-cell table:number-columns-repeated="1022"/>
        </table:table-row>
        <table:table-row table:style-name="ro2">
          <table:table-cell table:style-name="ce35" office:value-type="string" calcext:value-type="string">
            <text:p><text:span text:style-name="T42">git config --global user.email </text:span><text:span text:style-name="T43">"</text:span>AntAlMakarov@greenatom.ru<text:span text:style-name="T44">"</text:span></text:p>
          </table:table-cell>
          <table:table-cell table:style-name="ce35" office:value-type="string" calcext:value-type="string">
            <text:p><text:span text:style-name="T51">установить email своего юзера</text:span></text:p>
          </table:table-cell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20">
          <table:table-cell table:style-name="ce35" office:value-type="string" calcext:value-type="string">
            <text:p><text:span text:style-name="T45">git </text:span><text:span text:style-name="T46">remote </text:span><text:span text:style-name="T47">add</text:span><text:span text:style-name="T48"> </text:span><text:span text:style-name="T47">origin</text:span><text:span text:style-name="T49"> </text:span>https://gitlab.com/dev/name_repo<text:span text:style-name="T50">/</text:span></text:p>
          </table:table-cell>
          <table:table-cell table:style-name="ce35" office:value-type="string" calcext:value-type="string">
            <text:p>подключиться к репозиторию "dev/name_repo", созданному на гит</text:p>
          </table:table-cell>
          <table:table-cell table:number-columns-repeated="1022"/>
        </table:table-row>
        <table:table-row table:style-name="ro21">
          <table:table-cell table:style-name="ce35" office:value-type="string" calcext:value-type="string">
            <text:p><text:span text:style-name="T51">git remote add origin </text:span>https://github.com/Antohnio123/Antohnio.git</text:p>
          </table:table-cell>
          <table:table-cell table:style-name="ce35" office:value-type="string" calcext:value-type="string">
            <text:p>подключиться к моему репозиторию на GitHub</text:p>
          </table:table-cell>
          <table:table-cell table:number-columns-repeated="1022"/>
        </table:table-row>
        <table:table-row table:style-name="ro2">
          <table:table-cell table:style-name="ce50" office:value-type="string" calcext:value-type="string">
            <text:p>git <text:span text:style-name="T52">remote </text:span><text:span text:style-name="T53">set-url</text:span><text:span text:style-name="T54"> </text:span><text:span text:style-name="T53">origin</text:span><text:span text:style-name="T54"> </text:span>new.git.url/here</text:p>
          </table:table-cell>
          <table:table-cell table:style-name="ce35" office:value-type="string" calcext:value-type="string">
            <text:p>Переключиться на другой репозиторий</text:p>
          </table:table-cell>
          <table:table-cell table:number-columns-repeated="1022"/>
        </table:table-row>
        <table:table-row table:style-name="ro22">
          <table:table-cell table:style-name="ce35" office:value-type="string" calcext:value-type="string">
            <text:p><text:span text:style-name="T14">git remote set-url origin https://&lt;MYNAME&gt;</text:span>:&lt;MYTOKEN&gt;@github.com/scuzzlebuzzle/ol3-1.git</text:p>
          </table:table-cell>
          <table:table-cell table:style-name="ce35" office:value-type="string" calcext:value-type="string">
            <text:p>установить удалённый репозиторий и вписать токен в ссылку</text:p>
          </table:table-cell>
          <table:table-cell table:number-columns-repeated="1022"/>
        </table:table-row>
        <table:table-row table:style-name="ro10">
          <table:table-cell table:style-name="ce51" office:value-type="string" calcext:value-type="string">
            <text:p>git push origin master</text:p>
            <text:p>  Username: your_token</text:p>
            <text:p>  Password:</text:p>
          </table:table-cell>
          <table:table-cell table:style-name="ce51" office:value-type="string" calcext:value-type="string">
            <text:p>Запушить с токеном вместо пароля. Ставим вместо имени!</text:p>
          </table:table-cell>
          <table:table-cell table:number-columns-repeated="1022"/>
        </table:table-row>
        <table:table-row table:style-name="ro6">
          <table:table-cell table:style-name="ce35" office:value-type="string" calcext:value-type="string">
            <text:p><text:span text:style-name="T51">git remote add aanikin </text:span>https://github.com/aanikin/Python</text:p>
          </table:table-cell>
          <table:table-cell table:style-name="ce35" office:value-type="string" calcext:value-type="string">
            <text:p>подключение к репозиторию АА Аникина, где перед адресом стоит устанавливаемое ему ИМЯ!</text:p>
          </table:table-cell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10">
          <table:table-cell table:style-name="ce35" office:value-type="string" calcext:value-type="string">
            <text:p>git config --global credential.helper store</text:p>
          </table:table-cell>
          <table:table-cell table:style-name="ce35" office:value-type="string" calcext:value-type="string">
            <text:p><text:span text:style-name="T20">Сохраняет токен при СЛЕДУЮЩЕМ ВВОДЕ!</text:span></text:p>
            <text:p>т. е. следущий раз входим ещё вводя токен, но на второй и дальше — уже всё будет сохранено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git config --global --unset credential.helper</text:p>
          </table:table-cell>
          <table:table-cell table:style-name="ce35" office:value-type="string" calcext:value-type="string">
            <text:p>очистить сохранённый пароль / токен</text:p>
          </table:table-cell>
          <table:table-cell table:number-columns-repeated="1022"/>
        </table:table-row>
        <table:table-row table:style-name="ro6">
          <table:table-cell table:style-name="ce35" office:value-type="string" calcext:value-type="string">
            <text:p>rm ~/.git-credentials</text:p>
          </table:table-cell>
          <table:table-cell table:style-name="ce35" office:value-type="string" calcext:value-type="string">
            <text:p><text:span text:style-name="T78">очистить сохранённый пароль / токен</text:span></text:p>
            <text:p>но работает и для множественных сохранений креденшиалов</text:p>
          </table:table-cell>
          <table:table-cell table:number-columns-repeated="1022"/>
        </table:table-row>
        <table:table-row table:style-name="ro1">
          <table:table-cell table:style-name="ce52"/>
          <table:table-cell table:style-name="ce35"/>
          <table:table-cell table:number-columns-repeated="1022"/>
        </table:table-row>
        <table:table-row table:style-name="ro1" table:number-rows-repeated="2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46" office:value-type="string" calcext:value-type="string">
            <text:p>ВЕТКИ:</text:p>
          </table:table-cell>
          <table:table-cell table:style-name="ce46"/>
          <table:table-cell table:number-columns-repeated="1022"/>
        </table:table-row>
        <table:table-row table:style-name="ro1">
          <table:table-cell table:style-name="ce53" office:value-type="string" calcext:value-type="string">
            <text:p>git branch -a</text:p>
          </table:table-cell>
          <table:table-cell table:style-name="ce49" office:value-type="string" calcext:value-type="string">
            <text:p>увидеть все ветки</text:p>
          </table:table-cell>
          <table:table-cell table:number-columns-repeated="1022"/>
        </table:table-row>
        <table:table-row table:style-name="ro20">
          <table:table-cell table:style-name="ce49" office:value-type="string" calcext:value-type="string">
            <text:p>git checkout -b admin</text:p>
          </table:table-cell>
          <table:table-cell table:style-name="ce35" office:value-type="string" calcext:value-type="string">
            <text:p><text:span text:style-name="T50">создать ветку admin и сразу на неё переключиться</text:span></text:p>
            <text:p/>
          </table:table-cell>
          <table:table-cell table:number-columns-repeated="1022"/>
        </table:table-row>
        <table:table-row table:style-name="ro1">
          <table:table-cell table:style-name="ce54" office:value-type="string" calcext:value-type="string">
            <text:p>git checkout forum</text:p>
          </table:table-cell>
          <table:table-cell table:style-name="ce49" office:value-type="string" calcext:value-type="string">
            <text:p>переключиться на ветку форума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git checkout 2a36c1b</text:p>
          </table:table-cell>
          <table:table-cell table:style-name="ce49" office:value-type="string" calcext:value-type="string">
            <text:p>переключиться на версию с указанным ID</text:p>
          </table:table-cell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1">
          <table:table-cell table:style-name="ce49" office:value-type="string" calcext:value-type="string">
            <text:p>git merge forum</text:p>
          </table:table-cell>
          <table:table-cell table:style-name="ce49" office:value-type="string" calcext:value-type="string">
            <text:p>слить текущую ветку и указанную (forum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19">
          <table:table-cell table:style-name="ce49" office:value-type="string" calcext:value-type="string">
            <text:p>git branch --set-upstream-to=master tocheck</text:p>
          </table:table-cell>
          <table:table-cell table:style-name="ce49" office:value-type="string" calcext:value-type="string">
            <text:p>ветка tocheck теперь тречит ветку master (нужно для оттречивания веток на сторонних ресурсах)</text:p>
          </table:table-cell>
          <table:table-cell table:number-columns-repeated="1022"/>
        </table:table-row>
        <table:table-row table:style-name="ro1">
          <table:table-cell table:style-name="ce49" table:number-columns-repeated="2"/>
          <table:table-cell table:number-columns-repeated="1022"/>
        </table:table-row>
        <table:table-row table:style-name="ro23">
          <table:table-cell table:style-name="ce49" office:value-type="string" calcext:value-type="string">
            <text:p>$ git checkout &lt;feature&gt;</text:p>
            <text:p>$ git <text:span text:style-name="T17">merge</text:span> master</text:p>
            <text:p>(or)</text:p>
            <text:p>$ git <text:span text:style-name="T17">merge</text:span> master &lt;feature&gt;</text:p>
          </table:table-cell>
          <table:table-cell table:style-name="ce49" office:value-type="string" calcext:value-type="string">
            <text:p>Merge (слияние веток)</text:p>
          </table:table-cell>
          <table:table-cell table:number-columns-repeated="1022"/>
        </table:table-row>
        <table:table-row table:style-name="ro1">
          <table:table-cell table:style-name="ce49" table:number-columns-repeated="2"/>
          <table:table-cell table:number-columns-repeated="1022"/>
        </table:table-row>
        <table:table-row table:style-name="ro9">
          <table:table-cell table:style-name="ce49" office:value-type="string" calcext:value-type="string">
            <text:p>git checkout &lt;feature&gt;</text:p>
            <text:p>git <text:span text:style-name="T55">rebase</text:span> -i master</text:p>
          </table:table-cell>
          <table:table-cell table:style-name="ce49" office:value-type="string" calcext:value-type="string">
            <text:p>Перебазирвоание одной ветки в другую (мастера в &lt;feature&gt;). ОСТОРОЖНО! Перезаписывает историю, срывает связи с удаленными ветками (требуется новый пуш)</text:p>
            <text:p>Это откроет редактор, перечислив все коммиты, которые будут перемещены. Это точно определяет, как будет выглядеть ветка после выполнения перемещения.</text:p>
            <text:p>Упорядочивая объекты, вы можете сделать историю такой, как захотите. Вы можете использовать команды fixup, squash, edit, и так далее</text:p>
          </table:table-cell>
          <table:table-cell table:number-columns-repeated="1022"/>
        </table:table-row>
        <table:table-row table:style-name="ro1">
          <table:table-cell table:style-name="ce49" table:number-columns-repeated="2"/>
          <table:table-cell table:number-columns-repeated="1022"/>
        </table:table-row>
        <table:table-row table:style-name="ro19">
          <table:table-cell table:style-name="ce49" office:value-type="string" calcext:value-type="string">
            <text:p>git <text:span text:style-name="T56">stash</text:span></text:p>
          </table:table-cell>
          <table:table-cell table:style-name="ce49" office:value-type="string" calcext:value-type="string">
            <text:p>Спрятать свои изменения, сделанные в ветке.  </text:p>
            <text:p>Чтобы, например, переключиться с нее на другую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git <text:span text:style-name="T56">stash</text:span> save "Какое-нибудь сообщение"</text:p>
          </table:table-cell>
          <table:table-cell table:style-name="ce49" office:value-type="string" calcext:value-type="string">
            <text:p>Сохранить с сообщением</text:p>
          </table:table-cell>
          <table:table-cell table:number-columns-repeated="1022"/>
        </table:table-row>
        <table:table-row table:style-name="ro19">
          <table:table-cell table:style-name="ce49" office:value-type="string" calcext:value-type="string">
            <text:p>git <text:span text:style-name="T56">stash</text:span> save <text:span text:style-name="T57">-u</text:span></text:p>
          </table:table-cell>
          <table:table-cell table:style-name="ce49" office:value-type="string" calcext:value-type="string">
            <text:p>Git stash не прячет файлы, которые не добавлены в репозиторий. Чтобы их спрятать с остальными изменениями используется опция --include-untracked (или -u)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git <text:span text:style-name="T56">stash</text:span> list</text:p>
          </table:table-cell>
          <table:table-cell table:style-name="ce49" office:value-type="string" calcext:value-type="string">
            <text:p>Выводит список всего, что спрятано</text:p>
          </table:table-cell>
          <table:table-cell table:number-columns-repeated="1022"/>
        </table:table-row>
        <table:table-row table:style-name="ro1">
          <table:table-cell table:style-name="ce49" table:number-columns-repeated="2"/>
          <table:table-cell table:number-columns-repeated="1022"/>
        </table:table-row>
        <table:table-row table:style-name="ro19">
          <table:table-cell table:style-name="ce49" office:value-type="string" calcext:value-type="string">
            <text:p>git <text:span text:style-name="T56">push -d</text:span> origin &lt;branch_name&gt;</text:p>
          </table:table-cell>
          <table:table-cell table:style-name="ce49" office:value-type="string" calcext:value-type="string">
            <text:p><text:span text:style-name="T20">Удаление ветки на удаленном репозитории  И локально: </text:span></text:p>
            <text:p>https://stackoverflow.com/questions/2003505/how-do-i-delete-a-git-branch-locally-and-remotely</text:p>
          </table:table-cell>
          <table:table-cell table:number-columns-repeated="1022"/>
        </table:table-row>
        <table:table-row table:style-name="ro1">
          <table:table-cell table:style-name="ce50" office:value-type="string" calcext:value-type="string">
            <text:p>git branch -d &lt;имя ветки&gt;</text:p>
          </table:table-cell>
          <table:table-cell table:style-name="ce49" office:value-type="string" calcext:value-type="string">
            <text:p>удалить ветку только ЛОКАЛЬНО за ненадобностью или после merge с другой.</text:p>
          </table:table-cell>
          <table:table-cell table:number-columns-repeated="1022"/>
        </table:table-row>
        <table:table-row table:style-name="ro1">
          <table:table-cell table:style-name="ce50" office:value-type="string" calcext:value-type="string">
            <text:p>git <text:span text:style-name="T58">stash</text:span> <text:span text:style-name="T59">clear</text:span></text:p>
          </table:table-cell>
          <table:table-cell table:style-name="ce49" office:value-type="string" calcext:value-type="string">
            <text:p>очистить спрятанные изменения разом все</text:p>
          </table:table-cell>
          <table:table-cell table:number-columns-repeated="1022"/>
        </table:table-row>
        <table:table-row table:style-name="ro24">
          <table:table-cell table:style-name="ce49" office:value-type="string" calcext:value-type="string">
            <text:p>git <text:span text:style-name="T56">stash</text:span></text:p>
            <text:p>git checkout branch123</text:p>
            <text:p>git <text:span text:style-name="T56">stash apply</text:span></text:p>
          </table:table-cell>
          <table:table-cell table:style-name="ce49" office:value-type="string" calcext:value-type="string">
            <text:p>Работал не в той ветке. Перенести наработки в другую ветку.</text:p>
            <text:p>Перед этим stash очистить</text:p>
          </table:table-cell>
          <table:table-cell table:number-columns-repeated="1022"/>
        </table:table-row>
        <table:table-row table:style-name="ro1">
          <table:table-cell table:style-name="ce49" table:number-columns-repeated="2"/>
          <table:table-cell table:number-columns-repeated="1022"/>
        </table:table-row>
        <table:table-row table:style-name="ro1">
          <table:table-cell table:style-name="ce49" office:value-type="string" calcext:value-type="string">
            <text:p>git branch -m &lt;oldname&gt; &lt;newname&gt;</text:p>
          </table:table-cell>
          <table:table-cell table:style-name="ce49" office:value-type="string" calcext:value-type="string">
            <text:p>переименовать ветку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git branch -m &lt;newname&gt;</text:p>
          </table:table-cell>
          <table:table-cell table:style-name="ce49" office:value-type="string" calcext:value-type="string">
            <text:p>переименовать ТЕКУЩУЮ ветку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git config --global alias.rename 'branch -m'</text:p>
          </table:table-cell>
          <table:table-cell table:style-name="ce49" office:value-type="string" calcext:value-type="string">
            <text:p>Добавить псевдоним ветке</text:p>
          </table:table-cell>
          <table:table-cell table:number-columns-repeated="1022"/>
        </table:table-row>
        <table:table-row table:style-name="ro19">
          <table:table-cell table:style-name="ce49" office:value-type="string" calcext:value-type="string">
            <text:p>git branch -M &lt;newname&gt;</text:p>
          </table:table-cell>
          <table:table-cell table:style-name="ce49" office:value-type="string" calcext:value-type="string">
            <text:p>Переиеновать ветку, если в новом имени изменения только case sensitive. Без этого гит скажет, что такая ветка уже существует</text:p>
          </table:table-cell>
          <table:table-cell table:number-columns-repeated="1022"/>
        </table:table-row>
        <table:table-row table:style-name="ro1">
          <table:table-cell table:style-name="ce49" table:number-columns-repeated="2"/>
          <table:table-cell table:number-columns-repeated="1022"/>
        </table:table-row>
        <table:table-row table:style-name="ro19">
          <table:table-cell table:style-name="ce58" office:value-type="string" calcext:value-type="string">
            <text:p>ВЕТКИ в Gitlab - правильное создание issue и их мерджевание</text:p>
          </table:table-cell>
          <table:table-cell table:style-name="ce58"/>
          <table:table-cell table:number-columns-repeated="1022"/>
        </table:table-row>
        <table:table-row table:style-name="ro16">
          <table:table-cell office:value-type="string" calcext:value-type="string">
            <text:p>В Gitlab создаёшь Issues - New issue,</text:p>
            <text:p>В ней делаешь Merge request - таким образом создаешь новую ветку под это задание от master!</text:p>
            <text:p>В ней работаешь. Когда работа сделана, отмечаешь ее как ready (Mark as ready/Mark as draft кнопка) и мердж реквест оформляешь на проверяющего</text:p>
          </table:table-cell>
          <table:table-cell table:style-name="ce49" office:value-type="string" calcext:value-type="string">
            <text:p>Когда дают новое задание. Как сделать его в отдельной ветке.</text:p>
          </table:table-cell>
          <table:table-cell table:number-columns-repeated="1022"/>
        </table:table-row>
        <table:table-row table:style-name="ro25">
          <table:table-cell table:style-name="ce49" office:value-type="string" calcext:value-type="string">
            <text:p>Ну а если хочешь продолжить в "working"-ветке работать, то</text:p>
            <text:p>бренчуешься от мастера в новую ветку "migration", </text:p>
            <text:p>пулишь "issue-40", делаешь миграции, накатываешь их, делаешь мержреквест на эту ветку. </text:p>
            <text:p>Ну а потом либо эту ветку пулишь в свою "working", либо ждёшь, пока миграции в мастер не вольются, а потом тупо в "working" пулишь мастер.</text:p>
          </table:table-cell>
          <table:table-cell table:style-name="ce49" office:value-type="string" calcext:value-type="string">
            <text:p>Как сделать быстрые изменения (миграцию) и залить свои же изменения в одной ветке в другую</text:p>
          </table:table-cell>
          <table:table-cell table:number-columns-repeated="1022"/>
        </table:table-row>
        <table:table-row table:style-name="ro1" table:number-rows-repeated="9">
          <table:table-cell table:style-name="ce49" table:number-columns-repeated="2"/>
          <table:table-cell table:number-columns-repeated="1022"/>
        </table:table-row>
        <table:table-row table:style-name="ro1">
          <table:table-cell table:style-name="ce59" office:value-type="string" calcext:value-type="string">
            <text:p>Мердж / <text:s/>Пул реквест</text:p>
          </table:table-cell>
          <table:table-cell table:style-name="ce59"/>
          <table:table-cell table:style-name="ce104" table:number-columns-repeated="62"/>
          <table:table-cell table:style-name="ce108" table:number-columns-repeated="960"/>
        </table:table-row>
        <table:table-row table:style-name="ro19">
          <table:table-cell table:style-name="ce49" office:value-type="string" calcext:value-type="string">
            <text:p>git checkout aq</text:p>
            <text:p>git rebase master</text:p>
          </table:table-cell>
          <table:table-cell table:style-name="ce49" office:value-type="string" calcext:value-type="string">
            <text:p>Обновить ветку новыми изменениями, произошедшими в мастере</text:p>
          </table:table-cell>
          <table:table-cell table:number-columns-repeated="1022"/>
        </table:table-row>
        <table:table-row table:style-name="ro19">
          <table:table-cell table:style-name="ce49" office:value-type="string" calcext:value-type="string">
            <text:p>git checkout aq</text:p>
            <text:p>git merge origin/master</text:p>
          </table:table-cell>
          <table:table-cell table:style-name="ce49" office:value-type="string" calcext:value-type="string">
            <text:p>То же самое, обновление ветки, отмердженой от мастера последними изменениями мастера</text:p>
          </table:table-cell>
          <table:table-cell table:number-columns-repeated="1022"/>
        </table:table-row>
        <table:table-row table:style-name="ro1" table:number-rows-repeated="2">
          <table:table-cell table:style-name="ce49" table:number-columns-repeated="2"/>
          <table:table-cell table:number-columns-repeated="1022"/>
        </table:table-row>
        <table:table-row table:style-name="ro1">
          <table:table-cell table:style-name="ce60" office:value-type="string" calcext:value-type="string">
            <text:p>Ошибки</text:p>
          </table:table-cell>
          <table:table-cell table:style-name="ce60"/>
          <table:table-cell table:number-columns-repeated="1022"/>
        </table:table-row>
        <table:table-row table:style-name="ro19">
          <table:table-cell table:style-name="ce49" office:value-type="string" calcext:value-type="string">
            <text:p>! [remote rejected] dt_api -&gt; dt_api (pre-receive hook declined)</text:p>
          </table:table-cell>
          <table:table-cell table:style-name="ce49" office:value-type="string" calcext:value-type="string">
            <text:p>В первую очередь проверьте, какие у Вас права в репо. </text:p>
            <text:p>Скорее всего, ваших прав "Developer" не хватает, нужен, например, "Maintainer"</text:p>
          </table:table-cell>
          <table:table-cell table:number-columns-repeated="1022"/>
        </table:table-row>
        <table:table-row table:style-name="ro1">
          <table:table-cell table:style-name="ce49"/>
          <table:table-cell table:style-name="ce35"/>
          <table:table-cell table:number-columns-repeated="1022"/>
        </table:table-row>
        <table:table-row table:style-name="ro1" table:number-rows-repeated="3">
          <table:table-cell table:style-name="ce35" table:number-columns-repeated="2"/>
          <table:table-cell table:number-columns-repeated="1022"/>
        </table:table-row>
        <table:table-row table:style-name="ro1">
          <table:table-cell table:style-name="ce61" office:value-type="string" calcext:value-type="string">
            <text:p>SSH-key</text:p>
          </table:table-cell>
          <table:table-cell table:style-name="ce48"/>
          <table:table-cell table:number-columns-repeated="1022"/>
        </table:table-row>
        <table:table-row table:style-name="ro26">
          <table:table-cell table:style-name="ce62" office:value-type="string" calcext:value-type="string" table:number-columns-spanned="2" table:number-rows-spanned="1">
            <text:p><text:span text:style-name="T50">Open a terminal on Linux or macOS, or Git Bash / WSL on Windows.</text:span></text:p>
            <text:p><text:span text:style-name="T50">Generate a new ED25519 SSH key pair:</text:span></text:p>
            <text:p><text:span text:style-name="T50">ssh-keygen -t ed25519 -C "email@example.com"</text:span></text:p>
            <text:p/>
            <text:p><text:span text:style-name="T50">Or, if you want to use RSA:</text:span></text:p>
            <text:p><text:span text:style-name="T50">ssh-keygen -t rsa -b 4096 -C "email@example.com"</text:span></text:p>
            <text:p/>
            <text:p><text:span text:style-name="T50">It will generate the key in =&gt; C:\Users\yourname.ssh directory.</text:span></text:p>
            <text:p><text:span text:style-name="T50">Copy the public key and paste in the gitlab location.</text:span></text:p>
            <text:p/>
            <text:p><text:span text:style-name="T50">ssh-agent $(ssh-add C:\Users\youname\.ssh\id_rsa; git clone </text:span>git@gitlab.com<text:span text:style-name="T50">:xyz/SpringBootStarter.git)</text:span></text:p>
          </table:table-cell>
          <table:covered-table-cell/>
          <table:table-cell table:number-columns-repeated="1022"/>
        </table:table-row>
        <table:table-row table:style-name="ro19">
          <table:table-cell table:style-name="ce49" office:value-type="string" calcext:value-type="string">
            <text:p>В Винде надо удалить старый пароль и логин в Windows Credentials</text:p>
          </table:table-cell>
          <table:table-cell table:style-name="ce35"/>
          <table:table-cell table:number-columns-repeated="1022"/>
        </table:table-row>
        <table:table-row table:style-name="ro1" table:number-rows-repeated="2">
          <table:table-cell table:style-name="ce35" table:number-columns-repeated="2"/>
          <table:table-cell table:number-columns-repeated="1022"/>
        </table:table-row>
        <table:table-row table:style-name="ro1">
          <table:table-cell table:style-name="ce63" office:value-type="string" calcext:value-type="string">
            <text:p>.gitignore</text:p>
          </table:table-cell>
          <table:table-cell table:style-name="ce61"/>
          <table:table-cell table:number-columns-repeated="1022"/>
        </table:table-row>
        <table:table-row table:style-name="ro19">
          <table:table-cell table:style-name="ce49" office:value-type="string" calcext:value-type="string">
            <text:p>.gitignore</text:p>
          </table:table-cell>
          <table:table-cell table:style-name="ce49" office:value-type="string" calcext:value-type="string">
            <text:p><text:span text:style-name="T51">Файл должен иметь формат «.gitignore» без имени. Винда не даст такой создать, но можно сделать «.gitignore.» с точкой в конце, которая исчезнет автоматически.</text:span></text:p>
          </table:table-cell>
          <table:table-cell table:number-columns-repeated="1022"/>
        </table:table-row>
        <table:table-row table:style-name="ro27">
          <table:table-cell table:style-name="ce49" office:value-type="string" calcext:value-type="string">
            <text:p>/</text:p>
          </table:table-cell>
          <table:table-cell table:style-name="ce35" office:value-type="string" calcext:value-type="string">
            <text:p><text:span text:style-name="T50">Если шаблон начинается со слеша, то он соответствует файлам и каталогам только в корне хранилища. ???</text:span></text:p>
            <text:p/>
            <text:p><text:span text:style-name="T79">Если шаблон не начинается со слэша, он соответствует файлам и каталогам в любом каталоге или подкаталоге. ???</text:span></text:p>
          </table:table-cell>
          <table:table-cell table:number-columns-repeated="1022"/>
        </table:table-row>
        <table:table-row table:style-name="ro1">
          <table:table-cell table:style-name="ce64" office:value-type="string" calcext:value-type="string">
            <text:p>*</text:p>
          </table:table-cell>
          <table:table-cell table:style-name="ce49" office:value-type="string" calcext:value-type="string">
            <text:p>Символ звездочки соответствует нулю или более символам</text:p>
          </table:table-cell>
          <table:table-cell table:number-columns-repeated="1022"/>
        </table:table-row>
        <table:table-row table:style-name="ro19">
          <table:table-cell table:style-name="ce64" office:value-type="string" calcext:value-type="string">
            <text:p>**</text:p>
          </table:table-cell>
          <table:table-cell table:style-name="ce49" office:value-type="string" calcext:value-type="string">
            <text:p>Два соседних символа звездочки соответствуют любому файлу или нулю или более каталогам. Когда за ним следует косая черта (/), она соответствует только каталогам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?</text:p>
          </table:table-cell>
          <table:table-cell table:style-name="ce49" office:value-type="string" calcext:value-type="string">
            <text:p>Вопросительный знак соответствует любому отдельному символу</text:p>
          </table:table-cell>
          <table:table-cell table:number-columns-repeated="1022"/>
        </table:table-row>
        <table:table-row table:style-name="ro1">
          <table:table-cell table:style-name="ce64" office:value-type="string" calcext:value-type="string">
            <text:p>[…]</text:p>
          </table:table-cell>
          <table:table-cell table:style-name="ce49" office:value-type="string" calcext:value-type="string">
            <text:p>Любой ИЗ символов в скобках</text:p>
          </table:table-cell>
          <table:table-cell table:number-columns-repeated="1022"/>
        </table:table-row>
        <table:table-row table:style-name="ro28">
          <table:table-cell table:style-name="ce49" office:value-type="string" calcext:value-type="string">
            <text:p>*.[oa]</text:p>
          </table:table-cell>
          <table:table-cell table:style-name="ce35" office:value-type="string" calcext:value-type="string">
            <text:p><text:span text:style-name="T50">file.o</text:span></text:p>
            <text:p><text:span text:style-name="T50">file.a</text:span></text:p>
            <text:p><text:span text:style-name="T50">dsfgfdg.o</text:span></text:p>
            <text:p/>
          </table:table-cell>
          <table:table-cell table:number-columns-repeated="1022"/>
        </table:table-row>
        <table:table-row table:style-name="ro29">
          <table:table-cell table:style-name="ce49" office:value-type="string" calcext:value-type="string">
            <text:p>*.[!oa]</text:p>
          </table:table-cell>
          <table:table-cell table:style-name="ce35" office:value-type="string" calcext:value-type="string">
            <text:p><text:span text:style-name="T50">Если первым знаком стоит восклицательный, он зачит отрицание - любой символ КРОМЕ указанных в скобках</text:span></text:p>
            <text:p><text:span text:style-name="T50">file.s</text:span></text:p>
            <text:p><text:span text:style-name="T50">file.1</text:span></text:p>
            <text:p><text:span text:style-name="T50">file.0</text:span></text:p>
          </table:table-cell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18">
          <table:table-cell table:style-name="ce35" office:value-type="string" calcext:value-type="string">
            <text:p><text:span text:style-name="T50">!.gitignore</text:span></text:p>
            <text:p><text:span text:style-name="T50">!script.pl</text:span></text:p>
            <text:p><text:span text:style-name="T50">!template.latex</text:span></text:p>
          </table:table-cell>
          <table:table-cell table:style-name="ce49" office:value-type="string" calcext:value-type="string">
            <text:p>…But not these files…</text:p>
          </table:table-cell>
          <table:table-cell table:number-columns-repeated="1022"/>
        </table:table-row>
        <table:table-row table:style-name="ro20">
          <table:table-cell table:style-name="ce49" office:value-type="string" calcext:value-type="string">
            <text:p>!*/</text:p>
          </table:table-cell>
          <table:table-cell table:style-name="ce35" office:value-type="string" calcext:value-type="string">
            <text:p><text:span text:style-name="T50">...even if they are in subdirectories</text:span></text:p>
            <text:p/>
          </table:table-cell>
          <table:table-cell table:number-columns-repeated="1022"/>
        </table:table-row>
        <table:table-row table:style-name="ro20">
          <table:table-cell table:style-name="ce35" office:value-type="string" calcext:value-type="string">
            <text:p><text:span text:style-name="T50">!*/a/b/file1.txt</text:span></text:p>
            <text:p><text:span text:style-name="T50">!*/a/b/c/*</text:span></text:p>
          </table:table-cell>
          <table:table-cell table:style-name="ce35" office:value-type="string" calcext:value-type="string">
            <text:p><text:span text:style-name="T50">if the files to be tracked are in subdirectories</text:span></text:p>
            <text:p/>
          </table:table-cell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18">
          <table:table-cell table:style-name="ce35" office:value-type="string" calcext:value-type="string">
            <text:p><text:span text:style-name="T50">/files/data.zip</text:span></text:p>
            <text:p><text:span text:style-name="T50">/server.log</text:span></text:p>
            <text:p><text:span text:style-name="T50">/uploads/users/data/info.xls</text:span></text:p>
          </table:table-cell>
          <table:table-cell table:style-name="ce35" office:value-type="string" calcext:value-type="string">
            <text:p><text:span text:style-name="T50">Конкретные файлы</text:span></text:p>
            <text:p/>
          </table:table-cell>
          <table:table-cell table:number-columns-repeated="1022"/>
        </table:table-row>
        <table:table-row table:style-name="ro23">
          <table:table-cell table:style-name="ce35" office:value-type="string" calcext:value-type="string">
            <text:p><text:span text:style-name="T50">*.zip</text:span></text:p>
            <text:p><text:span text:style-name="T50">*.log</text:span></text:p>
            <text:p><text:span text:style-name="T50">*.pdf</text:span></text:p>
            <text:p><text:span text:style-name="T50">*.xls</text:span></text:p>
          </table:table-cell>
          <table:table-cell table:style-name="ce35" office:value-type="string" calcext:value-type="string">
            <text:p><text:span text:style-name="T50">Игнорирование по типу файла, будут игнорироваться в АБСОЛЮТНО всех директориях</text:span></text:p>
            <text:p/>
          </table:table-cell>
          <table:table-cell table:number-columns-repeated="1022"/>
        </table:table-row>
        <table:table-row table:style-name="ro18">
          <table:table-cell table:style-name="ce49" office:value-type="string" calcext:value-type="string">
            <text:p>config.php</text:p>
          </table:table-cell>
          <table:table-cell table:style-name="ce35" office:value-type="string" calcext:value-type="string">
            <text:p><text:span text:style-name="T80">Игнорирование конкретного файла </text:span><text:span text:style-name="T81">ТОЛЬКО в корне проекта</text:span></text:p>
            <text:p><text:span text:style-name="T79">(корнём считается расположение файла .gitignore)</text:span></text:p>
            <text:p><text:span text:style-name="T79">Например НЕ БУДЕТ проигнорирован файл /db/config.php ???</text:span></text:p>
          </table:table-cell>
          <table:table-cell table:number-columns-repeated="1022"/>
        </table:table-row>
        <table:table-row table:style-name="ro20">
          <table:table-cell table:style-name="ce49" office:value-type="string" calcext:value-type="string">
            <text:p>/params/config.php</text:p>
          </table:table-cell>
          <table:table-cell table:style-name="ce35" office:value-type="string" calcext:value-type="string">
            <text:p><text:span text:style-name="T50">Игнорирование конкретного файла ТОЛЬКО в указанной директории</text:span></text:p>
            <text:p/>
          </table:table-cell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23">
          <table:table-cell table:style-name="ce49" office:value-type="string" calcext:value-type="string">
            <text:p>/images/*</text:p>
          </table:table-cell>
          <table:table-cell table:style-name="ce35" office:value-type="string" calcext:value-type="string">
            <text:p><text:span text:style-name="T82">Игнорирование всех файлов и папок ТОЛЬКО в конкретной директории </text:span><text:span text:style-name="T83">корень/</text:span><text:span text:style-name="T84">images</text:span></text:p>
            <text:p><text:span text:style-name="T50">(включая поддиректории и файлы в них)</text:span></text:p>
            <text:p><text:span text:style-name="T50">Например /images/user.jpg, /images/company/logo.png</text:span></text:p>
            <text:p><text:span text:style-name="T50"># НЕ БУДУТ проигнорированы файлы и папки /prod/images/user.jpg</text:span></text:p>
          </table:table-cell>
          <table:table-cell table:number-columns-repeated="1022"/>
        </table:table-row>
        <table:table-row table:style-name="ro23">
          <table:table-cell table:style-name="ce49" office:value-type="string" calcext:value-type="string">
            <text:p>/private/*.html</text:p>
          </table:table-cell>
          <table:table-cell table:style-name="ce35" office:value-type="string" calcext:value-type="string">
            <text:p><text:span text:style-name="T50">Игнорирование ВСЕХ html-файлов в ОДНОЙ КОНКРЕТНОЙ директории(НЕ ВКЛЮЧАЯ поддиректории)</text:span></text:p>
            <text:p><text:span text:style-name="T50"># Например /private/index.html</text:span></text:p>
            <text:p><text:span text:style-name="T50"># НЕ БУДУТ проигнорированы файлы в /private/ivan/index.html</text:span></text:p>
          </table:table-cell>
          <table:table-cell table:number-columns-repeated="1022"/>
        </table:table-row>
        <table:table-row table:style-name="ro17">
          <table:table-cell table:style-name="ce49" office:value-type="string" calcext:value-type="string">
            <text:p>/private/**/*.html</text:p>
          </table:table-cell>
          <table:table-cell table:style-name="ce35" office:value-type="string" calcext:value-type="string">
            <text:p><text:span text:style-name="T50">Игнорирование ВСЕХ html-файлов в КОНКРЕТНОЙ директории ВКЛЮЧАЯ поддиректории</text:span></text:p>
            <text:p><text:span text:style-name="T50"># Например /private/info.html, /private/users/ivan/info.html</text:span></text:p>
          </table:table-cell>
          <table:table-cell table:number-columns-repeated="1022"/>
        </table:table-row>
        <table:table-row table:style-name="ro18">
          <table:table-cell table:style-name="ce35" office:value-type="string" calcext:value-type="string">
            <text:p><text:span text:style-name="T50">/secret/*</text:span></text:p>
            <text:p><text:span text:style-name="T50">!/secret/free.txt</text:span></text:p>
          </table:table-cell>
          <table:table-cell table:style-name="ce35" office:value-type="string" calcext:value-type="string">
            <text:p><text:span text:style-name="T50">Исключение из игнорирования</text:span></text:p>
            <text:p><text:span text:style-name="T50"># Игнорирование ВСЕХ файлов и папок внутри директории /secret,</text:span></text:p>
            <text:p><text:span text:style-name="T50"># за исключением файла /secret/free.txt, он не будет проигнорирован</text:span>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<text:span text:style-name="T51">\!readme!.txt</text:span></text:p>
          </table:table-cell>
          <table:table-cell table:style-name="ce49" office:value-type="string" calcext:value-type="string">
            <text:p>Игнорирование файла с именем, содержащим спецсимволы</text:p>
          </table:table-cell>
          <table:table-cell table:number-columns-repeated="1022"/>
        </table:table-row>
        <table:table-row table:style-name="ro18">
          <table:table-cell table:style-name="ce49" office:value-type="string" calcext:value-type="string">
            <text:p>/images/h?/*.jp?g</text:p>
          </table:table-cell>
          <table:table-cell table:style-name="ce35" office:value-type="string" calcext:value-type="string">
            <text:p><text:span text:style-name="T50">Игнорирование всех JPG и JPEG файлов внутри директорий,</text:span></text:p>
            <text:p><text:span text:style-name="T50">которые начинаются на "h" и МОГУТ содержать ещё один символ после</text:span></text:p>
            <text:p><text:span text:style-name="T50"># Например /images/h4/user.jpg, /images/h/company.jpeg</text:span></text:p>
          </table:table-cell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1">
          <table:table-cell table:style-name="ce61" office:value-type="string" calcext:value-type="string">
            <text:p>CI/CD</text:p>
          </table:table-cell>
          <table:table-cell table:style-name="ce61"/>
          <table:table-cell table:number-columns-repeated="1022"/>
        </table:table-row>
        <table:table-row table:style-name="ro19">
          <table:table-cell table:style-name="ce49" office:value-type="string" calcext:value-type="string">
            <text:p>https://youtu.be/jkwJCR0rqDc</text:p>
            <text:p/>
          </table:table-cell>
          <table:table-cell table:style-name="ce49" office:value-type="string" calcext:value-type="string">
            <text:p>Доки</text:p>
          </table:table-cell>
          <table:table-cell table:number-columns-repeated="1022"/>
        </table:table-row>
        <table:table-row table:style-name="ro19">
          <table:table-cell table:style-name="ce49" office:value-type="string" calcext:value-type="string">
            <text:p>https://docs.gitlab.com/ee/ci/yaml/</text:p>
            <text:p/>
          </table:table-cell>
          <table:table-cell table:style-name="ce49" office:value-type="string" calcext:value-type="string">
            <text:p>Доки по написанию yml-файлов</text:p>
          </table:table-cell>
          <table:table-cell table:number-columns-repeated="1022"/>
        </table:table-row>
        <table:table-row table:style-name="ro10">
          <table:table-cell table:style-name="ce65" office:value-type="string" calcext:value-type="string">
            <text:p>https://docs.gitlab.com/ee/ci/variables/predefined_variables.html</text:p>
            <text:p/>
          </table:table-cell>
          <table:table-cell table:style-name="ce49" office:value-type="string" calcext:value-type="string">
            <text:p>Набор предопределённых переменных в CI/CD.</text:p>
            <text:p>Можно вводить и свои дополнительно!</text:p>
          </table:table-cell>
          <table:table-cell table:number-columns-repeated="1022"/>
        </table:table-row>
        <table:table-row table:style-name="ro1">
          <table:table-cell table:style-name="ce65"/>
          <table:table-cell table:style-name="ce49"/>
          <table:table-cell table:number-columns-repeated="1022"/>
        </table:table-row>
        <table:table-row table:style-name="ro14">
          <table:table-cell table:style-name="ce35" office:value-type="string" calcext:value-type="string">
            <text:p>image: docker:stableservices: <text:s/>- docker:dind <text:s/>stages: <text:s/>- pre-build <text:s/>- build</text:p>
          </table:table-cell>
          <table:table-cell table:style-name="ce35" office:value-type="string" calcext:value-type="string">
            <text:p/>
            <text:p/>
            <text:p># Это сервис, позволяющий запускать докер внутри докера внутри докера...Git Runner бежит в докере, а внутри мы билдим свой докер имадж. Получается матрёшка докеров. dind позволяет это.</text:p>
            <text:p/>
          </table:table-cell>
          <table:table-cell table:number-columns-repeated="1022"/>
        </table:table-row>
        <table:table-row table:style-name="ro16">
          <table:table-cell table:style-name="ce35" office:value-type="string" calcext:value-type="string">
            <text:p>.base:# <text:s/>tags:# <text:s text:c="3"/>- docker-shell <text:s/>before_script: <text:s text:c="3"/>- docker login -u gitlab-ci-token -p $CI_JOB_TOKEN $CI_REGISTRY <text:s/>script: <text:s text:c="3"/>- BRANCH_TAG=$CI_COMMIT_REF_NAME <text:s text:c="3"/></text:p>
          </table:table-cell>
          <table:table-cell table:style-name="ce35" office:value-type="string" calcext:value-type="string">
            <text:p>Модуль с данным нами именем base, который можно будет расширять</text:p>
            <text:p/>
            <text:p/>
            <text:p/>
            <text:p/>
            <text:p/>
            <text:p>Главный раздел yml-файла — скрипт, который будет исполнять CI/CD Джоба</text:p>
          </table:table-cell>
          <table:table-cell table:number-columns-repeated="1022"/>
        </table:table-row>
        <table:table-row table:style-name="ro8">
          <table:table-cell table:style-name="ce35" office:value-type="string" calcext:value-type="string">
            <text:p>- docker pull $CI_REGISTRY_IMAGE:latest || true <text:s text:c="3"/>- docker pull $CI_REGISTRY_IMAGE:$BRANCH_TAG || true <text:s/># Сделано для того, чтобы не подтягивать каждый раз предыдущие коммиты <text:s text:c="3"/>- docker build --cache-from $CI_REGISTRY_IMAGE:$BRANCH_TAG --tag $CI_REGISTRY_IMAGE:$CI_COMMIT_REF_SLUG . #$CI_REGISTRY_IMAGE:$BRANCH_TAG . <text:s text:c="3"/>#- docker-compose up -d <text:s text:c="3"/>#- docker push $CI_REGISTRY_IMAGE/$FOLDER:$BRANCH_TAG <text:s text:c="3"/>- docker push $CI_REGISTRY_IMAGE:$CI_COMMIT_REF_SLUG</text:p>
          </table:table-cell>
          <table:table-cell table:style-name="ce35" office:value-type="string" calcext:value-type="string">
            <text:p>...Продолжение срипта...</text:p>
          </table:table-cell>
          <table:table-cell table:number-columns-repeated="1022"/>
        </table:table-row>
        <table:table-row table:style-name="ro3">
          <table:table-cell table:style-name="ce35" office:value-type="string" calcext:value-type="string">
            <text:p>build:master: <text:s/>extends: .base <text:s/>stage: build <text:s/>variables: <text:s text:c="5"/>CI_COMMIT_REF_NAME: latest <text:s/>only: <text:s text:c="3"/>- masterpre_build:features: <text:s/>when: manual <text:s/>extends: .base <text:s/>stage: pre-build <text:s/>except: <text:s text:c="3"/>- master</text:p>
          </table:table-cell>
          <table:table-cell table:style-name="ce35" office:value-type="string" calcext:value-type="string">
            <text:p>Модули, расширяющие .base</text:p>
          </table:table-cell>
          <table:table-cell table:number-columns-repeated="1022"/>
        </table:table-row>
        <table:table-row table:style-name="ro2">
          <table:table-cell table:style-name="ce67" office:value-type="string" calcext:value-type="string">
            <text:p>$CI_REGISTRY</text:p>
          </table:table-cell>
          <table:table-cell table:style-name="ce35" office:value-type="string" calcext:value-type="string">
            <text:p>путь к registry — хранилищу образов</text:p>
          </table:table-cell>
          <table:table-cell table:number-columns-repeated="1022"/>
        </table:table-row>
        <table:table-row table:style-name="ro2">
          <table:table-cell table:style-name="ce67" office:value-type="string" calcext:value-type="string">
            <text:p>$CI_REGISTRY_IMAGE</text:p>
          </table:table-cell>
          <table:table-cell table:style-name="ce49" office:value-type="string" calcext:value-type="string">
            <text:p>Докер-имадж в GitLab registry</text:p>
          </table:table-cell>
          <table:table-cell table:number-columns-repeated="1022"/>
        </table:table-row>
        <table:table-row table:style-name="ro2">
          <table:table-cell table:style-name="ce67" office:value-type="string" calcext:value-type="string">
            <text:p>$CI_COMMIT_REF_NAME</text:p>
          </table:table-cell>
          <table:table-cell table:style-name="ce49" office:value-type="string" calcext:value-type="string">
            <text:p>Название ветки или тэга. <text:s text:c="2"/>The branch or tag name for which project is built.</text:p>
          </table:table-cell>
          <table:table-cell table:number-columns-repeated="1022"/>
        </table:table-row>
        <table:table-row table:style-name="ro30">
          <table:table-cell table:style-name="ce35" office:value-type="string" calcext:value-type="string">
            <text:p><text:span text:style-name="T60">$CI_COMMIT_REF_SLUG</text:span></text:p>
          </table:table-cell>
          <table:table-cell table:style-name="ce35" office:value-type="string" calcext:value-type="string">
            <text:p><text:span text:style-name="T50">CI_COMMIT_REF_NAME in lowercase, shortened to 63 bytes, and with everything except 0-9 and a-z replaced with -. No leading / trailing -. Use in URLs, host names and domain names.</text:span></text:p>
            <text:p/>
          </table:table-cell>
          <table:table-cell table:number-columns-repeated="1022"/>
        </table:table-row>
        <table:table-row table:style-name="ro19">
          <table:table-cell table:style-name="ce67" office:value-type="string" calcext:value-type="string">
            <text:p><text:span text:style-name="T61">$CI_JOB_TOKEN</text:span></text:p>
          </table:table-cell>
          <table:table-cell table:style-name="ce49" office:value-type="string" calcext:value-type="string">
            <text:p>A token to authenticate with certain API endpoints. The token is valid as long as the job is running.</text:p>
          </table:table-cell>
          <table:table-cell table:number-columns-repeated="1022"/>
        </table:table-row>
        <table:table-row table:style-name="ro2">
          <table:table-cell table:style-name="ce67" office:value-type="string" calcext:value-type="string">
            <text:p>$CI_JOB_STAGE</text:p>
          </table:table-cell>
          <table:table-cell table:style-name="ce49" office:value-type="string" calcext:value-type="string">
            <text:p>текущий стейдж джобы (stage)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<text:span text:style-name="T62">- </text:span><text:span text:style-name="T63">echo</text:span><text:span text:style-name="T64"> "$CI_JOB_STAGE"</text:span></text:p>
          </table:table-cell>
          <table:table-cell table:style-name="ce49" office:value-type="string" calcext:value-type="string">
            <text:p>вывести в консоль сообщение со значением переменной</text:p>
          </table:table-cell>
          <table:table-cell table:number-columns-repeated="1022"/>
        </table:table-row>
        <table:table-row table:style-name="ro31">
          <table:table-cell table:style-name="ce35" office:value-type="string" calcext:value-type="string">
            <text:p><text:span text:style-name="T65">.deploy_common:</text:span></text:p>
            <text:p><text:span text:style-name="T66"># common config HERE</text:span></text:p>
            <text:p/>
            <text:p><text:span text:style-name="T67">deploy_master_CD</text:span><text:span text:style-name="T68">:</text:span></text:p>
            <text:p><text:span text:style-name="T67">extends</text:span><text:span text:style-name="T68">: .deploy_common</text:span></text:p>
            <text:p><text:span text:style-name="T67">only</text:span><text:span text:style-name="T68">:</text:span></text:p>
            <text:p><text:span text:style-name="T67">refs</text:span><text:span text:style-name="T68">:</text:span></text:p>
            <text:p><text:span text:style-name="T69">- master</text:span></text:p>
            <text:p/>
            <text:p><text:span text:style-name="T67">deploy_manual</text:span><text:span text:style-name="T68">:</text:span></text:p>
            <text:p><text:span text:style-name="T67">extends</text:span><text:span text:style-name="T68">: .deploy_common</text:span></text:p>
            <text:p><text:span text:style-name="T67">when</text:span><text:span text:style-name="T68">: manual</text:span></text:p>
          </table:table-cell>
          <table:table-cell table:style-name="ce35" office:value-type="string" calcext:value-type="string">
            <text:p>Способ назначить джобу ТОЛЬКО на ручной запуск или при пушах в ветку «мастер»</text:p>
            <text:p>https://stackoverflow.com/questions/47651769/gitlab-ci-run-build-job-when-manual-or-when-master-only</text:p>
          </table:table-cell>
          <table:table-cell table:number-columns-repeated="1022"/>
        </table:table-row>
        <table:table-row table:style-name="ro32">
          <table:table-cell table:style-name="ce35" office:value-type="string" calcext:value-type="string">
            <text:p><text:span text:style-name="T67">deploy</text:span><text:span text:style-name="T68">:</text:span></text:p>
            <text:p><text:span text:style-name="T67">rules</text:span><text:span text:style-name="T68">:</text:span></text:p>
            <text:p><text:span text:style-name="T70">- </text:span><text:span text:style-name="T71">if</text:span><text:span text:style-name="T72">: '$CI_COMMIT_REF_NAME == "master"'</text:span></text:p>
            <text:p><text:span text:style-name="T70">- </text:span><text:span text:style-name="T71">when</text:span><text:span text:style-name="T72">: manual</text:span></text:p>
          </table:table-cell>
          <table:table-cell table:style-name="ce49" office:value-type="string" calcext:value-type="string">
            <text:p><text:span text:style-name="T32">УСЛОВИЯ запуска лучше ставить через </text:span><text:span text:style-name="T85">rules</text:span><text:span text:style-name="T86">, НЕ через only/except</text:span></text:p>
          </table:table-cell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1">
          <table:table-cell table:style-name="ce48" table:number-columns-repeated="2"/>
          <table:table-cell table:number-columns-repeated="1022"/>
        </table:table-row>
        <table:table-row table:style-name="ro1" table:number-rows-repeated="26">
          <table:table-cell table:style-name="ce35" table:number-columns-repeated="2"/>
          <table:table-cell table:number-columns-repeated="1022"/>
        </table:table-row>
        <table:table-row table:style-name="ro1" table:number-rows-repeated="10483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cker" table:style-name="ta2">
        <table:table-column table:style-name="co7" table:default-cell-style-name="ce45"/>
        <table:table-column table:style-name="co8" table:default-cell-style-name="ce45"/>
        <table:table-column table:style-name="co3" table:number-columns-repeated="62" table:default-cell-style-name="ce45"/>
        <table:table-column table:style-name="co4" table:number-columns-repeated="960" table:default-cell-style-name="ce42"/>
        <table:table-row table:style-name="ro33">
          <table:table-cell table:style-name="ce98" office:value-type="string" calcext:value-type="string">
            <text:p>https://habr.com/ru/post/310460</text:p>
            <text:p/>
          </table:table-cell>
          <table:table-cell table:style-name="ce98" office:value-type="string" calcext:value-type="string">
            <text:p><text:span text:style-name="T238">отличное пособие</text:span></text:p>
          </table:table-cell>
          <table:table-cell table:number-columns-repeated="1022"/>
        </table:table-row>
        <table:table-row table:style-name="ro6">
          <table:table-cell table:style-name="ce99" office:value-type="string" calcext:value-type="string">
            <text:p><text:a xlink:href="https://rominirani.com/docker-tutorial-series-writing-a-dockerfile-ce5746617cd%22%20%5Ct%20%22_blank" xlink:type="simple">https://rominirani.com/docker-tutorial-series-writing-a-dockerfile-ce5746617cd</text:a></text:p>
          </table:table-cell>
          <table:table-cell table:style-name="ce105" office:value-type="string" calcext:value-type="string">
            <text:p>Getting started - официальная документация Docker - больше деталей #2</text:p>
          </table:table-cell>
          <table:table-cell table:number-columns-repeated="1022"/>
        </table:table-row>
        <table:table-row table:style-name="ro6">
          <table:table-cell table:style-name="ce99" office:value-type="string" calcext:value-type="string">
            <text:p><text:a xlink:href="https://www.docker.com/101-tutorial%22%20%5Ct%20%22_blank" xlink:type="simple">https://www.docker.com/101-tutorial</text:a></text:p>
          </table:table-cell>
          <table:table-cell table:style-name="ce105" office:value-type="string" calcext:value-type="string">
            <text:p>Getting started - официальная документация Docker - больше деталей #1</text:p>
          </table:table-cell>
          <table:table-cell table:number-columns-repeated="1022"/>
        </table:table-row>
        <table:table-row table:style-name="ro10">
          <table:table-cell table:style-name="ce100"/>
          <table:table-cell table:style-name="ce105" office:value-type="string" calcext:value-type="string">
            <text:p><text:span text:style-name="T239">Docker Desktop</text:span> разворачивает приложения по умолчанию на адресе localhost</text:p>
            <text:p><text:span text:style-name="T239">Docker Toolbox</text:span> — на 192.168.99.100</text:p>
          </table:table-cell>
          <table:table-cell table:number-columns-repeated="1022"/>
        </table:table-row>
        <table:table-row table:style-name="ro6">
          <table:table-cell table:style-name="ce100" office:value-type="string" calcext:value-type="string">
            <text:p/>
            <text:p>winpty docker exec -it //bin//sh</text:p>
          </table:table-cell>
          <table:table-cell table:style-name="ce100" office:value-type="string" calcext:value-type="string">
            <text:p>Для запуска на windows в git bash используй пред-комманду winpty и двойные слеши!</text:p>
          </table:table-cell>
          <table:table-cell table:number-columns-repeated="1022"/>
        </table:table-row>
        <table:table-row table:style-name="ro34">
          <table:table-cell table:style-name="ce101" office:value-type="string" calcext:value-type="string">
            <text:p>sudo groupadd docker</text:p>
            <text:p/>
            <text:p><text:span text:style-name="T87">sudo gpasswd -a $USER docker</text:span></text:p>
          </table:table-cell>
          <table:table-cell table:style-name="ce105" office:value-type="string" calcext:value-type="string">
            <text:p><text:span text:style-name="T240">To run docker without sudo:</text:span></text:p>
            <text:p><text:span text:style-name="T240">Add the docker group if it doesn't already exist.</text:span></text:p>
            <text:p><text:span text:style-name="T240">Add the connected user "$USER" to the docker group.</text:span></text:p>
            <text:p/>
            <text:p><text:span text:style-name="T240">Change the user name to match your preferred user if you do not want to use your current user:</text:span></text:p>
            <text:p/>
            <text:p><text:span text:style-name="T241">Either do a </text:span><text:span text:style-name="T242">newgrp docker</text:span><text:span text:style-name="T243"> or log out/in to activate the changes to groups.</text:span></text:p>
            <text:p><text:span text:style-name="T240">You can use</text:span></text:p>
            <text:p><text:span text:style-name="T87">docker run hello-world</text:span></text:p>
            <text:p><text:span text:style-name="T240">to check if you can run docker without sudo.</text:span></text:p>
            <text:p><text:span text:style-name="T87">sudo setfacl -m user:$USER:rw /var/run/docker.sock</text:span></text:p>
          </table:table-cell>
          <table:table-cell table:number-columns-repeated="1022"/>
        </table:table-row>
        <table:table-row table:style-name="ro1" table:number-rows-repeated="3">
          <table:table-cell table:style-name="ce101"/>
          <table:table-cell table:style-name="ce105"/>
          <table:table-cell table:number-columns-repeated="1022"/>
        </table:table-row>
        <table:table-row table:style-name="ro2">
          <table:table-cell table:style-name="ce102" office:value-type="string" calcext:value-type="string">
            <text:p>Анализ</text:p>
          </table:table-cell>
          <table:table-cell table:style-name="ce102"/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103" office:value-type="string" calcext:value-type="string">
            <text:p>docker <text:span text:style-name="T16">ps</text:span></text:p>
          </table:table-cell>
          <table:table-cell table:style-name="ce35" office:value-type="string" calcext:value-type="string">
            <text:p>показать РАБОТАЮЩИЕ контейнеры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<text:span text:style-name="T88">docker ps --all</text:span></text:p>
          </table:table-cell>
          <table:table-cell table:style-name="ce35" office:value-type="string" calcext:value-type="string">
            <text:p>показать ВСЕ контейнера, когда либо работавшие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docker ps -a</text:p>
          </table:table-cell>
          <table:table-cell table:style-name="ce35" office:value-type="string" calcext:value-type="string">
            <text:p>увидеть контейнеры работающие и отработавшие</text:p>
          </table:table-cell>
          <table:table-cell table:number-columns-repeated="1022"/>
        </table:table-row>
        <table:table-row table:style-name="ro6">
          <table:table-cell table:style-name="ce35" office:value-type="string" calcext:value-type="string">
            <text:p><text:span text:style-name="T89">docker ps</text:span><text:span text:style-name="T90"> </text:span><text:span text:style-name="T91">-a -q</text:span></text:p>
          </table:table-cell>
          <table:table-cell table:style-name="ce35" office:value-type="string" calcext:value-type="string">
            <text:p><text:span text:style-name="T244">увидеть </text:span><text:span text:style-name="T91">только ID всех</text:span><text:span text:style-name="T90"> существующих контейнеров</text:span></text:p>
          </table:table-cell>
          <table:table-cell table:number-columns-repeated="1022"/>
        </table:table-row>
        <table:table-row table:style-name="ro1" table:number-rows-repeated="2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35" office:value-type="string" calcext:value-type="string">
            <text:p><text:span text:style-name="T89">docker</text:span><text:span text:style-name="T90"> </text:span><text:span text:style-name="T91">images</text:span></text:p>
          </table:table-cell>
          <table:table-cell table:style-name="ce35" office:value-type="string" calcext:value-type="string">
            <text:p>посмотреть установленные имаджи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<text:span text:style-name="T92">docker logs</text:span><text:span text:style-name="T90"> </text:span><text:span text:style-name="T93">&lt;container ID&gt;</text:span></text:p>
          </table:table-cell>
          <table:table-cell table:style-name="ce35" office:value-type="string" calcext:value-type="string">
            <text:p>shows all logs of a container even daemon</text:p>
          </table:table-cell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105" office:value-type="string" calcext:value-type="string">
            <text:p><text:span text:style-name="T94">docker </text:span><text:span text:style-name="T95">run</text:span><text:span text:style-name="T96"> -it </text:span><text:span text:style-name="T97">&lt;image name or ID&gt; </text:span><text:span text:style-name="T95">sh</text:span></text:p>
          </table:table-cell>
          <table:table-cell table:style-name="ce35" office:value-type="string" calcext:value-type="string">
            <text:p>Посмотреть содержание имаджа</text:p>
          </table:table-cell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6">
          <table:table-cell table:style-name="ce105" office:value-type="string" calcext:value-type="string">
            <text:p><text:span text:style-name="T98">docker </text:span><text:span text:style-name="T99">volume ls</text:span></text:p>
          </table:table-cell>
          <table:table-cell table:style-name="ce105" office:value-type="string" calcext:value-type="string">
            <text:p>посмотреть имеющиеся волюмы (независимые от контейнеров папки хранения данных)</text:p>
          </table:table-cell>
          <table:table-cell table:number-columns-repeated="1022"/>
        </table:table-row>
        <table:table-row table:style-name="ro1">
          <table:table-cell table:style-name="ce105" table:number-columns-repeated="2"/>
          <table:table-cell table:number-columns-repeated="1022"/>
        </table:table-row>
        <table:table-row table:style-name="ro2">
          <table:table-cell table:style-name="ce107" office:value-type="string" calcext:value-type="string">
            <text:p>docker <text:span text:style-name="T17">search</text:span> tomcat</text:p>
          </table:table-cell>
          <table:table-cell table:style-name="ce35" office:value-type="string" calcext:value-type="string">
            <text:p>Найти имадж в репозитории DockerHub</text:p>
          </table:table-cell>
          <table:table-cell table:number-columns-repeated="1022"/>
        </table:table-row>
        <table:table-row table:style-name="ro1" table:number-rows-repeated="2">
          <table:table-cell table:style-name="ce105"/>
          <table:table-cell table:style-name="ce35"/>
          <table:table-cell table:number-columns-repeated="1022"/>
        </table:table-row>
        <table:table-row table:style-name="ro2">
          <table:table-cell table:style-name="ce102" office:value-type="string" calcext:value-type="string">
            <text:p>ТЭГИ</text:p>
          </table:table-cell>
          <table:table-cell table:style-name="ce102"/>
          <table:table-cell table:number-columns-repeated="1022"/>
        </table:table-row>
        <table:table-row table:style-name="ro35">
          <table:table-cell table:style-name="ce35"/>
          <table:table-cell table:style-name="ce35" office:value-type="string" calcext:value-type="string">
            <text:p><text:span text:style-name="T16">Создают доп. ссылку на имадж.</text:span></text:p>
            <text:p><text:span text:style-name="T16">Старая ссылка, если была, то остается, и получается 2 ссылки на 1 имадж.</text:span></text:p>
            <text:p><text:span text:style-name="T16">Получается, как в Python, несколько ссылок (имен с тэгом) на один объект, имеющий один и тот же ID</text:span></text:p>
          </table:table-cell>
          <table:table-cell table:number-columns-repeated="1022"/>
        </table:table-row>
        <table:table-row table:style-name="ro6">
          <table:table-cell table:style-name="ce105" office:value-type="string" calcext:value-type="string">
            <text:p>docker <text:span text:style-name="T17">tag</text:span> <text:span text:style-name="T100">0e5574283393</text:span> <text:span text:style-name="T41">fedora</text:span>/<text:span text:style-name="T41">httpd</text:span>:<text:span text:style-name="T101">version1.0</text:span></text:p>
          </table:table-cell>
          <table:table-cell table:style-name="ce35" office:value-type="string" calcext:value-type="string">
            <text:p>Поставить тэг на имадж с <text:s/>ID “0e5574283393”: “fedora” репозиторий, имя «httpd», тэг “version1.0”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docker tag httpd:test fedora/httpd:version1.0.test</text:p>
          </table:table-cell>
          <table:table-cell table:style-name="ce35"/>
          <table:table-cell table:number-columns-repeated="1022"/>
        </table:table-row>
        <table:table-row table:style-name="ro1" table:number-rows-repeated="2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102" office:value-type="string" calcext:value-type="string">
            <text:p>Построение образа</text:p>
          </table:table-cell>
          <table:table-cell table:style-name="ce102"/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6">
          <table:table-cell table:style-name="ce109" office:value-type="string" calcext:value-type="string">
            <text:p>docker build .</text:p>
          </table:table-cell>
          <table:table-cell table:style-name="ce35" office:value-type="string" calcext:value-type="string">
            <text:p>build from a dockerfile from build context = current directory</text:p>
          </table:table-cell>
          <table:table-cell table:number-columns-repeated="1022"/>
        </table:table-row>
        <table:table-row table:style-name="ro36">
          <table:table-cell table:style-name="ce35" office:value-type="string" calcext:value-type="string">
            <text:p><text:span text:style-name="T102">docker build</text:span> <text:span text:style-name="T103">-t </text:span><text:span text:style-name="T104">&lt;имя имаджа&gt;</text:span>:<text:span text:style-name="T41">&lt;тэг&gt;</text:span> . <text:span text:style-name="T17">--no-cache</text:span></text:p>
          </table:table-cell>
          <table:table-cell table:style-name="ce37" office:value-type="string" calcext:value-type="string">
            <text:p>остроить имадж <text:span text:style-name="T245">с указанием имени и тэга</text:span>, <text:span text:style-name="T246">не используя кэш</text:span></text:p>
          </table:table-cell>
          <table:table-cell table:number-columns-repeated="1022"/>
        </table:table-row>
        <table:table-row table:style-name="ro10">
          <table:table-cell table:style-name="ce35" office:value-type="string" calcext:value-type="string">
            <text:p><text:span text:style-name="T105">docker build </text:span><text:span text:style-name="T106">-f Dockerfile</text:span><text:span text:style-name="T107"> -t </text:span><text:span text:style-name="T108">&lt;имя имаджа&gt;</text:span><text:span text:style-name="T109">:&lt;тэг&gt; </text:span><text:span text:style-name="T107">.</text:span></text:p>
          </table:table-cell>
          <table:table-cell table:style-name="ce35" office:value-type="string" calcext:value-type="string">
            <text:p><text:span text:style-name="T180">(точка в конце) создание имаджа с указанием в текущей папке (pwd) конкретного Docker-file как инструкции по сборке.</text:span></text:p>
          </table:table-cell>
          <table:table-cell table:number-columns-repeated="1022"/>
        </table:table-row>
        <table:table-row table:style-name="ro20">
          <table:table-cell table:style-name="ce105" office:value-type="string" calcext:value-type="string">
            <text:p><text:span text:style-name="T110">docker build -t </text:span><text:span text:style-name="T111">&lt;DockerHub account name&gt;</text:span><text:span text:style-name="T112">/</text:span><text:span text:style-name="T113">&lt;New Image name&gt;</text:span><text:span text:style-name="T114">:</text:span><text:span text:style-name="T115">&lt;Tag of version&gt;</text:span><text:span text:style-name="T112"> .</text:span></text:p>
          </table:table-cell>
          <table:table-cell table:style-name="ce35" office:value-type="string" calcext:value-type="string">
            <text:p><text:span text:style-name="T180">(dot in the end!) create an image for your DockerHub</text:span>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-t</text:p>
          </table:table-cell>
          <table:table-cell table:style-name="ce35" office:value-type="string" calcext:value-type="string">
            <text:p>Флаг ставит на образ имя и тэг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-p</text:p>
          </table:table-cell>
          <table:table-cell table:style-name="ce35" office:value-type="string" calcext:value-type="string">
            <text:p>флаг пробрасывает порты</text:p>
          </table:table-cell>
          <table:table-cell table:number-columns-repeated="1022"/>
        </table:table-row>
        <table:table-row table:style-name="ro6">
          <table:table-cell table:style-name="ce35" office:value-type="string" calcext:value-type="string">
            <text:p>-d</text:p>
          </table:table-cell>
          <table:table-cell table:style-name="ce35" office:value-type="string" calcext:value-type="string">
            <text:p><text:span text:style-name="T244">запускает образ в </text:span><text:span text:style-name="T247">detached режиме (</text:span><text:span text:style-name="T90">демоном), оставляя консоль совбодной для использования</text:span></text:p>
          </table:table-cell>
          <table:table-cell table:number-columns-repeated="1022"/>
        </table:table-row>
        <table:table-row table:style-name="ro10">
          <table:table-cell table:style-name="ce35" office:value-type="string" calcext:value-type="string">
            <text:p>--no-cache</text:p>
          </table:table-cell>
          <table:table-cell table:style-name="ce35" office:value-type="string" calcext:value-type="string">
            <text:p>собирает образ заново не используя кэш (сохраненные данные в памяти о предыдущем образе)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<text:a xlink:href="https://docs.docker.com/engine/reference/commandline/build/" xlink:type="simple">https://docs.docker.com/engine/reference/commandline/build/</text:a></text:p>
          </table:table-cell>
          <table:table-cell table:style-name="ce35" office:value-type="string" calcext:value-type="string">
            <text:p>Варианты флагов для docker build</text:p>
          </table:table-cell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105" office:value-type="string" calcext:value-type="string">
            <text:p><text:span text:style-name="T116">docker run -it </text:span><text:span text:style-name="T117">&lt;image name or ID&gt; </text:span><text:span text:style-name="T118">sh</text:span></text:p>
          </table:table-cell>
          <table:table-cell table:style-name="ce35" office:value-type="string" calcext:value-type="string">
            <text:p>Посмотреть содержание имаджа</text:p>
          </table:table-cell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102" office:value-type="string" calcext:value-type="string">
            <text:p>Запуск</text:p>
          </table:table-cell>
          <table:table-cell table:style-name="ce102"/>
          <table:table-cell table:number-columns-repeated="1022"/>
        </table:table-row>
        <table:table-row table:style-name="ro2">
          <table:table-cell table:style-name="ce110" office:value-type="string" calcext:value-type="string">
            <text:p>run <text:span text:style-name="T119">= docker create + docker start</text:span></text:p>
          </table:table-cell>
          <table:table-cell table:style-name="ce35"/>
          <table:table-cell table:number-columns-repeated="1022"/>
        </table:table-row>
        <table:table-row table:style-name="ro10">
          <table:table-cell table:style-name="ce105" office:value-type="string" calcext:value-type="string">
            <text:p><text:span text:style-name="T120">docker run </text:span><text:span text:style-name="T121">&lt;имя имаджа&gt;</text:span></text:p>
          </table:table-cell>
          <table:table-cell table:style-name="ce35" office:value-type="string" calcext:value-type="string">
            <text:p><text:span text:style-name="T180">запустить контейнер,</text:span></text:p>
            <text:p><text:span text:style-name="T180">если его нет, то создать из имаджа, скачав его с DockerHub, если имаджа нет на локальном компе.</text:span></text:p>
          </table:table-cell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6">
          <table:table-cell table:style-name="ce105" office:value-type="string" calcext:value-type="string">
            <text:p><text:span text:style-name="T122">docker run</text:span><text:span text:style-name="T123"> </text:span><text:span text:style-name="T124">&lt;имя имаджа&gt; </text:span><text:span text:style-name="T123">command</text:span></text:p>
          </table:table-cell>
          <table:table-cell table:style-name="ce100" office:value-type="string" calcext:value-type="string">
            <text:p>запустить контейнер и сменить комманду запуска на заданную.</text:p>
          </table:table-cell>
          <table:table-cell table:number-columns-repeated="1022"/>
        </table:table-row>
        <table:table-row table:style-name="ro2">
          <table:table-cell table:style-name="ce105" office:value-type="string" calcext:value-type="string">
            <text:p><text:span text:style-name="T125">docker run</text:span><text:span text:style-name="T114"> </text:span><text:span text:style-name="T126">--name</text:span><text:span text:style-name="T114"> </text:span><text:span text:style-name="T127">&lt;имя контейнера&gt;</text:span><text:span text:style-name="T114"> </text:span><text:span text:style-name="T128">&lt;имя имаджа&gt;</text:span></text:p>
          </table:table-cell>
          <table:table-cell table:style-name="ce35" office:value-type="string" calcext:value-type="string">
            <text:p><text:span text:style-name="T248">создать и запустить контейнер, указав ему </text:span><text:span text:style-name="T249">ИМЯ</text:span></text:p>
          </table:table-cell>
          <table:table-cell table:number-columns-repeated="1022"/>
        </table:table-row>
        <table:table-row table:style-name="ro6">
          <table:table-cell table:style-name="ce114" office:value-type="string" calcext:value-type="string">
            <text:p><text:span text:style-name="T129">docker </text:span><text:span text:style-name="T130">run --name </text:span><text:span text:style-name="T131">&lt;имя контейнера&gt;</text:span><text:span text:style-name="T132"> </text:span><text:span text:style-name="T133">-d</text:span><text:span text:style-name="T134"> </text:span><text:span text:style-name="T135">&lt;имя имаджа&gt;</text:span></text:p>
          </table:table-cell>
          <table:table-cell table:style-name="ce161" office:value-type="string" calcext:value-type="string">
            <text:p>создать и запустить контейнер <text:span text:style-name="T250">фоном, ДЕМОНОМ</text:span><text:span text:style-name="T251">.</text:span></text:p>
          </table:table-cell>
          <table:table-cell table:number-columns-repeated="1022"/>
        </table:table-row>
        <table:table-row table:style-name="ro1">
          <table:table-cell table:style-name="ce35"/>
          <table:table-cell table:style-name="ce161"/>
          <table:table-cell table:number-columns-repeated="1022"/>
        </table:table-row>
        <table:table-row table:style-name="ro6">
          <table:table-cell table:style-name="ce153" office:value-type="string" calcext:value-type="string">
            <text:p><text:span text:style-name="T136">start </text:span><text:span text:style-name="T137">&lt;container ID&gt;</text:span></text:p>
          </table:table-cell>
          <table:table-cell table:style-name="ce100" office:value-type="string" calcext:value-type="string">
            <text:p>starts a container, that was created and exited before, by ID (starts its command once again)</text:p>
          </table:table-cell>
          <table:table-cell table:number-columns-repeated="1022"/>
        </table:table-row>
        <table:table-row table:style-name="ro2">
          <table:table-cell table:style-name="ce105" office:value-type="string" calcext:value-type="string">
            <text:p><text:span text:style-name="T116">docker start</text:span><text:span text:style-name="T118"> </text:span><text:span text:style-name="T138">225824d4f37c</text:span></text:p>
          </table:table-cell>
          <table:table-cell table:style-name="ce100" office:value-type="string" calcext:value-type="string">
            <text:p>start a container with ID 225824d4f37c</text:p>
          </table:table-cell>
          <table:table-cell table:number-columns-repeated="1022"/>
        </table:table-row>
        <table:table-row table:style-name="ro20">
          <table:table-cell table:style-name="ce105" office:value-type="string" calcext:value-type="string">
            <text:p><text:span text:style-name="T94">docker start</text:span><text:span text:style-name="T139"> </text:span><text:span text:style-name="T140">-a</text:span><text:span text:style-name="T139"> </text:span><text:span text:style-name="T141">225824d4f37c</text:span></text:p>
          </table:table-cell>
          <table:table-cell table:style-name="ce105" office:value-type="string" calcext:value-type="string">
            <text:p><text:span text:style-name="T252">start a container with ID 225824d4f37c </text:span><text:span text:style-name="T253">showing</text:span><text:span text:style-name="T118"> its output in terminal</text:span></text:p>
          </table:table-cell>
          <table:table-cell table:number-columns-repeated="1022"/>
        </table:table-row>
        <table:table-row table:style-name="ro6">
          <table:table-cell table:style-name="ce154" office:value-type="string" calcext:value-type="string">
            <text:p><text:span text:style-name="T142">docker </text:span><text:span text:style-name="T143">run</text:span><text:span text:style-name="T144"> </text:span><text:span text:style-name="T145">-it</text:span><text:span text:style-name="T144"> </text:span><text:span text:style-name="T146">-p</text:span><text:span text:style-name="T144"> 1234:8080 </text:span><text:span text:style-name="T147">&lt;имя имаджа&gt;</text:span></text:p>
          </table:table-cell>
          <table:table-cell table:style-name="ce162" office:value-type="string" calcext:value-type="string">
            <text:p>Запустить контейнер из имаджа с выводом его stdOut и проставлением портов</text:p>
          </table:table-cell>
          <table:table-cell table:number-columns-repeated="1022"/>
        </table:table-row>
        <table:table-row table:style-name="ro10">
          <table:table-cell table:style-name="ce155" office:value-type="string" calcext:value-type="string">
            <text:p><text:span text:style-name="T148">sudo docker</text:span><text:span text:style-name="T149"> </text:span><text:span text:style-name="T148">run</text:span><text:span text:style-name="T149"> </text:span><text:span text:style-name="T150">-it -p</text:span><text:span text:style-name="T149"> 8080:8080 --network=</text:span><text:span text:style-name="T151">"host"</text:span><text:span text:style-name="T149"> </text:span><text:span text:style-name="T148">--name</text:span><text:span text:style-name="T152"> </text:span><text:span text:style-name="T153">&lt;имя контейнера&gt;</text:span><text:span text:style-name="T154"> </text:span><text:span text:style-name="T155">&lt;имя имаджа&gt;</text:span></text:p>
          </table:table-cell>
          <table:table-cell table:style-name="ce163" office:value-type="string" calcext:value-type="string">
            <text:p>Запустить контейнер на указанных портах, </text:p>
            <text:p>чтоб он видел loclhost, например, базу данных,</text:p>
            <text:p>и чтоб в терминале бежал его stdout</text:p>
          </table:table-cell>
          <table:table-cell table:number-columns-repeated="1022"/>
        </table:table-row>
        <table:table-row table:style-name="ro37">
          <table:table-cell table:style-name="ce156" office:value-type="string" calcext:value-type="string">
            <text:p><text:span text:style-name="T156">docker </text:span><text:span text:style-name="T157">run</text:span><text:span text:style-name="T158"> </text:span><text:span text:style-name="T159">-it</text:span><text:span text:style-name="T158"> </text:span><text:span text:style-name="T160">-p</text:span><text:span text:style-name="T158"> 1234:8080 tomcat</text:span></text:p>
          </table:table-cell>
          <table:table-cell table:style-name="ce107" office:value-type="string" calcext:value-type="string">
            <text:p><text:span text:style-name="T61">запустить Томкат</text:span></text:p>
            <text:p><text:span text:style-name="T254">-it</text:span><text:span text:style-name="T207"> - интерактивно, будем видеть, как он бежит в терминале,</text:span></text:p>
            <text:p><text:span text:style-name="T254">-p</text:span><text:span text:style-name="T207"> - порты: 1234 — наружний, тот, на который надо заходить клиенту, 8080 - порт сервера внутри контейнера</text:span></text:p>
          </table:table-cell>
          <table:table-cell table:number-columns-repeated="1022"/>
        </table:table-row>
        <table:table-row table:style-name="ro2">
          <table:table-cell table:style-name="ce107" office:value-type="string" calcext:value-type="string">
            <text:p>docker run -it -p 8888:80 nginx</text:p>
          </table:table-cell>
          <table:table-cell table:style-name="ce107" office:value-type="string" calcext:value-type="string">
            <text:p>запускает Nginx с внешним портом 8888</text:p>
          </table:table-cell>
          <table:table-cell table:number-columns-repeated="1022"/>
        </table:table-row>
        <table:table-row table:style-name="ro1" table:number-rows-repeated="3">
          <table:table-cell table:style-name="ce107" table:number-columns-repeated="2"/>
          <table:table-cell table:number-columns-repeated="1022"/>
        </table:table-row>
        <table:table-row table:style-name="ro2">
          <table:table-cell table:style-name="ce157" office:value-type="string" calcext:value-type="string">
            <text:p>С открытым терминалом внутри контейнера</text:p>
          </table:table-cell>
          <table:table-cell table:style-name="ce157"/>
          <table:table-cell table:number-columns-repeated="1022"/>
        </table:table-row>
        <table:table-row table:style-name="ro38">
          <table:table-cell table:style-name="ce105" office:value-type="string" calcext:value-type="string">
            <text:p><text:span text:style-name="T161">docker run </text:span><text:span text:style-name="T162">busybox</text:span><text:span text:style-name="T123"> </text:span><text:span text:style-name="T163">&lt;LINUX COMMAND&gt;</text:span></text:p>
          </table:table-cell>
          <table:table-cell table:style-name="ce105" office:value-type="string" calcext:value-type="string">
            <text:p><text:span text:style-name="T252">контейнер</text:span><text:span text:style-name="T255">, </text:span><text:span text:style-name="T256">позволяющий выполнять комманды Linux</text:span></text:p>
          </table:table-cell>
          <table:table-cell table:number-columns-repeated="1022"/>
        </table:table-row>
        <table:table-row table:style-name="ro39">
          <table:table-cell table:style-name="ce105" office:value-type="string" calcext:value-type="string">
            <text:p><text:span text:style-name="T164">docker run </text:span><text:span text:style-name="T165">-it</text:span><text:span text:style-name="T166"> </text:span><text:span text:style-name="T167">busybox</text:span><text:span text:style-name="T166"> </text:span><text:span text:style-name="T168">sh</text:span></text:p>
          </table:table-cell>
          <table:table-cell table:style-name="ce105" office:value-type="string" calcext:value-type="string">
            <text:p><text:span text:style-name="T257">run a container with this window </text:span><text:span text:style-name="T258">connected to STDIN</text:span><text:span text:style-name="T139"> of a container and </text:span><text:span text:style-name="T259">linux terminal opened</text:span><text:span text:style-name="T139"> inside it (Ctrl+D or ‘exit’ to exit)</text:span></text:p>
          </table:table-cell>
          <table:table-cell table:number-columns-repeated="1022"/>
        </table:table-row>
        <table:table-row table:style-name="ro2">
          <table:table-cell table:style-name="ce157" office:value-type="string" calcext:value-type="string">
            <text:p>С ПОРТАМИ</text:p>
          </table:table-cell>
          <table:table-cell table:style-name="ce157"/>
          <table:table-cell table:number-columns-repeated="1022"/>
        </table:table-row>
        <table:table-row table:style-name="ro37">
          <table:table-cell table:style-name="ce105" office:value-type="string" calcext:value-type="string">
            <text:p><text:span text:style-name="T169">docker run</text:span><text:span text:style-name="T114"> </text:span><text:span text:style-name="T170">-p</text:span><text:span text:style-name="T114"> </text:span><text:span text:style-name="T170">8080</text:span><text:span text:style-name="T114">:8080 </text:span><text:span text:style-name="T128">&lt;image name or ID&gt;</text:span></text:p>
          </table:table-cell>
          <table:table-cell table:style-name="ce105" office:value-type="string" calcext:value-type="string">
            <text:p><text:span text:style-name="T252">Порты: </text:span><text:span text:style-name="T260">СНАРУЖИ</text:span><text:span text:style-name="T118">:ВНУТРИ.</text:span></text:p>
            <text:p><text:span text:style-name="T252">run a container with </text:span><text:span text:style-name="T261">redirecting incoming fetches</text:span><text:span text:style-name="T118"> on port … to a container. Second port is a port inside of a container for inside programs to listen.</text:span></text:p>
          </table:table-cell>
          <table:table-cell table:number-columns-repeated="1022"/>
        </table:table-row>
        <table:table-row table:style-name="ro2">
          <table:table-cell table:style-name="ce157" office:value-type="string" calcext:value-type="string">
            <text:p>самоликвидация контейнера</text:p>
          </table:table-cell>
          <table:table-cell table:style-name="ce157"/>
          <table:table-cell table:number-columns-repeated="1022"/>
        </table:table-row>
        <table:table-row table:style-name="ro20">
          <table:table-cell table:style-name="ce105" office:value-type="string" calcext:value-type="string">
            <text:p><text:span text:style-name="T110">docker run --name</text:span><text:span text:style-name="T114"> </text:span><text:span text:style-name="T171">&lt;имя контейнера&gt;</text:span><text:span text:style-name="T114"> </text:span><text:span text:style-name="T172">-d</text:span><text:span text:style-name="T126"> --rm </text:span><text:span text:style-name="T115">&lt;имя имаджа&gt;</text:span></text:p>
          </table:table-cell>
          <table:table-cell table:style-name="ce105" office:value-type="string" calcext:value-type="string">
            <text:p><text:span text:style-name="T262">- создать и запустить контейнер </text:span><text:span text:style-name="T216">фоном</text:span><text:span text:style-name="T203">, </text:span><text:span text:style-name="T236">который сам удалится после выполнения</text:span></text:p>
          </table:table-cell>
          <table:table-cell table:number-columns-repeated="1022"/>
        </table:table-row>
        <table:table-row table:style-name="ro6">
          <table:table-cell table:style-name="ce35" office:value-type="string" calcext:value-type="string">
            <text:p>docker run --rm --name &lt;имя контейнера&gt; -d -p 8080:8080 &lt;имя имаджа&gt;</text:p>
          </table:table-cell>
          <table:table-cell table:style-name="ce105" office:value-type="string" calcext:value-type="string">
            <text:p>то же самое с пробрасыванием порта 8080</text:p>
          </table:table-cell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157" office:value-type="string" calcext:value-type="string">
            <text:p>ВРЕМЕННЫЕ ЗОНЫ</text:p>
          </table:table-cell>
          <table:table-cell table:style-name="ce157"/>
          <table:table-cell table:number-columns-repeated="1022"/>
        </table:table-row>
        <table:table-row table:style-name="ro6">
          <table:table-cell table:style-name="ce35" office:value-type="string" calcext:value-type="string">
            <text:p><text:span text:style-name="T105">docker run --rm --name</text:span><text:span text:style-name="T109"> </text:span><text:span text:style-name="T173">&lt;имя контейнера&gt;</text:span><text:span text:style-name="T109"> -d -p 8080:8080 </text:span><text:span text:style-name="T174">-e TZ=Europe/Moscow</text:span><text:span text:style-name="T109"> &lt;имя имаджа&gt;</text:span></text:p>
          </table:table-cell>
          <table:table-cell table:style-name="ce35" office:value-type="string" calcext:value-type="string">
            <text:p><text:span text:style-name="T180">о же самое с декларацией переменной e, отвечающей за временную зону.</text:span></text:p>
          </table:table-cell>
          <table:table-cell table:number-columns-repeated="1022"/>
        </table:table-row>
        <table:table-row table:style-name="ro1" table:number-rows-repeated="2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102" office:value-type="string" calcext:value-type="string">
            <text:p>ХРАНЕНИЕ ДАННЫХ</text:p>
          </table:table-cell>
          <table:table-cell table:style-name="ce102"/>
          <table:table-cell table:number-columns-repeated="1022"/>
        </table:table-row>
        <table:table-row table:style-name="ro3">
          <table:table-cell table:style-name="ce158" office:value-type="string" calcext:value-type="string">
            <text:p><text:span text:style-name="T175">docker run --name</text:span> <text:span text:style-name="T176">&lt;имя контейнера&gt; </text:span>-<text:span text:style-name="T177">d</text:span> -<text:span text:style-name="T178">p</text:span> 8080:8080 -<text:span text:style-name="T179">e</text:span> <text:span text:style-name="T180">TZ</text:span>=<text:span text:style-name="T181">Europe</text:span>/<text:span text:style-name="T182">Moscow</text:span> <text:span text:style-name="T183">-v &lt;абсолютный путь на хостовой машине&gt;: &lt;абсолютный путь внутри контейнера</text:span><text:span text:style-name="T184">&gt; &lt;имя имаджа&gt;</text:span></text:p>
          </table:table-cell>
          <table:table-cell table:style-name="ce35" office:value-type="string" calcext:value-type="string">
            <text:p><text:span text:style-name="T244">монтирование папки для сохранения данных </text:span><text:span text:style-name="T91">внутри контейнера</text:span><text:span text:style-name="T90"> между запусками</text:span></text:p>
          </table:table-cell>
          <table:table-cell table:number-columns-repeated="1022"/>
        </table:table-row>
        <table:table-row table:style-name="ro35">
          <table:table-cell table:style-name="ce105" office:value-type="string" calcext:value-type="string">
            <text:p><text:span text:style-name="T185">docker run -p 3000:3000 </text:span><text:span text:style-name="T165">-v app/node_modules</text:span><text:span text:style-name="T186"> </text:span><text:span text:style-name="T187">-v $(pwd):/app</text:span><text:span text:style-name="T186"> </text:span><text:span text:style-name="T167">&lt;image ID&gt;</text:span></text:p>
          </table:table-cell>
          <table:table-cell table:style-name="ce105" office:value-type="string" calcext:value-type="string">
            <text:p><text:span text:style-name="T263">put a bookmark on a nod modules folder of a container (bookmark means «Don“t touch it, don“t reference, this folder works fine»)</text:span><text:span text:style-name="T118"> and </text:span><text:span text:style-name="T264">make reference of our (PWD — print working directory) workdir folder to a folder inside a container</text:span></text:p>
            <text:p><text:span text:style-name="T61">(we make a volume = refernce)</text:span></text:p>
          </table:table-cell>
          <table:table-cell table:number-columns-repeated="1022"/>
        </table:table-row>
        <table:table-row table:style-name="ro10">
          <table:table-cell table:style-name="ce105" office:value-type="string" calcext:value-type="string">
            <text:p><text:span text:style-name="T188">docker</text:span><text:span text:style-name="T189"> </text:span><text:span text:style-name="T190">run</text:span><text:span text:style-name="T191"> --</text:span><text:span text:style-name="T192">rm</text:span><text:span text:style-name="T193"> -</text:span><text:span text:style-name="T192">d</text:span><text:span text:style-name="T191"> -</text:span><text:span text:style-name="T190">p</text:span><text:span text:style-name="T194"> 27017: 27017 </text:span><text:span text:style-name="T190">mongo</text:span></text:p>
          </table:table-cell>
          <table:table-cell table:style-name="ce105" office:value-type="string" calcext:value-type="string">
            <text:p><text:span text:style-name="T61">запуск контейнера </text:span>Mongo из имаджа с Докер-библиотеки. <text:span text:style-name="T239">Временная</text:span> ДБ, которая <text:span text:style-name="T239">затрётся при выключении контейнера.</text:span></text:p>
          </table:table-cell>
          <table:table-cell table:number-columns-repeated="1022"/>
        </table:table-row>
        <table:table-row table:style-name="ro1">
          <table:table-cell table:style-name="ce105" table:number-columns-repeated="2"/>
          <table:table-cell table:number-columns-repeated="1022"/>
        </table:table-row>
        <table:table-row table:style-name="ro1">
          <table:table-cell table:style-name="ce105"/>
          <table:table-cell table:style-name="ce35"/>
          <table:table-cell table:number-columns-repeated="1022"/>
        </table:table-row>
        <table:table-row table:style-name="ro2">
          <table:table-cell table:style-name="ce157" office:value-type="string" calcext:value-type="string">
            <text:p>VOLUMES</text:p>
          </table:table-cell>
          <table:table-cell table:style-name="ce157"/>
          <table:table-cell table:number-columns-repeated="1022"/>
        </table:table-row>
        <table:table-row table:style-name="ro2">
          <table:table-cell table:style-name="ce105" office:value-type="string" calcext:value-type="string">
            <text:p><text:span text:style-name="T195">docker volume create</text:span><text:span text:style-name="T118"> </text:span><text:span text:style-name="T196">&lt;имя волюма&gt;</text:span></text:p>
          </table:table-cell>
          <table:table-cell table:style-name="ce105" office:value-type="string" calcext:value-type="string">
            <text:p>создать новый волюм (папку хранения данных)</text:p>
          </table:table-cell>
          <table:table-cell table:number-columns-repeated="1022"/>
        </table:table-row>
        <table:table-row table:style-name="ro6">
          <table:table-cell table:style-name="ce105" office:value-type="string" calcext:value-type="string">
            <text:p><text:span text:style-name="T197">docker volume ls</text:span></text:p>
          </table:table-cell>
          <table:table-cell table:style-name="ce105" office:value-type="string" calcext:value-type="string">
            <text:p>посмотреть имеющиеся волюмы (независимые от контейнеров папки хранения данных)</text:p>
          </table:table-cell>
          <table:table-cell table:number-columns-repeated="1022"/>
        </table:table-row>
        <table:table-row table:style-name="ro3">
          <table:table-cell table:style-name="ce105" office:value-type="string" calcext:value-type="string">
            <text:p><text:span text:style-name="T198">docker run --rm --name</text:span> &lt; имя контейнера &gt; <text:span text:style-name="T199">-d -p 8080:8080 -e TZ=Europe/Moscow -</text:span><text:span text:style-name="T200">v &lt;ИМЯ ВОЛЮМА&gt;: &lt;абсолютный путь внутри контейнера</text:span>&gt; &lt; имя имаджа &gt;</text:p>
          </table:table-cell>
          <table:table-cell table:style-name="ce105" office:value-type="string" calcext:value-type="string">
            <text:p>монтирование папки для сохранения данных <text:span text:style-name="T265">вне контейнера, в независимом Вольюме (папке).</text:span></text:p>
          </table:table-cell>
          <table:table-cell table:number-columns-repeated="1022"/>
        </table:table-row>
        <table:table-row table:style-name="ro1">
          <table:table-cell table:style-name="ce105" table:number-columns-repeated="2"/>
          <table:table-cell table:number-columns-repeated="1022"/>
        </table:table-row>
        <table:table-row table:style-name="ro1" table:number-rows-repeated="2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102" office:value-type="string" calcext:value-type="string">
            <text:p>Работа с функционирующим контейнером</text:p>
          </table:table-cell>
          <table:table-cell table:style-name="ce102"/>
          <table:table-cell table:number-columns-repeated="1022"/>
        </table:table-row>
        <table:table-row table:style-name="ro2">
          <table:table-cell table:style-name="ce159" office:value-type="string" calcext:value-type="string">
            <text:p>exec</text:p>
          </table:table-cell>
          <table:table-cell table:style-name="ce100" office:value-type="string" calcext:value-type="string">
            <text:p>даёт доступ к контейнеру и программам внутри</text:p>
          </table:table-cell>
          <table:table-cell table:number-columns-repeated="1022"/>
        </table:table-row>
        <table:table-row table:style-name="ro6">
          <table:table-cell table:style-name="ce35" office:value-type="string" calcext:value-type="string">
            <text:p><text:span text:style-name="T88">docker</text:span> exec -it &lt;container ID&gt; &lt;command&gt;</text:p>
          </table:table-cell>
          <table:table-cell table:style-name="ce35" office:value-type="string" calcext:value-type="string">
            <text:p><text:span text:style-name="T266">allows to provide input</text:span><text:span text:style-name="T109"> </text:span><text:span text:style-name="T106">with tips and help</text:span><text:span text:style-name="T109"> to STDIN and </text:span><text:span text:style-name="T267">send another command</text:span><text:span text:style-name="T109"> to a container</text:span>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<text:span text:style-name="T88">docker</text:span> exec -u 0 -it &lt;container ID&gt; /bin/bash</text:p>
          </table:table-cell>
          <table:table-cell table:style-name="ce35" office:value-type="string" calcext:value-type="string">
            <text:p>Подключиться к контейнеру от имени рута</text:p>
          </table:table-cell>
          <table:table-cell table:number-columns-repeated="1022"/>
        </table:table-row>
        <table:table-row table:style-name="ro6">
          <table:table-cell table:style-name="ce105" office:value-type="string" calcext:value-type="string">
            <text:p><text:span text:style-name="T201">docker exec -it </text:span><text:span text:style-name="T202">&lt;container ID&gt;</text:span><text:span text:style-name="T203"> </text:span><text:span text:style-name="T204">sh</text:span></text:p>
          </table:table-cell>
          <table:table-cell table:style-name="ce105" office:value-type="string" calcext:value-type="string">
            <text:p>opens a terminal INSIDE of a container for program to see your commands</text:p>
          </table:table-cell>
          <table:table-cell table:number-columns-repeated="1022"/>
        </table:table-row>
        <table:table-row table:style-name="ro2">
          <table:table-cell table:style-name="ce107" office:value-type="string" calcext:value-type="string">
            <text:p>docker exec -it <text:span text:style-name="T205">&lt;container ID&gt;</text:span> /bin/bash</text:p>
          </table:table-cell>
          <table:table-cell table:style-name="ce105" office:value-type="string" calcext:value-type="string">
            <text:p>то же самое: вызов баша внутри контейнера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<text:span text:style-name="T180">Ctrl+D or ‘exit’</text:span></text:p>
          </table:table-cell>
          <table:table-cell table:style-name="ce100" office:value-type="string" calcext:value-type="string">
            <text:p>to exit this inside-terminal</text:p>
          </table:table-cell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40">
          <table:table-cell table:style-name="ce105" office:value-type="string" calcext:value-type="string">
            <text:p><text:span text:style-name="T206">docker </text:span><text:span text:style-name="T99">commit</text:span><text:span text:style-name="T207"> </text:span><text:span text:style-name="T208">-c</text:span><text:span text:style-name="T207"> </text:span><text:span text:style-name="T209">„CMD [«redis-server»]“</text:span><text:span text:style-name="T207"> </text:span><text:span text:style-name="T210">&lt;ID of a container&gt;</text:span></text:p>
          </table:table-cell>
          <table:table-cell table:style-name="ce105" office:value-type="string" calcext:value-type="string">
            <text:p><text:span text:style-name="T61">Создаёт имадж из выбранного контейнера.</text:span></text:p>
            <text:p><text:span text:style-name="T61">То есть можно запустить контейнер, с ним поработать, внутри что-то настроить, переписать Main-омманды… и из этого сделать имадж.</text:span></text:p>
            <text:p/>
            <text:p><text:span text:style-name="T61">Именно так на каждом шагу делают Dockerfiles</text:span></text:p>
          </table:table-cell>
          <table:table-cell table:number-columns-repeated="1022"/>
        </table:table-row>
        <table:table-row table:style-name="ro38">
          <table:table-cell table:style-name="ce105" office:value-type="string" calcext:value-type="string">
            <text:p><text:span text:style-name="T98">docker </text:span><text:span text:style-name="T99">commit</text:span><text:span text:style-name="T211"> </text:span><text:span text:style-name="T212">5267e21d140</text:span><text:span text:style-name="T211"> </text:span><text:span text:style-name="T213">denis_v2</text:span><text:span text:style-name="T211">:</text:span><text:span text:style-name="T214">latest</text:span></text:p>
          </table:table-cell>
          <table:table-cell table:style-name="ce35"/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9">
          <table:table-cell table:style-name="ce35" office:value-type="string" calcext:value-type="string">
            <text:p><text:span text:style-name="T88">docker</text:span> <text:span text:style-name="T215">cp</text:span> foo.txt <text:span text:style-name="T101">mycontainer</text:span>:/foo.txt</text:p>
          </table:table-cell>
          <table:table-cell table:style-name="ce35" office:value-type="string" calcext:value-type="string">
            <text:p>Копировать файл В контейнер с хоста</text:p>
            <text:p/>
            <text:p>Окончания строк файла надо перевести в Unix-формат! Можно сделать в Notepad+ командой "edit→EOL Convesion → UNIX/OSX Format"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<text:span text:style-name="T88">docker</text:span> <text:span text:style-name="T215">cp</text:span> mycontainer:/foo.txt foo.txt</text:p>
          </table:table-cell>
          <table:table-cell table:style-name="ce35" office:value-type="string" calcext:value-type="string">
            <text:p>Копировать файл ИЗ контейнера на хост</text:p>
          </table:table-cell>
          <table:table-cell table:number-columns-repeated="1022"/>
        </table:table-row>
        <table:table-row table:style-name="ro6">
          <table:table-cell table:style-name="ce35" office:value-type="string" calcext:value-type="string">
            <text:p><text:span text:style-name="T88">docker</text:span> <text:span text:style-name="T215">cp</text:span> src/. mycontainer:/target</text:p>
            <text:p><text:span text:style-name="T88">docker</text:span> <text:span text:style-name="T215">cp</text:span> mycontainer:/src/. target</text:p>
          </table:table-cell>
          <table:table-cell table:style-name="ce35" office:value-type="string" calcext:value-type="string">
            <text:p>Копировать папку с хоста В контейнер.</text:p>
            <text:p>Копировать папку ИЗ контейнера на хост</text:p>
          </table:table-cell>
          <table:table-cell table:number-columns-repeated="1022"/>
        </table:table-row>
        <table:table-row table:style-name="ro1" table:number-rows-repeated="4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102" office:value-type="string" calcext:value-type="string">
            <text:p>Остановка</text:p>
          </table:table-cell>
          <table:table-cell table:style-name="ce102"/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20">
          <table:table-cell table:style-name="ce105" office:value-type="string" calcext:value-type="string">
            <text:p><text:span text:style-name="T161">docker </text:span><text:span text:style-name="T216">stop</text:span><text:span text:style-name="T123"> </text:span><text:span text:style-name="T202">&lt;name or ID of a container&gt;</text:span></text:p>
          </table:table-cell>
          <table:table-cell table:style-name="ce105" office:value-type="string" calcext:value-type="string">
            <text:p><text:span text:style-name="T268">stop </text:span><text:span text:style-name="T207">the work of a container giving it a time (10 seconds before kill command will come automatically) to cleanup and go to sleep</text:span></text:p>
          </table:table-cell>
          <table:table-cell table:number-columns-repeated="1022"/>
        </table:table-row>
        <table:table-row table:style-name="ro38">
          <table:table-cell table:style-name="ce105" office:value-type="string" calcext:value-type="string">
            <text:p><text:span text:style-name="T201">docker </text:span><text:span text:style-name="T204">kill</text:span><text:span text:style-name="T203"> </text:span><text:span text:style-name="T202">&lt;name or ID of a container&gt;</text:span></text:p>
          </table:table-cell>
          <table:table-cell table:style-name="ce105" office:value-type="string" calcext:value-type="string">
            <text:p><text:span text:style-name="T269">kill</text:span><text:span text:style-name="T138"> container </text:span><text:span text:style-name="T118">immediately</text:span></text:p>
          </table:table-cell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35" office:value-type="string" calcext:value-type="string">
            <text:p><text:span text:style-name="T88">docker</text:span> <text:span text:style-name="T217">stop</text:span> $(<text:span text:style-name="T88">docker</text:span> <text:span text:style-name="T215">ps</text:span> -a -q)</text:p>
          </table:table-cell>
          <table:table-cell table:style-name="ce35" office:value-type="string" calcext:value-type="string">
            <text:p>Остановить все контейнеры</text:p>
          </table:table-cell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1">
          <table:table-cell table:style-name="ce42" table:number-columns-repeated="2"/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102" office:value-type="string" calcext:value-type="string">
            <text:p>Удаление</text:p>
          </table:table-cell>
          <table:table-cell table:style-name="ce102"/>
          <table:table-cell table:number-columns-repeated="1022"/>
        </table:table-row>
        <table:table-row table:style-name="ro10">
          <table:table-cell table:style-name="ce159" office:value-type="string" calcext:value-type="string">
            <text:p>system prune</text:p>
          </table:table-cell>
          <table:table-cell table:style-name="ce105" office:value-type="string" calcext:value-type="string">
            <text:p>delete all stopped containers, all networks not used, all dangling images, build cache (any image, feched from docker hub)</text:p>
          </table:table-cell>
          <table:table-cell table:number-columns-repeated="1022"/>
        </table:table-row>
        <table:table-row table:style-name="ro1">
          <table:table-cell table:style-name="ce159"/>
          <table:table-cell table:style-name="ce105"/>
          <table:table-cell table:number-columns-repeated="1022"/>
        </table:table-row>
        <table:table-row table:style-name="ro2">
          <table:table-cell table:style-name="ce107" office:value-type="string" calcext:value-type="string">
            <text:p>docker<text:span text:style-name="T218"> </text:span><text:span text:style-name="T219">rm</text:span><text:span text:style-name="T220"> </text:span><text:span text:style-name="T221">&lt;ID контейнера или имя&gt;</text:span></text:p>
          </table:table-cell>
          <table:table-cell table:style-name="ce35" office:value-type="string" calcext:value-type="string">
            <text:p><text:span text:style-name="T244">остановить выполнение контейнера и </text:span><text:span text:style-name="T91">удалить</text:span><text:span text:style-name="T90"> его</text:span></text:p>
          </table:table-cell>
          <table:table-cell table:number-columns-repeated="1022"/>
        </table:table-row>
        <table:table-row table:style-name="ro2">
          <table:table-cell table:style-name="ce107" office:value-type="string" calcext:value-type="string">
            <text:p><text:span text:style-name="T222">docker rm</text:span><text:span text:style-name="T223"> $(</text:span><text:span text:style-name="T224">docker ps</text:span><text:span text:style-name="T220"> -</text:span><text:span text:style-name="T225">qa)</text:span></text:p>
          </table:table-cell>
          <table:table-cell table:style-name="ce105" office:value-type="string" calcext:value-type="string">
            <text:p>удалим все контейнеры.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<text:span text:style-name="T226">docker</text:span><text:span text:style-name="T227"> </text:span><text:span text:style-name="T228">rmi</text:span><text:span text:style-name="T227"> </text:span><text:span text:style-name="T229">&lt;имя имаджа&gt;</text:span></text:p>
          </table:table-cell>
          <table:table-cell table:style-name="ce105" office:value-type="string" calcext:value-type="string">
            <text:p>удалить имадж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<text:span text:style-name="T105">docker</text:span><text:span text:style-name="T109"> </text:span><text:span text:style-name="T107">rmi</text:span><text:span text:style-name="T109"> $(</text:span><text:span text:style-name="T230">docker images -q</text:span><text:span text:style-name="T109">)</text:span></text:p>
          </table:table-cell>
          <table:table-cell table:style-name="ce35" office:value-type="string" calcext:value-type="string">
            <text:p><text:span text:style-name="T180">показать ID всех имаджей и по ID все удалить</text:span></text:p>
          </table:table-cell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6">
          <table:table-cell table:style-name="ce35" office:value-type="string" calcext:value-type="string">
            <text:p><text:span text:style-name="T231">sudo docker rmi </text:span><text:span text:style-name="T232">$(</text:span><text:span text:style-name="T233">sudo docker images -f</text:span><text:span text:style-name="T232"> "dangling=true" -q)</text:span></text:p>
          </table:table-cell>
          <table:table-cell table:style-name="ce99" office:value-type="string" calcext:value-type="string">
            <text:p>удалить все нетегированные имаджи</text:p>
          </table:table-cell>
          <table:table-cell table:number-columns-repeated="1022"/>
        </table:table-row>
        <table:table-row table:style-name="ro1" table:number-rows-repeated="4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102" office:value-type="string" calcext:value-type="string">
            <text:p>Dockerfile</text:p>
          </table:table-cell>
          <table:table-cell table:style-name="ce102" office:value-type="string" calcext:value-type="string">
            <text:p>Файл, по которому собирается имадж</text:p>
          </table:table-cell>
          <table:table-cell table:number-columns-repeated="1022"/>
        </table:table-row>
        <table:table-row table:style-name="ro10">
          <table:table-cell table:style-name="ce35" office:value-type="string" calcext:value-type="string">
            <text:p><text:span text:style-name="T119">FROM python:3.6</text:span></text:p>
            <text:p><text:span text:style-name="T234">RUN mkdir -p </text:span><text:span text:style-name="T235">/usr/src/app/</text:span></text:p>
            <text:p><text:span text:style-name="T234">WORKDIR </text:span><text:span text:style-name="T235">/usr/src/app/</text:span></text:p>
          </table:table-cell>
          <table:table-cell table:style-name="ce100"/>
          <table:table-cell table:number-columns-repeated="1022"/>
        </table:table-row>
        <table:table-row table:style-name="ro6">
          <table:table-cell table:style-name="ce105" office:value-type="string" calcext:value-type="string">
            <text:p><text:span text:style-name="T161">COPY </text:span><text:span text:style-name="T236">.</text:span><text:span text:style-name="T123"> </text:span><text:span text:style-name="T237">/usr/src/app/</text:span></text:p>
          </table:table-cell>
          <table:table-cell table:style-name="ce100" office:value-type="string" calcext:value-type="string">
            <text:p>- <text:span text:style-name="T270">a path on our computer relatively to a build context</text:span> and <text:span text:style-name="T271">a path inside a container</text:span></text:p>
          </table:table-cell>
          <table:table-cell table:number-columns-repeated="1022"/>
        </table:table-row>
        <table:table-row table:style-name="ro6">
          <table:table-cell table:style-name="ce35" office:value-type="string" calcext:value-type="string">
            <text:p>RUN pip install --no-cache-dir -r requirements.txt</text:p>
            <text:p>EXPOSE 8080-декларирование порта</text:p>
          </table:table-cell>
          <table:table-cell table:style-name="ce100"/>
          <table:table-cell table:number-columns-repeated="1022"/>
        </table:table-row>
        <table:table-row table:style-name="ro6">
          <table:table-cell table:style-name="ce107" office:value-type="string" calcext:value-type="string">
            <text:p><text:span text:style-name="T61">CMD [“python”, “app.py”]</text:span></text:p>
          </table:table-cell>
          <table:table-cell table:style-name="ce35" office:value-type="string" calcext:value-type="string">
            <text:p><text:span text:style-name="T248">вместо CMD может быть </text:span><text:span text:style-name="T272">ENTRYPOINT [“python”, “app.py”]</text:span></text:p>
          </table:table-cell>
          <table:table-cell table:number-columns-repeated="1022"/>
        </table:table-row>
        <table:table-row table:style-name="ro6">
          <table:table-cell table:style-name="ce107" office:value-type="string" calcext:value-type="string">
            <text:p>ENV TZ Europe/Moscow</text:p>
          </table:table-cell>
          <table:table-cell table:style-name="ce164" office:value-type="string" calcext:value-type="string">
            <text:p>- установка временной зоны для виртуального окружения внутри контейнера</text:p>
          </table:table-cell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41">
          <table:table-cell table:style-name="ce35" office:value-type="string" calcext:value-type="string">
            <text:p><text:span text:style-name="T119">FROM python:3.8</text:span></text:p>
            <text:p><text:span text:style-name="T119">RUN mkdir -p /usr/src/app1/</text:span></text:p>
            <text:p><text:span text:style-name="T119">WORKDIR /usr/src/app1/</text:span></text:p>
            <text:p><text:span text:style-name="T119">COPY . /usr/src/app1/</text:span></text:p>
            <text:p><text:span text:style-name="T119">RUN pip install --no-cache-dir -r requirements.txt</text:span></text:p>
            <text:p><text:span text:style-name="T119">EXPOSE 8080</text:span></text:p>
            <text:p/>
            <text:p><text:span text:style-name="T119">ENTRYPOINT ["python"]</text:span></text:p>
            <text:p><text:span text:style-name="T119">CMD ["flask_app1.py"]</text:span></text:p>
          </table:table-cell>
          <table:table-cell table:style-name="ce35" office:value-type="string" calcext:value-type="string">
            <text:p>Сборка имаджа flask-приложения</text:p>
          </table:table-cell>
          <table:table-cell table:number-columns-repeated="1022"/>
        </table:table-row>
        <table:table-row table:style-name="ro1" table:number-rows-repeated="2">
          <table:table-cell table:style-name="ce35" table:number-columns-repeated="2"/>
          <table:table-cell table:number-columns-repeated="1022"/>
        </table:table-row>
        <table:table-row table:style-name="ro6">
          <table:table-cell table:style-name="ce102" office:value-type="string" calcext:value-type="string">
            <text:p>docker-compose</text:p>
          </table:table-cell>
          <table:table-cell table:style-name="ce102" office:value-type="string" calcext:value-type="string">
            <text:p>Инструкции по сборке и запуску нескольких имаджей/контенеров</text:p>
          </table:table-cell>
          <table:table-cell table:number-columns-repeated="1022"/>
        </table:table-row>
        <table:table-row table:style-name="ro41">
          <table:table-cell table:style-name="ce35" office:value-type="string" calcext:value-type="string">
            <text:p>version: '3'</text:p>
            <text:p>services:</text:p>
            <text:p>redis-server:</text:p>
            <text:p>image: 'redis'</text:p>
            <text:p>node-app:</text:p>
            <text:p>build: .</text:p>
            <text:p>restart: on-failure</text:p>
            <text:p>ports:</text:p>
            <text:p>- "4001:8081"</text:p>
          </table:table-cell>
          <table:table-cell table:style-name="ce35" office:value-type="string" calcext:value-type="string">
            <text:p>Запуск приложения и redis-сервера</text:p>
          </table:table-cell>
          <table:table-cell table:number-columns-repeated="1022"/>
        </table:table-row>
        <table:table-row table:style-name="ro42">
          <table:table-cell table:style-name="ce160" office:value-type="string" calcext:value-type="string">
            <text:p><text:a xlink:href="https://docs.docker.com/config/containers/start-containers-automatically/" xlink:type="simple">https://docs.docker.com/config/containers/start-containers-automatically/</text:a></text:p>
          </table:table-cell>
          <table:table-cell table:style-name="ce35" office:value-type="string" calcext:value-type="string">
            <text:p>Политики перезапуска</text:p>
          </table:table-cell>
          <table:table-cell table:number-columns-repeated="1022"/>
        </table:table-row>
        <table:table-row table:style-name="ro6">
          <table:table-cell table:style-name="ce35" office:value-type="string" calcext:value-type="string">
            <text:p><text:span text:style-name="T197">docker-compose</text:span> <text:span text:style-name="T215">up</text:span></text:p>
          </table:table-cell>
          <table:table-cell table:style-name="ce35" office:value-type="string" calcext:value-type="string">
            <text:p>Команда запуска композа всего, что указано в файле docker-compose.yml</text:p>
          </table:table-cell>
          <table:table-cell table:number-columns-repeated="1022"/>
        </table:table-row>
        <table:table-row table:style-name="ro1" table:number-rows-repeated="17">
          <table:table-cell table:style-name="ce35" table:number-columns-repeated="2"/>
          <table:table-cell table:number-columns-repeated="1022"/>
        </table:table-row>
        <table:table-row table:style-name="ro1" table:number-rows-repeated="10484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ndows_Server" table:style-name="ta3">
        <table:table-column table:style-name="co9" table:default-cell-style-name="ce45"/>
        <table:table-column table:style-name="co10" table:default-cell-style-name="ce45"/>
        <table:table-column table:style-name="co4" table:number-columns-repeated="1022" table:default-cell-style-name="ce45"/>
        <table:table-row table:style-name="ro1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36" office:value-type="string" calcext:value-type="string">
            <text:p>Windows Server</text:p>
          </table:table-cell>
          <table:table-cell table:style-name="ce36"/>
          <table:table-cell table:number-columns-repeated="1022"/>
        </table:table-row>
        <table:table-row table:style-name="ro9">
          <table:table-cell table:style-name="ce35"/>
          <table:table-cell table:style-name="ce35" office:value-type="string" calcext:value-type="string">
            <text:p>Docker на ГПН (Windows Server 2019) установлен по этой инструкции:</text:p>
            <text:p>https://itisgood.ru/2019/02/18/kak-zapustit-docker-containers-na-windows-server-2019/</text:p>
            <text:p/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shutdown -r</text:p>
          </table:table-cell>
          <table:table-cell table:style-name="ce35" office:value-type="string" calcext:value-type="string">
            <text:p>Перезапустить сервер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shutdown -r -t 60</text:p>
          </table:table-cell>
          <table:table-cell table:style-name="ce35" office:value-type="string" calcext:value-type="string">
            <text:p>Перезапустить сервер через 60 секунд</text:p>
          </table:table-cell>
          <table:table-cell table:number-columns-repeated="1022"/>
        </table:table-row>
        <table:table-row table:style-name="ro1" table:number-rows-repeated="3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36" office:value-type="string" calcext:value-type="string">
            <text:p>Windows 10</text:p>
          </table:table-cell>
          <table:table-cell table:style-name="ce36"/>
          <table:table-cell table:number-columns-repeated="1022"/>
        </table:table-row>
        <table:table-row table:style-name="ro10">
          <table:table-cell table:style-name="ce35" office:value-type="string" calcext:value-type="string">
            <text:p>powercfg.exe /hibernate off</text:p>
          </table:table-cell>
          <table:table-cell table:style-name="ce35" office:value-type="string" calcext:value-type="string">
            <text:p>Отключение режима гибернации (среднее между сном и выключением, когда все текущие данные сохраняются и при включении работа продолжается)</text:p>
          </table:table-cell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35" office:value-type="string" calcext:value-type="string">
            <text:p>Планировщик задач</text:p>
          </table:table-cell>
          <table:table-cell table:style-name="ce135" office:value-type="string" calcext:value-type="string">
            <text:p><text:a xlink:href="https://youtu.be/DVUlkU2AxgQ" xlink:type="simple">https://youtu.be/DVUlkU2AxgQ</text:a></text:p>
          </table:table-cell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6">
          <table:table-cell table:style-name="ce35" office:value-type="string" calcext:value-type="string">
            <text:p>cls</text:p>
          </table:table-cell>
          <table:table-cell table:style-name="ce35" office:value-type="string" calcext:value-type="string">
            <text:p>Очистить экран консоли. </text:p>
            <text:p>Аналог clear в Linux</text:p>
          </table:table-cell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6">
          <table:table-cell table:style-name="ce36" office:value-type="string" calcext:value-type="string">
            <text:p>Добавляем пути в PATH</text:p>
          </table:table-cell>
          <table:table-cell table:style-name="ce36" office:value-type="string" calcext:value-type="string">
            <text:p><text:a xlink:href="https://docs.microsoft.com/ru-ru/previous-versions/office/developer/sharepoint-2010/ee537574(v=office.14" xlink:type="simple">https://docs.microsoft.com/ru-ru/previous-versions/office/developer/sharepoint-2010/ee537574(v=office.14</text:a>)</text:p>
          </table:table-cell>
          <table:table-cell table:number-columns-repeated="1022"/>
        </table:table-row>
        <table:table-row table:style-name="ro43">
          <table:table-cell table:style-name="ce35" office:value-type="string" calcext:value-type="string">
            <text:p>В меню "Пуск" щелкните правой кнопкой мыши пункт "Компьютер".</text:p>
            <text:p/>
            <text:p>-&gt; "Свойства" -&gt;</text:p>
            <text:p><text:span text:style-name="T273">В диалоговом окне "</text:span><text:span text:style-name="T274">Система</text:span><text:span text:style-name="T275">" → "Дополнительные параметры системы".</text:span></text:p>
            <text:p/>
          </table:table-cell>
          <table:table-cell table:style-name="ce35" office:value-type="string" calcext:value-type="string">
            <text:p>Как вариант, в "Систему" можно зайти из "Настройки параметров компьютера" — обычную панель параметров</text:p>
          </table:table-cell>
          <table:table-cell table:number-columns-repeated="1022"/>
        </table:table-row>
        <table:table-row table:style-name="ro44">
          <table:table-cell table:style-name="ce35" office:value-type="string" calcext:value-type="string">
            <text:p><text:span text:style-name="T273">-&gt; На вкладке "О программе" диалогового окна "Свойства системы" -&gt; "</text:span><text:span text:style-name="T274">Переменные среды</text:span><text:span text:style-name="T275">".</text:span></text:p>
            <text:p><text:span text:style-name="T14">-&gt; "Системные переменные"</text:span></text:p>
            <text:p><text:span text:style-name="T14">-&gt; прокрутите список до переменной Path, а затем выберите ее.</text:span></text:p>
            <text:p/>
            <text:p><text:span text:style-name="T14">"Изменить" в этом диалоговом окне.</text:span></text:p>
            <text:p/>
          </table:table-cell>
          <table:table-cell table:style-name="ce35"/>
          <table:table-cell table:number-columns-repeated="1022"/>
        </table:table-row>
        <table:table-row table:style-name="ro45">
          <table:table-cell table:style-name="ce35" office:value-type="string" calcext:value-type="string">
            <text:p><text:span text:style-name="T14">Добавляем папку, в которой лежат exe-шники,</text:span></text:p>
            <text:p/>
            <text:p><text:span text:style-name="T14">жмём "ОК"</text:span></text:p>
          </table:table-cell>
          <table:table-cell table:style-name="ce35"/>
          <table:table-cell table:number-columns-repeated="1022"/>
        </table:table-row>
        <table:table-row table:style-name="ro1" table:number-rows-repeated="6">
          <table:table-cell table:style-name="ce35" table:number-columns-repeated="2"/>
          <table:table-cell table:number-columns-repeated="102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rtualBox" table:style-name="ta4">
        <table:table-column table:style-name="co11" table:number-columns-repeated="2" table:default-cell-style-name="Default"/>
        <table:table-row table:style-name="ro2">
          <table:table-cell table:style-name="ce36" office:value-type="string" calcext:value-type="string">
            <text:p>Важные удобные штуки</text:p>
          </table:table-cell>
          <table:table-cell table:style-name="ce36"/>
        </table:table-row>
        <table:table-row table:style-name="ro2">
          <table:table-cell table:style-name="ce62" office:value-type="string" calcext:value-type="string">
            <text:p>Устройства — Общий буфер обмена — Двунаправленный</text:p>
          </table:table-cell>
          <table:table-cell table:style-name="ce62" office:value-type="string" calcext:value-type="string">
            <text:p>Включить общий буфер обмена со внешней машиной!</text:p>
          </table:table-cell>
        </table:table-row>
        <table:table-row table:style-name="ro2">
          <table:table-cell table:style-name="ce62" office:value-type="string" calcext:value-type="string">
            <text:p>Устройства — Функция Drag&amp;Drop — Двунаправленный</text:p>
          </table:table-cell>
          <table:table-cell table:style-name="ce62"/>
        </table:table-row>
        <table:table-row table:style-name="ro1" table:number-rows-repeated="2">
          <table:table-cell table:style-name="ce62" table:number-columns-repeated="2"/>
        </table:table-row>
        <table:table-row table:style-name="ro2">
          <table:table-cell table:style-name="ce36" office:value-type="string" calcext:value-type="string">
            <text:p>УСТАНОВКА ДОПОЛНЕНИЙ НА VBOX для открытия общих папок</text:p>
          </table:table-cell>
          <table:table-cell table:style-name="ce36"/>
        </table:table-row>
        <table:table-row table:style-name="ro3">
          <table:table-cell table:style-name="ce35" office:value-type="string" calcext:value-type="string">
            <text:p>В VB настраиваем общие папки и затем проводим следующие команды:</text:p>
            <text:p>http://the-komp.ru/virtualbox-dopolneniya-gostevoj-os.html</text:p>
            <text:p/>
            <text:p>https://qna.habr.com/q/466840</text:p>
          </table:table-cell>
          <table:table-cell table:style-name="ce35" office:value-type="string" calcext:value-type="string">
            <text:p>если папки не устанавливаются с ошибкой "Kernel Headers Not Found For Target Kernel Error Steps"</text:p>
            <text:p><text:a xlink:href="https://www.dev2qa.com/how-to-resolve-virtualbox-guest-additions-kernel-headers-not-found-for-target-kernel-error/" xlink:type="simple">https://www.dev2qa.com/how-to-resolve-virtualbox-guest-additions-kernel-headers-not-found-for-target-kernel-error/</text:a></text:p>
          </table:table-cell>
        </table:table-row>
        <table:table-row table:style-name="ro10">
          <table:table-cell table:style-name="ce35" office:value-type="string" calcext:value-type="string">
            <text:p>cd /media/cdrom</text:p>
          </table:table-cell>
          <table:table-cell table:style-name="ce35" office:value-type="string" calcext:value-type="string">
            <text:p>- или немного по-другому - перейти в сд-ром, перед уэтим через меню Vbox монтирвоав сд-ром с дополнениями</text:p>
            <text:p/>
          </table:table-cell>
        </table:table-row>
        <table:table-row table:style-name="ro24">
          <table:table-cell table:style-name="ce35" office:value-type="string" calcext:value-type="string">
            <text:p><text:span text:style-name="T51">sudo sh ./VBoxLinuxAdditions.run</text:span></text:p>
            <text:p><text:span text:style-name="T51">sudo adduser username vboxsf</text:span></text:p>
            <text:p><text:span text:style-name="T51">sudo reboot</text:span></text:p>
          </table:table-cell>
          <table:table-cell table:style-name="ce35"/>
        </table:table-row>
        <table:table-row table:style-name="ro1">
          <table:table-cell table:style-name="ce36" table:number-columns-repeated="2"/>
        </table:table-row>
        <table:table-row table:style-name="ro6">
          <table:table-cell table:style-name="ce37" office:value-type="string" calcext:value-type="string">
            <text:p>genisoimage -o output_image.iso directory_name</text:p>
          </table:table-cell>
          <table:table-cell table:style-name="ce37" office:value-type="string" calcext:value-type="string">
            <text:p>Создание iso-образа из папки.</text:p>
            <text:p>Его можно смонтировать в VirtualBox и так передать файлы</text:p>
          </table:table-cell>
        </table:table-row>
        <table:table-row table:style-name="ro1" table:number-rows-repeated="2">
          <table:table-cell table:style-name="ce35" table:number-columns-repeated="2"/>
        </table:table-row>
        <table:table-row table:style-name="ro1" table:number-rows-repeated="1048562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5" svg:font-family="Calibri"/>
    <style:font-face style:name="Calibri1" svg:font-family="Calibri1"/>
    <style:font-face style:name="Calibri2" svg:font-family="Calibri2"/>
    <style:font-face style:name="Calibri3" svg:font-family="Calibri3"/>
    <style:font-face style:name="Consolas2" svg:font-family="Consolas"/>
    <style:font-face style:name="Consolas1" svg:font-family="Consolas1"/>
    <style:font-face style:name="F" svg:font-family="F"/>
    <style:font-face style:name="Liberation Sans3" svg:font-family="'Liberation Sans'"/>
    <style:font-face style:name="Liberation Sans1" svg:font-family="'Liberation Sans1'"/>
    <style:font-face style:name="Liberation Sans2" svg:font-family="'Liberation Sans2'"/>
    <style:font-face style:name="SFMono-Regular" svg:font-family="SFMono-Regular, Consolas"/>
    <style:font-face style:name="Verdana" svg:font-family="Verdana"/>
    <style:font-face style:name="Verdana1" svg:font-family="Verdana1"/>
    <style:font-face style:name="inherit" svg:font-family="inherit"/>
    <style:font-face style:name="Consolas" svg:font-family="Consolas" style:font-family-generic="modern"/>
    <style:font-face style:name="Calibri" svg:font-family="Calibri" style:font-family-generic="swiss"/>
    <style:font-face style:name="Calibri4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9">00.00.0000</text:date>, <text:time style:data-style-name="N2" text:time-value="13:16:24.820540512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1-05-13T07:37:26Z</meta:creation-date>
    <dc:date>2022-04-29T22:13:48.550815172</dc:date>
    <meta:editing-cycles>647</meta:editing-cycles>
    <meta:editing-duration>P2DT13H47M39S</meta:editing-duration>
    <meta:document-statistic meta:table-count="5" meta:cell-count="880" meta:object-count="0"/>
  </office:meta>
</office:document-meta>
</file>